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1862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0.8354in"/>
    </style:style>
    <style:style style:name="co5" style:family="table-column">
      <style:table-column-properties fo:break-before="auto" style:column-width="0.7134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4701in"/>
    </style:style>
    <style:style style:name="co8" style:family="table-column">
      <style:table-column-properties fo:break-before="auto" style:column-width="1.4953in"/>
    </style:style>
    <style:style style:name="co9" style:family="table-column">
      <style:table-column-properties fo:break-before="auto" style:column-width="1.2701in"/>
    </style:style>
    <style:style style:name="co10" style:family="table-column">
      <style:table-column-properties fo:break-before="auto" style:column-width="1.1311in"/>
    </style:style>
    <style:style style:name="co11" style:family="table-column">
      <style:table-column-properties fo:break-before="auto" style:column-width="1.3571in"/>
    </style:style>
    <style:style style:name="co12" style:family="table-column">
      <style:table-column-properties fo:break-before="auto" style:column-width="1.4571in"/>
    </style:style>
    <style:style style:name="co13" style:family="table-column">
      <style:table-column-properties fo:break-before="auto" style:column-width="1.4654in"/>
    </style:style>
    <style:style style:name="co14" style:family="table-column">
      <style:table-column-properties fo:break-before="auto" style:column-width="1.6909in"/>
    </style:style>
    <style:style style:name="co15" style:family="table-column">
      <style:table-column-properties fo:break-before="auto" style:column-width="2in"/>
    </style:style>
    <style:style style:name="co16" style:family="table-column">
      <style:table-column-properties fo:break-before="auto" style:column-width="1.5236in"/>
    </style:style>
    <style:style style:name="co17" style:family="table-column">
      <style:table-column-properties fo:break-before="auto" style:column-width="2.1508in"/>
    </style:style>
    <style:style style:name="co18" style:family="table-column">
      <style:table-column-properties fo:break-before="auto" style:column-width="1.8752in"/>
    </style:style>
    <style:style style:name="co19" style:family="table-column">
      <style:table-column-properties fo:break-before="auto" style:column-width="0.972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1.2646in"/>
    </style:style>
    <style:style style:name="co22" style:family="table-column">
      <style:table-column-properties fo:break-before="auto" style:column-width="1.9634in"/>
    </style:style>
    <style:style style:name="co23" style:family="table-column">
      <style:table-column-properties fo:break-before="auto" style:column-width="1.5154in"/>
    </style:style>
    <style:style style:name="co24" style:family="table-column">
      <style:table-column-properties fo:break-before="auto" style:column-width="1.1063in"/>
    </style:style>
    <style:style style:name="co25" style:family="table-column">
      <style:table-column-properties fo:break-before="auto" style:column-width="0.7634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14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 office:value-type="string" calcext:value-type="string">
            <text:p>Day</text:p>
          </table:table-cell>
          <table:table-cell table:style-name="Default" office:value-type="string" calcext:value-type="string">
            <text:p>daily_new_cases</text:p>
          </table:table-cell>
          <table:table-cell table:style-name="Default" office:value-type="string" calcext:value-type="string">
            <text:p>daily_recovered_cases</text:p>
          </table:table-cell>
          <table:table-cell table:style-name="Default" office:value-type="string" calcext:value-type="string">
            <text:p>new_deaths</text:p>
          </table:table-cell>
          <table:table-cell table:style-name="Default" office:value-type="string" calcext:value-type="string">
            <text:p>infectious</text:p>
          </table:table-cell>
          <table:table-cell office:value-type="string" calcext:value-type="string">
            <text:p>cumulative_cases</text:p>
          </table:table-cell>
          <table:table-cell office:value-type="string" calcext:value-type="string">
            <text:p>cumulative_infectious</text:p>
          </table:table-cell>
          <table:table-cell office:value-type="string" calcext:value-type="string">
            <text:p>cumulative_recovered</text:p>
          </table:table-cell>
          <table:table-cell office:value-type="string" calcext:value-type="string">
            <text:p>cumulative_deaths</text:p>
          </table:table-cell>
          <table:table-cell office:value-type="string" calcext:value-type="string">
            <text:p>school_closures</text:p>
          </table:table-cell>
          <table:table-cell office:value-type="string" calcext:value-type="string">
            <text:p>workplace_closures</text:p>
          </table:table-cell>
          <table:table-cell office:value-type="string" calcext:value-type="string">
            <text:p>cancel_public_events</text:p>
          </table:table-cell>
          <table:table-cell office:value-type="string" calcext:value-type="string">
            <text:p>restriction_gatherings</text:p>
          </table:table-cell>
          <table:table-cell office:value-type="string" calcext:value-type="string">
            <text:p>stay_home_requirements</text:p>
          </table:table-cell>
          <table:table-cell office:value-type="string" calcext:value-type="string">
            <text:p>facial_coverings</text:p>
          </table:table-cell>
          <table:table-cell office:value-type="string" calcext:value-type="string">
            <text:p>public_information_campaigns</text:p>
          </table:table-cell>
          <table:table-cell office:value-type="string" calcext:value-type="string">
            <text:p>close_public_transport</text:p>
          </table:table-cell>
          <table:table-cell office:value-type="string" calcext:value-type="string">
            <text:p>restrictions_internal_movements</text:p>
          </table:table-cell>
          <table:table-cell office:value-type="string" calcext:value-type="string">
            <text:p>international_travel_controls</text:p>
          </table:table-cell>
          <table:table-cell office:value-type="string" calcext:value-type="string">
            <text:p>testing_policy</text:p>
          </table:table-cell>
          <table:table-cell office:value-type="string" calcext:value-type="string">
            <text:p>contact_tracing</text:p>
          </table:table-cell>
          <table:table-cell office:value-type="string" calcext:value-type="string">
            <text:p>vaccination_policy</text:p>
          </table:table-cell>
          <table:table-cell office:value-type="string" calcext:value-type="string">
            <text:p>childhood_vaccine_availability</text:p>
          </table:table-cell>
          <table:table-cell office:value-type="string" calcext:value-type="string">
            <text:p>vaccine_eligibility_age</text:p>
          </table:table-cell>
          <table:table-cell office:value-type="string" calcext:value-type="string">
            <text:p>income_support</text:p>
          </table:table-cell>
          <table:table-cell office:value-type="string" calcext:value-type="string">
            <text:p>debt_relief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table:style-name="Default" table:number-columns-repeated="4"/>
          <table:table-cell office:value-type="float" office:value="0.839701" calcext:value-type="float">
            <text:p>0.839701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824383" calcext:value-type="float">
            <text:p>0.824383</text:p>
          </table:table-cell>
          <table:table-cell office:value-type="float" office:value="0.006428" calcext:value-type="float">
            <text:p>0.006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table:formula="of:=[.F3]-[.F2]" office:value-type="float" office:value="0.0000189999999999912" calcext:value-type="float">
            <text:p>0.000019</text:p>
          </table:table-cell>
          <table:table-cell table:formula="of:=[.H3]-[.H2]" office:value-type="float" office:value="0.0000100000000000655" calcext:value-type="float">
            <text:p>0.000010</text:p>
          </table:table-cell>
          <table:table-cell table:formula="of:=[.I3]-[.I2]" office:value-type="float" office:value="0" calcext:value-type="float">
            <text:p>0.000000</text:p>
          </table:table-cell>
          <table:table-cell table:formula="of:=[.G3]-[.G2]" office:value-type="float" office:value="0.00000900000000000033" calcext:value-type="float">
            <text:p>0.000009</text:p>
          </table:table-cell>
          <table:table-cell office:value-type="float" office:value="0.83972" calcext:value-type="float">
            <text:p>0.83972</text:p>
          </table:table-cell>
          <table:table-cell office:value-type="float" office:value="0.008899" calcext:value-type="float">
            <text:p>0.008899</text:p>
          </table:table-cell>
          <table:table-cell office:value-type="float" office:value="0.824393" calcext:value-type="float">
            <text:p>0.824393</text:p>
          </table:table-cell>
          <table:table-cell office:value-type="float" office:value="0.006428" calcext:value-type="float">
            <text:p>0.006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table:formula="of:=[.F4]-[.F3]" office:value-type="float" office:value="0.0000269999999999992" calcext:value-type="float">
            <text:p>0.000027</text:p>
          </table:table-cell>
          <table:table-cell table:formula="of:=[.H4]-[.H3]" office:value-type="float" office:value="0.0000449999999999617" calcext:value-type="float">
            <text:p>0.000045</text:p>
          </table:table-cell>
          <table:table-cell table:formula="of:=[.I4]-[.I3]" office:value-type="float" office:value="-0.00000099999999999927" calcext:value-type="float">
            <text:p>-0.000001</text:p>
          </table:table-cell>
          <table:table-cell table:formula="of:=[.G4]-[.G3]" office:value-type="float" office:value="-0.0000170000000000014" calcext:value-type="float">
            <text:p>-0.000017</text:p>
          </table:table-cell>
          <table:table-cell office:value-type="float" office:value="0.839747" calcext:value-type="float">
            <text:p>0.839747</text:p>
          </table:table-cell>
          <table:table-cell office:value-type="float" office:value="0.008882" calcext:value-type="float">
            <text:p>0.008882</text:p>
          </table:table-cell>
          <table:table-cell office:value-type="float" office:value="0.824438" calcext:value-type="float">
            <text:p>0.824438</text:p>
          </table:table-cell>
          <table:table-cell office:value-type="float" office:value="0.006427" calcext:value-type="float">
            <text:p>0.0064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table:formula="of:=[.F5]-[.F4]" office:value-type="float" office:value="0.0000219999999999665" calcext:value-type="float">
            <text:p>0.000022</text:p>
          </table:table-cell>
          <table:table-cell table:formula="of:=[.H5]-[.H4]" office:value-type="float" office:value="0.000012000000000012" calcext:value-type="float">
            <text:p>0.000012</text:p>
          </table:table-cell>
          <table:table-cell table:formula="of:=[.I5]-[.I4]" office:value-type="float" office:value="0" calcext:value-type="float">
            <text:p>0.000000</text:p>
          </table:table-cell>
          <table:table-cell table:formula="of:=[.G5]-[.G4]" office:value-type="float" office:value="0.0000100000000000013" calcext:value-type="float">
            <text:p>0.000010</text:p>
          </table:table-cell>
          <table:table-cell office:value-type="float" office:value="0.839769" calcext:value-type="float">
            <text:p>0.839769</text:p>
          </table:table-cell>
          <table:table-cell office:value-type="float" office:value="0.008892" calcext:value-type="float">
            <text:p>0.00889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06427" calcext:value-type="float">
            <text:p>0.0064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table:formula="of:=[.F6]-[.F5]" office:value-type="float" office:value="0.0000609999999999777" calcext:value-type="float">
            <text:p>0.000061</text:p>
          </table:table-cell>
          <table:table-cell table:formula="of:=[.H6]-[.H5]" office:value-type="float" office:value="0.00000900000000003676" calcext:value-type="float">
            <text:p>0.000009</text:p>
          </table:table-cell>
          <table:table-cell table:formula="of:=[.I6]-[.I5]" office:value-type="float" office:value="0" calcext:value-type="float">
            <text:p>0.000000</text:p>
          </table:table-cell>
          <table:table-cell table:formula="of:=[.G6]-[.G5]" office:value-type="float" office:value="0.000052" calcext:value-type="float">
            <text:p>0.000052</text:p>
          </table:table-cell>
          <table:table-cell office:value-type="float" office:value="0.83983" calcext:value-type="float">
            <text:p>0.83983</text:p>
          </table:table-cell>
          <table:table-cell office:value-type="float" office:value="0.008944" calcext:value-type="float">
            <text:p>0.008944</text:p>
          </table:table-cell>
          <table:table-cell office:value-type="float" office:value="0.824459" calcext:value-type="float">
            <text:p>0.824459</text:p>
          </table:table-cell>
          <table:table-cell office:value-type="float" office:value="0.006427" calcext:value-type="float">
            <text:p>0.0064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table:formula="of:=[.F7]-[.F6]" office:value-type="float" office:value="0.0000370000000000648" calcext:value-type="float">
            <text:p>0.000037</text:p>
          </table:table-cell>
          <table:table-cell table:formula="of:=[.H7]-[.H6]" office:value-type="float" office:value="0.0000859999999999195" calcext:value-type="float">
            <text:p>0.000086</text:p>
          </table:table-cell>
          <table:table-cell table:formula="of:=[.I7]-[.I6]" office:value-type="float" office:value="0" calcext:value-type="float">
            <text:p>0.000000</text:p>
          </table:table-cell>
          <table:table-cell table:formula="of:=[.G7]-[.G6]" office:value-type="float" office:value="-0.0000490000000000004" calcext:value-type="float">
            <text:p>-0.000049</text:p>
          </table:table-cell>
          <table:table-cell office:value-type="float" office:value="0.839867" calcext:value-type="float">
            <text:p>0.839867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.824545" calcext:value-type="float">
            <text:p>0.824545</text:p>
          </table:table-cell>
          <table:table-cell office:value-type="float" office:value="0.006427" calcext:value-type="float">
            <text:p>0.0064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table:formula="of:=[.F8]-[.F7]" office:value-type="float" office:value="0.000122999999999984" calcext:value-type="float">
            <text:p>0.000123</text:p>
          </table:table-cell>
          <table:table-cell table:formula="of:=[.H8]-[.H7]" office:value-type="float" office:value="0.0000379999999999825" calcext:value-type="float">
            <text:p>0.000038</text:p>
          </table:table-cell>
          <table:table-cell table:formula="of:=[.I8]-[.I7]" office:value-type="float" office:value="0" calcext:value-type="float">
            <text:p>0.000000</text:p>
          </table:table-cell>
          <table:table-cell table:formula="of:=[.G8]-[.G7]" office:value-type="float" office:value="0.000085" calcext:value-type="float">
            <text:p>0.000085</text:p>
          </table:table-cell>
          <table:table-cell office:value-type="float" office:value="0.83999" calcext:value-type="float">
            <text:p>0.83999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824583" calcext:value-type="float">
            <text:p>0.824583</text:p>
          </table:table-cell>
          <table:table-cell office:value-type="float" office:value="0.006427" calcext:value-type="float">
            <text:p>0.0064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table:formula="of:=[.F9]-[.F8]" office:value-type="float" office:value="0.0000890000000000057" calcext:value-type="float">
            <text:p>0.000089</text:p>
          </table:table-cell>
          <table:table-cell table:formula="of:=[.H9]-[.H8]" office:value-type="float" office:value="0.0000100000000000655" calcext:value-type="float">
            <text:p>0.000010</text:p>
          </table:table-cell>
          <table:table-cell table:formula="of:=[.I9]-[.I8]" office:value-type="float" office:value="0.00000099999999999927" calcext:value-type="float">
            <text:p>0.000001</text:p>
          </table:table-cell>
          <table:table-cell table:formula="of:=[.G9]-[.G8]" office:value-type="float" office:value="0.0000779999999999999" calcext:value-type="float">
            <text:p>0.000078</text:p>
          </table:table-cell>
          <table:table-cell office:value-type="float" office:value="0.840079" calcext:value-type="float">
            <text:p>0.840079</text:p>
          </table:table-cell>
          <table:table-cell office:value-type="float" office:value="0.009058" calcext:value-type="float">
            <text:p>0.009058</text:p>
          </table:table-cell>
          <table:table-cell office:value-type="float" office:value="0.824593" calcext:value-type="float">
            <text:p>0.824593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table:formula="of:=[.F10]-[.F9]" office:value-type="float" office:value="0.000145999999999979" calcext:value-type="float">
            <text:p>0.000146</text:p>
          </table:table-cell>
          <table:table-cell table:formula="of:=[.H10]-[.H9]" office:value-type="float" office:value="0.0000249999999999417" calcext:value-type="float">
            <text:p>0.000025</text:p>
          </table:table-cell>
          <table:table-cell table:formula="of:=[.I10]-[.I9]" office:value-type="float" office:value="0" calcext:value-type="float">
            <text:p>0.000000</text:p>
          </table:table-cell>
          <table:table-cell table:formula="of:=[.G10]-[.G9]" office:value-type="float" office:value="0.000121" calcext:value-type="float">
            <text:p>0.000121</text:p>
          </table:table-cell>
          <table:table-cell office:value-type="float" office:value="0.840225" calcext:value-type="float">
            <text:p>0.840225</text:p>
          </table:table-cell>
          <table:table-cell office:value-type="float" office:value="0.009179" calcext:value-type="float">
            <text:p>0.009179</text:p>
          </table:table-cell>
          <table:table-cell office:value-type="float" office:value="0.824618" calcext:value-type="float">
            <text:p>0.824618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table:formula="of:=[.F11]-[.F10]" office:value-type="float" office:value="0.000218999999999969" calcext:value-type="float">
            <text:p>0.000219</text:p>
          </table:table-cell>
          <table:table-cell table:formula="of:=[.H11]-[.H10]" office:value-type="float" office:value="0.0000410000000000688" calcext:value-type="float">
            <text:p>0.000041</text:p>
          </table:table-cell>
          <table:table-cell table:formula="of:=[.I11]-[.I10]" office:value-type="float" office:value="0.00000100000000000013" calcext:value-type="float">
            <text:p>0.000001</text:p>
          </table:table-cell>
          <table:table-cell table:formula="of:=[.G11]-[.G10]" office:value-type="float" office:value="0.000177" calcext:value-type="float">
            <text:p>0.000177</text:p>
          </table:table-cell>
          <table:table-cell office:value-type="float" office:value="0.840444" calcext:value-type="float">
            <text:p>0.840444</text:p>
          </table:table-cell>
          <table:table-cell office:value-type="float" office:value="0.009356" calcext:value-type="float">
            <text:p>0.009356</text:p>
          </table:table-cell>
          <table:table-cell office:value-type="float" office:value="0.824659" calcext:value-type="float">
            <text:p>0.824659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table:formula="of:=[.F12]-[.F11]" office:value-type="float" office:value="0.000194000000000027" calcext:value-type="float">
            <text:p>0.000194</text:p>
          </table:table-cell>
          <table:table-cell table:formula="of:=[.H12]-[.H11]" office:value-type="float" office:value="0.000016000000000016" calcext:value-type="float">
            <text:p>0.000016</text:p>
          </table:table-cell>
          <table:table-cell table:formula="of:=[.I12]-[.I11]" office:value-type="float" office:value="0" calcext:value-type="float">
            <text:p>0.000000</text:p>
          </table:table-cell>
          <table:table-cell table:formula="of:=[.G12]-[.G11]" office:value-type="float" office:value="0.000178000000000001" calcext:value-type="float">
            <text:p>0.000178</text:p>
          </table:table-cell>
          <table:table-cell office:value-type="float" office:value="0.840638" calcext:value-type="float">
            <text:p>0.840638</text:p>
          </table:table-cell>
          <table:table-cell office:value-type="float" office:value="0.009534" calcext:value-type="float">
            <text:p>0.009534</text:p>
          </table:table-cell>
          <table:table-cell office:value-type="float" office:value="0.824675" calcext:value-type="float">
            <text:p>0.824675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table:formula="of:=[.F13]-[.F12]" office:value-type="float" office:value="0.000184999999999991" calcext:value-type="float">
            <text:p>0.000185</text:p>
          </table:table-cell>
          <table:table-cell table:formula="of:=[.H13]-[.H12]" office:value-type="float" office:value="0.0000149999999999872" calcext:value-type="float">
            <text:p>0.000015</text:p>
          </table:table-cell>
          <table:table-cell table:formula="of:=[.I13]-[.I12]" office:value-type="float" office:value="0" calcext:value-type="float">
            <text:p>0.000000</text:p>
          </table:table-cell>
          <table:table-cell table:formula="of:=[.G13]-[.G12]" office:value-type="float" office:value="0.00017" calcext:value-type="float">
            <text:p>0.000170</text:p>
          </table:table-cell>
          <table:table-cell office:value-type="float" office:value="0.840823" calcext:value-type="float">
            <text:p>0.840823</text:p>
          </table:table-cell>
          <table:table-cell office:value-type="float" office:value="0.009704" calcext:value-type="float">
            <text:p>0.009704</text:p>
          </table:table-cell>
          <table:table-cell office:value-type="float" office:value="0.82469" calcext:value-type="float">
            <text:p>0.82469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table:formula="of:=[.F14]-[.F13]" office:value-type="float" office:value="0.0000649999999999817" calcext:value-type="float">
            <text:p>0.000065</text:p>
          </table:table-cell>
          <table:table-cell table:formula="of:=[.H14]-[.H13]" office:value-type="float" office:value="0.000071999999999961" calcext:value-type="float">
            <text:p>0.000072</text:p>
          </table:table-cell>
          <table:table-cell table:formula="of:=[.I14]-[.I13]" office:value-type="float" office:value="0" calcext:value-type="float">
            <text:p>0.000000</text:p>
          </table:table-cell>
          <table:table-cell table:formula="of:=[.G14]-[.G13]" office:value-type="float" office:value="-0.00000700000000000006" calcext:value-type="float">
            <text:p>-0.000007</text:p>
          </table:table-cell>
          <table:table-cell office:value-type="float" office:value="0.840888" calcext:value-type="float">
            <text:p>0.840888</text:p>
          </table:table-cell>
          <table:table-cell office:value-type="float" office:value="0.009697" calcext:value-type="float">
            <text:p>0.009697</text:p>
          </table:table-cell>
          <table:table-cell office:value-type="float" office:value="0.824762" calcext:value-type="float">
            <text:p>0.824762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table:formula="of:=[.F15]-[.F14]" office:value-type="float" office:value="0.000308000000000086" calcext:value-type="float">
            <text:p>0.000308</text:p>
          </table:table-cell>
          <table:table-cell table:formula="of:=[.H15]-[.H14]" office:value-type="float" office:value="0.0000569999999999737" calcext:value-type="float">
            <text:p>0.000057</text:p>
          </table:table-cell>
          <table:table-cell table:formula="of:=[.I15]-[.I14]" office:value-type="float" office:value="0" calcext:value-type="float">
            <text:p>0.000000</text:p>
          </table:table-cell>
          <table:table-cell table:formula="of:=[.G15]-[.G14]" office:value-type="float" office:value="0.000251" calcext:value-type="float">
            <text:p>0.000251</text:p>
          </table:table-cell>
          <table:table-cell office:value-type="float" office:value="0.841196" calcext:value-type="float">
            <text:p>0.841196</text:p>
          </table:table-cell>
          <table:table-cell office:value-type="float" office:value="0.009948" calcext:value-type="float">
            <text:p>0.009948</text:p>
          </table:table-cell>
          <table:table-cell office:value-type="float" office:value="0.824819" calcext:value-type="float">
            <text:p>0.824819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table:formula="of:=[.F16]-[.F15]" office:value-type="float" office:value="0.000289999999999901" calcext:value-type="float">
            <text:p>0.000290</text:p>
          </table:table-cell>
          <table:table-cell table:formula="of:=[.H16]-[.H15]" office:value-type="float" office:value="0.0000750000000000473" calcext:value-type="float">
            <text:p>0.000075</text:p>
          </table:table-cell>
          <table:table-cell table:formula="of:=[.I16]-[.I15]" office:value-type="float" office:value="0" calcext:value-type="float">
            <text:p>0.000000</text:p>
          </table:table-cell>
          <table:table-cell table:formula="of:=[.G16]-[.G15]" office:value-type="float" office:value="0.000215" calcext:value-type="float">
            <text:p>0.000215</text:p>
          </table:table-cell>
          <table:table-cell office:value-type="float" office:value="0.841486" calcext:value-type="float">
            <text:p>0.841486</text:p>
          </table:table-cell>
          <table:table-cell office:value-type="float" office:value="0.010163" calcext:value-type="float">
            <text:p>0.010163</text:p>
          </table:table-cell>
          <table:table-cell office:value-type="float" office:value="0.824894" calcext:value-type="float">
            <text:p>0.824894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formula="of:=[.F17]-[.F16]" office:value-type="float" office:value="0.000291000000000041" calcext:value-type="float">
            <text:p>0.000291</text:p>
          </table:table-cell>
          <table:table-cell table:formula="of:=[.H17]-[.H16]" office:value-type="float" office:value="0.0000930000000000097" calcext:value-type="float">
            <text:p>0.000093</text:p>
          </table:table-cell>
          <table:table-cell table:formula="of:=[.I17]-[.I16]" office:value-type="float" office:value="0" calcext:value-type="float">
            <text:p>0.000000</text:p>
          </table:table-cell>
          <table:table-cell table:formula="of:=[.G17]-[.G16]" office:value-type="float" office:value="0.000198" calcext:value-type="float">
            <text:p>0.000198</text:p>
          </table:table-cell>
          <table:table-cell office:value-type="float" office:value="0.841777" calcext:value-type="float">
            <text:p>0.841777</text:p>
          </table:table-cell>
          <table:table-cell office:value-type="float" office:value="0.010361" calcext:value-type="float">
            <text:p>0.010361</text:p>
          </table:table-cell>
          <table:table-cell office:value-type="float" office:value="0.824987" calcext:value-type="float">
            <text:p>0.824987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table:formula="of:=[.F18]-[.F17]" office:value-type="float" office:value="0.000290000000000012" calcext:value-type="float">
            <text:p>0.000290</text:p>
          </table:table-cell>
          <table:table-cell table:formula="of:=[.H18]-[.H17]" office:value-type="float" office:value="0.000163999999999942" calcext:value-type="float">
            <text:p>0.000164</text:p>
          </table:table-cell>
          <table:table-cell table:formula="of:=[.I18]-[.I17]" office:value-type="float" office:value="0" calcext:value-type="float">
            <text:p>0.000000</text:p>
          </table:table-cell>
          <table:table-cell table:formula="of:=[.G18]-[.G17]" office:value-type="float" office:value="0.000125999999999999" calcext:value-type="float">
            <text:p>0.000126</text:p>
          </table:table-cell>
          <table:table-cell office:value-type="float" office:value="0.842067" calcext:value-type="float">
            <text:p>0.842067</text:p>
          </table:table-cell>
          <table:table-cell office:value-type="float" office:value="0.010487" calcext:value-type="float">
            <text:p>0.010487</text:p>
          </table:table-cell>
          <table:table-cell office:value-type="float" office:value="0.825151" calcext:value-type="float">
            <text:p>0.825151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table:formula="of:=[.F19]-[.F18]" office:value-type="float" office:value="0.000303999999999971" calcext:value-type="float">
            <text:p>0.000304</text:p>
          </table:table-cell>
          <table:table-cell table:formula="of:=[.H19]-[.H18]" office:value-type="float" office:value="0.000136000000000025" calcext:value-type="float">
            <text:p>0.000136</text:p>
          </table:table-cell>
          <table:table-cell table:formula="of:=[.I19]-[.I18]" office:value-type="float" office:value="0" calcext:value-type="float">
            <text:p>0.000000</text:p>
          </table:table-cell>
          <table:table-cell table:formula="of:=[.G19]-[.G18]" office:value-type="float" office:value="0.000168" calcext:value-type="float">
            <text:p>0.000168</text:p>
          </table:table-cell>
          <table:table-cell office:value-type="float" office:value="0.842371" calcext:value-type="float">
            <text:p>0.842371</text:p>
          </table:table-cell>
          <table:table-cell office:value-type="float" office:value="0.010655" calcext:value-type="float">
            <text:p>0.010655</text:p>
          </table:table-cell>
          <table:table-cell office:value-type="float" office:value="0.825287" calcext:value-type="float">
            <text:p>0.825287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table:formula="of:=[.F20]-[.F19]" office:value-type="float" office:value="0.000276999999999972" calcext:value-type="float">
            <text:p>0.000277</text:p>
          </table:table-cell>
          <table:table-cell table:formula="of:=[.H20]-[.H19]" office:value-type="float" office:value="0.000095999999999985" calcext:value-type="float">
            <text:p>0.000096</text:p>
          </table:table-cell>
          <table:table-cell table:formula="of:=[.I20]-[.I19]" office:value-type="float" office:value="0" calcext:value-type="float">
            <text:p>0.000000</text:p>
          </table:table-cell>
          <table:table-cell table:formula="of:=[.G20]-[.G19]" office:value-type="float" office:value="0.000181000000000001" calcext:value-type="float">
            <text:p>0.000181</text:p>
          </table:table-cell>
          <table:table-cell office:value-type="float" office:value="0.842648" calcext:value-type="float">
            <text:p>0.842648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825383" calcext:value-type="float">
            <text:p>0.825383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table:formula="of:=[.F21]-[.F20]" office:value-type="float" office:value="0.000321000000000016" calcext:value-type="float">
            <text:p>0.000321</text:p>
          </table:table-cell>
          <table:table-cell table:formula="of:=[.H21]-[.H20]" office:value-type="float" office:value="0.000286000000000008" calcext:value-type="float">
            <text:p>0.000286</text:p>
          </table:table-cell>
          <table:table-cell table:formula="of:=[.I21]-[.I20]" office:value-type="float" office:value="-0.00000100000000000013" calcext:value-type="float">
            <text:p>-0.000001</text:p>
          </table:table-cell>
          <table:table-cell table:formula="of:=[.G21]-[.G20]" office:value-type="float" office:value="0.0000359999999999996" calcext:value-type="float">
            <text:p>0.000036</text:p>
          </table:table-cell>
          <table:table-cell office:value-type="float" office:value="0.842969" calcext:value-type="float">
            <text:p>0.842969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825669" calcext:value-type="float">
            <text:p>0.825669</text:p>
          </table:table-cell>
          <table:table-cell office:value-type="float" office:value="0.006428" calcext:value-type="float">
            <text:p>0.0064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table:formula="of:=[.F22]-[.F21]" office:value-type="float" office:value="0.000496000000000052" calcext:value-type="float">
            <text:p>0.000496</text:p>
          </table:table-cell>
          <table:table-cell table:formula="of:=[.H22]-[.H21]" office:value-type="float" office:value="0.000195000000000056" calcext:value-type="float">
            <text:p>0.000195</text:p>
          </table:table-cell>
          <table:table-cell table:formula="of:=[.I22]-[.I21]" office:value-type="float" office:value="0.00000100000000000013" calcext:value-type="float">
            <text:p>0.000001</text:p>
          </table:table-cell>
          <table:table-cell table:formula="of:=[.G22]-[.G21]" office:value-type="float" office:value="0.0003" calcext:value-type="float">
            <text:p>0.000300</text:p>
          </table:table-cell>
          <table:table-cell office:value-type="float" office:value="0.843465" calcext:value-type="float">
            <text:p>0.843465</text:p>
          </table:table-cell>
          <table:table-cell office:value-type="float" office:value="0.011172" calcext:value-type="float">
            <text:p>0.011172</text:p>
          </table:table-cell>
          <table:table-cell office:value-type="float" office:value="0.825864" calcext:value-type="float">
            <text:p>0.825864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table:formula="of:=[.F23]-[.F22]" office:value-type="float" office:value="0.000426999999999955" calcext:value-type="float">
            <text:p>0.000427</text:p>
          </table:table-cell>
          <table:table-cell table:formula="of:=[.H23]-[.H22]" office:value-type="float" office:value="0.000174000000000007" calcext:value-type="float">
            <text:p>0.000174</text:p>
          </table:table-cell>
          <table:table-cell table:formula="of:=[.I23]-[.I22]" office:value-type="float" office:value="0" calcext:value-type="float">
            <text:p>0.000000</text:p>
          </table:table-cell>
          <table:table-cell table:formula="of:=[.G23]-[.G22]" office:value-type="float" office:value="0.000253" calcext:value-type="float">
            <text:p>0.000253</text:p>
          </table:table-cell>
          <table:table-cell office:value-type="float" office:value="0.843892" calcext:value-type="float">
            <text:p>0.843892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826038" calcext:value-type="float">
            <text:p>0.826038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table:formula="of:=[.F24]-[.F23]" office:value-type="float" office:value="0.000485999999999986" calcext:value-type="float">
            <text:p>0.000486</text:p>
          </table:table-cell>
          <table:table-cell table:formula="of:=[.H24]-[.H23]" office:value-type="float" office:value="0.000243999999999911" calcext:value-type="float">
            <text:p>0.000244</text:p>
          </table:table-cell>
          <table:table-cell table:formula="of:=[.I24]-[.I23]" office:value-type="float" office:value="0" calcext:value-type="float">
            <text:p>0.000000</text:p>
          </table:table-cell>
          <table:table-cell table:formula="of:=[.G24]-[.G23]" office:value-type="float" office:value="0.000242000000000001" calcext:value-type="float">
            <text:p>0.000242</text:p>
          </table:table-cell>
          <table:table-cell office:value-type="float" office:value="0.844378" calcext:value-type="float">
            <text:p>0.844378</text:p>
          </table:table-cell>
          <table:table-cell office:value-type="float" office:value="0.011667" calcext:value-type="float">
            <text:p>0.011667</text:p>
          </table:table-cell>
          <table:table-cell office:value-type="float" office:value="0.826282" calcext:value-type="float">
            <text:p>0.826282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table:formula="of:=[.F25]-[.F24]" office:value-type="float" office:value="0.000611000000000028" calcext:value-type="float">
            <text:p>0.000611</text:p>
          </table:table-cell>
          <table:table-cell table:formula="of:=[.H25]-[.H24]" office:value-type="float" office:value="0.000326000000000049" calcext:value-type="float">
            <text:p>0.000326</text:p>
          </table:table-cell>
          <table:table-cell table:formula="of:=[.I25]-[.I24]" office:value-type="float" office:value="0.0000030000000000004" calcext:value-type="float">
            <text:p>0.000003</text:p>
          </table:table-cell>
          <table:table-cell table:formula="of:=[.G25]-[.G24]" office:value-type="float" office:value="0.000281999999999999" calcext:value-type="float">
            <text:p>0.000282</text:p>
          </table:table-cell>
          <table:table-cell office:value-type="float" office:value="0.844989" calcext:value-type="float">
            <text:p>0.844989</text:p>
          </table:table-cell>
          <table:table-cell office:value-type="float" office:value="0.011949" calcext:value-type="float">
            <text:p>0.011949</text:p>
          </table:table-cell>
          <table:table-cell office:value-type="float" office:value="0.826608" calcext:value-type="float">
            <text:p>0.826608</text:p>
          </table:table-cell>
          <table:table-cell office:value-type="float" office:value="0.006432" calcext:value-type="float">
            <text:p>0.0064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table:formula="of:=[.F26]-[.F25]" office:value-type="float" office:value="0.000390000000000001" calcext:value-type="float">
            <text:p>0.000390</text:p>
          </table:table-cell>
          <table:table-cell table:formula="of:=[.H26]-[.H25]" office:value-type="float" office:value="0.000246999999999997" calcext:value-type="float">
            <text:p>0.000247</text:p>
          </table:table-cell>
          <table:table-cell table:formula="of:=[.I26]-[.I25]" office:value-type="float" office:value="0.0000019999999999994" calcext:value-type="float">
            <text:p>0.000002</text:p>
          </table:table-cell>
          <table:table-cell table:formula="of:=[.G26]-[.G25]" office:value-type="float" office:value="0.000141000000000001" calcext:value-type="float">
            <text:p>0.000141</text:p>
          </table:table-cell>
          <table:table-cell office:value-type="float" office:value="0.845379" calcext:value-type="float">
            <text:p>0.845379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826855" calcext:value-type="float">
            <text:p>0.826855</text:p>
          </table:table-cell>
          <table:table-cell office:value-type="float" office:value="0.006434" calcext:value-type="float">
            <text:p>0.0064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table:formula="of:=[.F27]-[.F26]" office:value-type="float" office:value="0.000431999999999988" calcext:value-type="float">
            <text:p>0.000432</text:p>
          </table:table-cell>
          <table:table-cell table:formula="of:=[.H27]-[.H26]" office:value-type="float" office:value="0.000132999999999939" calcext:value-type="float">
            <text:p>0.000133</text:p>
          </table:table-cell>
          <table:table-cell table:formula="of:=[.I27]-[.I26]" office:value-type="float" office:value="0.00000100000000000013" calcext:value-type="float">
            <text:p>0.000001</text:p>
          </table:table-cell>
          <table:table-cell table:formula="of:=[.G27]-[.G26]" office:value-type="float" office:value="0.000298" calcext:value-type="float">
            <text:p>0.000298</text:p>
          </table:table-cell>
          <table:table-cell office:value-type="float" office:value="0.845811" calcext:value-type="float">
            <text:p>0.845811</text:p>
          </table:table-cell>
          <table:table-cell office:value-type="float" office:value="0.012388" calcext:value-type="float">
            <text:p>0.012388</text:p>
          </table:table-cell>
          <table:table-cell office:value-type="float" office:value="0.826988" calcext:value-type="float">
            <text:p>0.826988</text:p>
          </table:table-cell>
          <table:table-cell office:value-type="float" office:value="0.006435" calcext:value-type="float">
            <text:p>0.006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table:formula="of:=[.F28]-[.F27]" office:value-type="float" office:value="0.000323000000000073" calcext:value-type="float">
            <text:p>0.000323</text:p>
          </table:table-cell>
          <table:table-cell table:formula="of:=[.H28]-[.H27]" office:value-type="float" office:value="0.000424000000000091" calcext:value-type="float">
            <text:p>0.000424</text:p>
          </table:table-cell>
          <table:table-cell table:formula="of:=[.I28]-[.I27]" office:value-type="float" office:value="0.0000030000000000004" calcext:value-type="float">
            <text:p>0.000003</text:p>
          </table:table-cell>
          <table:table-cell table:formula="of:=[.G28]-[.G27]" office:value-type="float" office:value="-0.000104" calcext:value-type="float">
            <text:p>-0.000104</text:p>
          </table:table-cell>
          <table:table-cell office:value-type="float" office:value="0.846134" calcext:value-type="float">
            <text:p>0.846134</text:p>
          </table:table-cell>
          <table:table-cell office:value-type="float" office:value="0.012284" calcext:value-type="float">
            <text:p>0.012284</text:p>
          </table:table-cell>
          <table:table-cell office:value-type="float" office:value="0.827412" calcext:value-type="float">
            <text:p>0.827412</text:p>
          </table:table-cell>
          <table:table-cell office:value-type="float" office:value="0.006438" calcext:value-type="float">
            <text:p>0.0064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table:formula="of:=[.F29]-[.F28]" office:value-type="float" office:value="0.000192999999999999" calcext:value-type="float">
            <text:p>0.000193</text:p>
          </table:table-cell>
          <table:table-cell table:formula="of:=[.H29]-[.H28]" office:value-type="float" office:value="0.000279999999999947" calcext:value-type="float">
            <text:p>0.000280</text:p>
          </table:table-cell>
          <table:table-cell table:formula="of:=[.I29]-[.I28]" office:value-type="float" office:value="0" calcext:value-type="float">
            <text:p>0.000000</text:p>
          </table:table-cell>
          <table:table-cell table:formula="of:=[.G29]-[.G28]" office:value-type="float" office:value="-0.0000870000000000003" calcext:value-type="float">
            <text:p>-0.000087</text:p>
          </table:table-cell>
          <table:table-cell office:value-type="float" office:value="0.846327" calcext:value-type="float">
            <text:p>0.846327</text:p>
          </table:table-cell>
          <table:table-cell office:value-type="float" office:value="0.012197" calcext:value-type="float">
            <text:p>0.012197</text:p>
          </table:table-cell>
          <table:table-cell office:value-type="float" office:value="0.827692" calcext:value-type="float">
            <text:p>0.827692</text:p>
          </table:table-cell>
          <table:table-cell office:value-type="float" office:value="0.006438" calcext:value-type="float">
            <text:p>0.0064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table:formula="of:=[.F30]-[.F29]" office:value-type="float" office:value="0.00127499999999992" calcext:value-type="float">
            <text:p>0.001275</text:p>
          </table:table-cell>
          <table:table-cell table:formula="of:=[.H30]-[.H29]" office:value-type="float" office:value="0.000326000000000049" calcext:value-type="float">
            <text:p>0.000326</text:p>
          </table:table-cell>
          <table:table-cell table:formula="of:=[.I30]-[.I29]" office:value-type="float" office:value="0.00000200000000000027" calcext:value-type="float">
            <text:p>0.000002</text:p>
          </table:table-cell>
          <table:table-cell table:formula="of:=[.G30]-[.G29]" office:value-type="float" office:value="0.000947" calcext:value-type="float">
            <text:p>0.000947</text:p>
          </table:table-cell>
          <table:table-cell office:value-type="float" office:value="0.847602" calcext:value-type="float">
            <text:p>0.847602</text:p>
          </table:table-cell>
          <table:table-cell office:value-type="float" office:value="0.013144" calcext:value-type="float">
            <text:p>0.013144</text:p>
          </table:table-cell>
          <table:table-cell office:value-type="float" office:value="0.828018" calcext:value-type="float">
            <text:p>0.828018</text:p>
          </table:table-cell>
          <table:table-cell office:value-type="float" office:value="0.00644" calcext:value-type="float">
            <text:p>0.006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table:formula="of:=[.F31]-[.F30]" office:value-type="float" office:value="0.000720000000000054" calcext:value-type="float">
            <text:p>0.000720</text:p>
          </table:table-cell>
          <table:table-cell table:formula="of:=[.H31]-[.H30]" office:value-type="float" office:value="0.00044999999999995" calcext:value-type="float">
            <text:p>0.000450</text:p>
          </table:table-cell>
          <table:table-cell table:formula="of:=[.I31]-[.I30]" office:value-type="float" office:value="0.00000099999999999927" calcext:value-type="float">
            <text:p>0.000001</text:p>
          </table:table-cell>
          <table:table-cell table:formula="of:=[.G31]-[.G30]" office:value-type="float" office:value="0.000269" calcext:value-type="float">
            <text:p>0.000269</text:p>
          </table:table-cell>
          <table:table-cell office:value-type="float" office:value="0.848322" calcext:value-type="float">
            <text:p>0.848322</text:p>
          </table:table-cell>
          <table:table-cell office:value-type="float" office:value="0.013413" calcext:value-type="float">
            <text:p>0.013413</text:p>
          </table:table-cell>
          <table:table-cell office:value-type="float" office:value="0.828468" calcext:value-type="float">
            <text:p>0.828468</text:p>
          </table:table-cell>
          <table:table-cell office:value-type="float" office:value="0.006441" calcext:value-type="float">
            <text:p>0.0064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table:formula="of:=[.F32]-[.F31]" office:value-type="float" office:value="0.000951999999999953" calcext:value-type="float">
            <text:p>0.000952</text:p>
          </table:table-cell>
          <table:table-cell table:formula="of:=[.H32]-[.H31]" office:value-type="float" office:value="0.000562000000000062" calcext:value-type="float">
            <text:p>0.000562</text:p>
          </table:table-cell>
          <table:table-cell table:formula="of:=[.I32]-[.I31]" office:value-type="float" office:value="0.00000200000000000027" calcext:value-type="float">
            <text:p>0.000002</text:p>
          </table:table-cell>
          <table:table-cell table:formula="of:=[.G32]-[.G31]" office:value-type="float" office:value="0.000388000000000001" calcext:value-type="float">
            <text:p>0.000388</text:p>
          </table:table-cell>
          <table:table-cell office:value-type="float" office:value="0.849274" calcext:value-type="float">
            <text:p>0.849274</text:p>
          </table:table-cell>
          <table:table-cell office:value-type="float" office:value="0.013801" calcext:value-type="float">
            <text:p>0.013801</text:p>
          </table:table-cell>
          <table:table-cell office:value-type="float" office:value="0.82903" calcext:value-type="float">
            <text:p>0.82903</text:p>
          </table:table-cell>
          <table:table-cell office:value-type="float" office:value="0.006443" calcext:value-type="float">
            <text:p>0.0064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table:formula="of:=[.F33]-[.F32]" office:value-type="float" office:value="0.000829999999999997" calcext:value-type="float">
            <text:p>0.000830</text:p>
          </table:table-cell>
          <table:table-cell table:formula="of:=[.H33]-[.H32]" office:value-type="float" office:value="0.000471999999999917" calcext:value-type="float">
            <text:p>0.000472</text:p>
          </table:table-cell>
          <table:table-cell table:formula="of:=[.I33]-[.I32]" office:value-type="float" office:value="0.00000100000000000013" calcext:value-type="float">
            <text:p>0.000001</text:p>
          </table:table-cell>
          <table:table-cell table:formula="of:=[.G33]-[.G32]" office:value-type="float" office:value="0.000357" calcext:value-type="float">
            <text:p>0.000357</text:p>
          </table:table-cell>
          <table:table-cell office:value-type="float" office:value="0.850104" calcext:value-type="float">
            <text:p>0.850104</text:p>
          </table:table-cell>
          <table:table-cell office:value-type="float" office:value="0.014158" calcext:value-type="float">
            <text:p>0.014158</text:p>
          </table:table-cell>
          <table:table-cell office:value-type="float" office:value="0.829502" calcext:value-type="float">
            <text:p>0.829502</text:p>
          </table:table-cell>
          <table:table-cell office:value-type="float" office:value="0.006444" calcext:value-type="float">
            <text:p>0.0064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table:formula="of:=[.F34]-[.F33]" office:value-type="float" office:value="0.000863999999999976" calcext:value-type="float">
            <text:p>0.000864</text:p>
          </table:table-cell>
          <table:table-cell table:formula="of:=[.H34]-[.H33]" office:value-type="float" office:value="0.000202000000000035" calcext:value-type="float">
            <text:p>0.000202</text:p>
          </table:table-cell>
          <table:table-cell table:formula="of:=[.I34]-[.I33]" office:value-type="float" office:value="0.00000200000000000027" calcext:value-type="float">
            <text:p>0.000002</text:p>
          </table:table-cell>
          <table:table-cell table:formula="of:=[.G34]-[.G33]" office:value-type="float" office:value="0.000659999999999999" calcext:value-type="float">
            <text:p>0.000660</text:p>
          </table:table-cell>
          <table:table-cell office:value-type="float" office:value="0.850968" calcext:value-type="float">
            <text:p>0.850968</text:p>
          </table:table-cell>
          <table:table-cell office:value-type="float" office:value="0.014818" calcext:value-type="float">
            <text:p>0.014818</text:p>
          </table:table-cell>
          <table:table-cell office:value-type="float" office:value="0.829704" calcext:value-type="float">
            <text:p>0.829704</text:p>
          </table:table-cell>
          <table:table-cell office:value-type="float" office:value="0.006446" calcext:value-type="float">
            <text:p>0.0064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table:formula="of:=[.F35]-[.F34]" office:value-type="float" office:value="0.000755000000000061" calcext:value-type="float">
            <text:p>0.000755</text:p>
          </table:table-cell>
          <table:table-cell table:formula="of:=[.H35]-[.H34]" office:value-type="float" office:value="0.000641000000000003" calcext:value-type="float">
            <text:p>0.000641</text:p>
          </table:table-cell>
          <table:table-cell table:formula="of:=[.I35]-[.I34]" office:value-type="float" office:value="0.00000299999999999953" calcext:value-type="float">
            <text:p>0.000003</text:p>
          </table:table-cell>
          <table:table-cell table:formula="of:=[.G35]-[.G34]" office:value-type="float" office:value="0.000111" calcext:value-type="float">
            <text:p>0.000111</text:p>
          </table:table-cell>
          <table:table-cell office:value-type="float" office:value="0.851723" calcext:value-type="float">
            <text:p>0.851723</text:p>
          </table:table-cell>
          <table:table-cell office:value-type="float" office:value="0.014929" calcext:value-type="float">
            <text:p>0.014929</text:p>
          </table:table-cell>
          <table:table-cell office:value-type="float" office:value="0.830345" calcext:value-type="float">
            <text:p>0.830345</text:p>
          </table:table-cell>
          <table:table-cell office:value-type="float" office:value="0.006449" calcext:value-type="float">
            <text:p>0.0064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table:formula="of:=[.F36]-[.F35]" office:value-type="float" office:value="0.00122" calcext:value-type="float">
            <text:p>0.001220</text:p>
          </table:table-cell>
          <table:table-cell table:formula="of:=[.H36]-[.H35]" office:value-type="float" office:value="0.000445000000000029" calcext:value-type="float">
            <text:p>0.000445</text:p>
          </table:table-cell>
          <table:table-cell table:formula="of:=[.I36]-[.I35]" office:value-type="float" office:value="0.00000100000000000013" calcext:value-type="float">
            <text:p>0.000001</text:p>
          </table:table-cell>
          <table:table-cell table:formula="of:=[.G36]-[.G35]" office:value-type="float" office:value="0.000774000000000002" calcext:value-type="float">
            <text:p>0.000774</text:p>
          </table:table-cell>
          <table:table-cell office:value-type="float" office:value="0.852943" calcext:value-type="float">
            <text:p>0.852943</text:p>
          </table:table-cell>
          <table:table-cell office:value-type="float" office:value="0.015703" calcext:value-type="float">
            <text:p>0.015703</text:p>
          </table:table-cell>
          <table:table-cell office:value-type="float" office:value="0.83079" calcext:value-type="float">
            <text:p>0.83079</text:p>
          </table:table-cell>
          <table:table-cell office:value-type="float" office:value="0.00645" calcext:value-type="float">
            <text:p>0.006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table:formula="of:=[.F37]-[.F36]" office:value-type="float" office:value="0.00149100000000002" calcext:value-type="float">
            <text:p>0.001491</text:p>
          </table:table-cell>
          <table:table-cell table:formula="of:=[.H37]-[.H36]" office:value-type="float" office:value="0.000379000000000018" calcext:value-type="float">
            <text:p>0.000379</text:p>
          </table:table-cell>
          <table:table-cell table:formula="of:=[.I37]-[.I36]" office:value-type="float" office:value="0.00000200000000000027" calcext:value-type="float">
            <text:p>0.000002</text:p>
          </table:table-cell>
          <table:table-cell table:formula="of:=[.G37]-[.G36]" office:value-type="float" office:value="0.00111" calcext:value-type="float">
            <text:p>0.001110</text:p>
          </table:table-cell>
          <table:table-cell office:value-type="float" office:value="0.854434" calcext:value-type="float">
            <text:p>0.854434</text:p>
          </table:table-cell>
          <table:table-cell office:value-type="float" office:value="0.016813" calcext:value-type="float">
            <text:p>0.016813</text:p>
          </table:table-cell>
          <table:table-cell office:value-type="float" office:value="0.831169" calcext:value-type="float">
            <text:p>0.831169</text:p>
          </table:table-cell>
          <table:table-cell office:value-type="float" office:value="0.006452" calcext:value-type="float">
            <text:p>0.0064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table:formula="of:=[.F38]-[.F37]" office:value-type="float" office:value="0.00111799999999995" calcext:value-type="float">
            <text:p>0.001118</text:p>
          </table:table-cell>
          <table:table-cell table:formula="of:=[.H38]-[.H37]" office:value-type="float" office:value="0.000641000000000003" calcext:value-type="float">
            <text:p>0.000641</text:p>
          </table:table-cell>
          <table:table-cell table:formula="of:=[.I38]-[.I37]" office:value-type="float" office:value="0.0000019999999999994" calcext:value-type="float">
            <text:p>0.000002</text:p>
          </table:table-cell>
          <table:table-cell table:formula="of:=[.G38]-[.G37]" office:value-type="float" office:value="0.000475" calcext:value-type="float">
            <text:p>0.000475</text:p>
          </table:table-cell>
          <table:table-cell office:value-type="float" office:value="0.855552" calcext:value-type="float">
            <text:p>0.855552</text:p>
          </table:table-cell>
          <table:table-cell office:value-type="float" office:value="0.017288" calcext:value-type="float">
            <text:p>0.017288</text:p>
          </table:table-cell>
          <table:table-cell office:value-type="float" office:value="0.83181" calcext:value-type="float">
            <text:p>0.83181</text:p>
          </table:table-cell>
          <table:table-cell office:value-type="float" office:value="0.006454" calcext:value-type="float">
            <text:p>0.0064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table:formula="of:=[.F39]-[.F38]" office:value-type="float" office:value="0.00143400000000005" calcext:value-type="float">
            <text:p>0.001434</text:p>
          </table:table-cell>
          <table:table-cell table:formula="of:=[.H39]-[.H38]" office:value-type="float" office:value="0.000778999999999974" calcext:value-type="float">
            <text:p>0.000779</text:p>
          </table:table-cell>
          <table:table-cell table:formula="of:=[.I39]-[.I38]" office:value-type="float" office:value="0.0000030000000000004" calcext:value-type="float">
            <text:p>0.000003</text:p>
          </table:table-cell>
          <table:table-cell table:formula="of:=[.G39]-[.G38]" office:value-type="float" office:value="0.000652" calcext:value-type="float">
            <text:p>0.000652</text:p>
          </table:table-cell>
          <table:table-cell office:value-type="float" office:value="0.856986" calcext:value-type="float">
            <text:p>0.856986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0.832589" calcext:value-type="float">
            <text:p>0.832589</text:p>
          </table:table-cell>
          <table:table-cell office:value-type="float" office:value="0.006457" calcext:value-type="float">
            <text:p>0.0064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table:formula="of:=[.F40]-[.F39]" office:value-type="float" office:value="0.000990999999999964" calcext:value-type="float">
            <text:p>0.000991</text:p>
          </table:table-cell>
          <table:table-cell table:formula="of:=[.H40]-[.H39]" office:value-type="float" office:value="0.00069600000000003" calcext:value-type="float">
            <text:p>0.000696</text:p>
          </table:table-cell>
          <table:table-cell table:formula="of:=[.I40]-[.I39]" office:value-type="float" office:value="0" calcext:value-type="float">
            <text:p>0.000000</text:p>
          </table:table-cell>
          <table:table-cell table:formula="of:=[.G40]-[.G39]" office:value-type="float" office:value="0.000295" calcext:value-type="float">
            <text:p>0.000295</text:p>
          </table:table-cell>
          <table:table-cell office:value-type="float" office:value="0.857977" calcext:value-type="float">
            <text:p>0.857977</text:p>
          </table:table-cell>
          <table:table-cell office:value-type="float" office:value="0.018235" calcext:value-type="float">
            <text:p>0.018235</text:p>
          </table:table-cell>
          <table:table-cell office:value-type="float" office:value="0.833285" calcext:value-type="float">
            <text:p>0.833285</text:p>
          </table:table-cell>
          <table:table-cell office:value-type="float" office:value="0.006457" calcext:value-type="float">
            <text:p>0.0064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table:formula="of:=[.F41]-[.F40]" office:value-type="float" office:value="0.00142100000000001" calcext:value-type="float">
            <text:p>0.001421</text:p>
          </table:table-cell>
          <table:table-cell table:formula="of:=[.H41]-[.H40]" office:value-type="float" office:value="0.000406999999999935" calcext:value-type="float">
            <text:p>0.000407</text:p>
          </table:table-cell>
          <table:table-cell table:formula="of:=[.I41]-[.I40]" office:value-type="float" office:value="0.00000100000000000013" calcext:value-type="float">
            <text:p>0.000001</text:p>
          </table:table-cell>
          <table:table-cell table:formula="of:=[.G41]-[.G40]" office:value-type="float" office:value="0.001013" calcext:value-type="float">
            <text:p>0.001013</text:p>
          </table:table-cell>
          <table:table-cell office:value-type="float" office:value="0.859398" calcext:value-type="float">
            <text:p>0.859398</text:p>
          </table:table-cell>
          <table:table-cell office:value-type="float" office:value="0.019248" calcext:value-type="float">
            <text:p>0.019248</text:p>
          </table:table-cell>
          <table:table-cell office:value-type="float" office:value="0.833692" calcext:value-type="float">
            <text:p>0.833692</text:p>
          </table:table-cell>
          <table:table-cell office:value-type="float" office:value="0.006458" calcext:value-type="float">
            <text:p>0.0064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table:formula="of:=[.F42]-[.F41]" office:value-type="float" office:value="0.00125399999999998" calcext:value-type="float">
            <text:p>0.001254</text:p>
          </table:table-cell>
          <table:table-cell table:formula="of:=[.H42]-[.H41]" office:value-type="float" office:value="0.00130399999999997" calcext:value-type="float">
            <text:p>0.001304</text:p>
          </table:table-cell>
          <table:table-cell table:formula="of:=[.I42]-[.I41]" office:value-type="float" office:value="0.0000019999999999994" calcext:value-type="float">
            <text:p>0.000002</text:p>
          </table:table-cell>
          <table:table-cell table:formula="of:=[.G42]-[.G41]" office:value-type="float" office:value="-0.000052" calcext:value-type="float">
            <text:p>-0.000052</text:p>
          </table:table-cell>
          <table:table-cell office:value-type="float" office:value="0.860652" calcext:value-type="float">
            <text:p>0.860652</text:p>
          </table:table-cell>
          <table:table-cell office:value-type="float" office:value="0.019196" calcext:value-type="float">
            <text:p>0.019196</text:p>
          </table:table-cell>
          <table:table-cell office:value-type="float" office:value="0.834996" calcext:value-type="float">
            <text:p>0.834996</text:p>
          </table:table-cell>
          <table:table-cell office:value-type="float" office:value="0.00646" calcext:value-type="float">
            <text:p>0.006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table:formula="of:=[.F43]-[.F42]" office:value-type="float" office:value="0.00206499999999998" calcext:value-type="float">
            <text:p>0.002065</text:p>
          </table:table-cell>
          <table:table-cell table:formula="of:=[.H43]-[.H42]" office:value-type="float" office:value="0.000834000000000001" calcext:value-type="float">
            <text:p>0.000834</text:p>
          </table:table-cell>
          <table:table-cell table:formula="of:=[.I43]-[.I42]" office:value-type="float" office:value="0.00000100000000000013" calcext:value-type="float">
            <text:p>0.000001</text:p>
          </table:table-cell>
          <table:table-cell table:formula="of:=[.G43]-[.G42]" office:value-type="float" office:value="0.00123" calcext:value-type="float">
            <text:p>0.001230</text:p>
          </table:table-cell>
          <table:table-cell office:value-type="float" office:value="0.862717" calcext:value-type="float">
            <text:p>0.862717</text:p>
          </table:table-cell>
          <table:table-cell office:value-type="float" office:value="0.020426" calcext:value-type="float">
            <text:p>0.020426</text:p>
          </table:table-cell>
          <table:table-cell office:value-type="float" office:value="0.83583" calcext:value-type="float">
            <text:p>0.83583</text:p>
          </table:table-cell>
          <table:table-cell office:value-type="float" office:value="0.006461" calcext:value-type="float">
            <text:p>0.00646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table:formula="of:=[.F44]-[.F43]" office:value-type="float" office:value="0.00219500000000006" calcext:value-type="float">
            <text:p>0.002195</text:p>
          </table:table-cell>
          <table:table-cell table:formula="of:=[.H44]-[.H43]" office:value-type="float" office:value="0.000898000000000065" calcext:value-type="float">
            <text:p>0.000898</text:p>
          </table:table-cell>
          <table:table-cell table:formula="of:=[.I44]-[.I43]" office:value-type="float" office:value="0" calcext:value-type="float">
            <text:p>0.000000</text:p>
          </table:table-cell>
          <table:table-cell table:formula="of:=[.G44]-[.G43]" office:value-type="float" office:value="0.001297" calcext:value-type="float">
            <text:p>0.001297</text:p>
          </table:table-cell>
          <table:table-cell office:value-type="float" office:value="0.864912" calcext:value-type="float">
            <text:p>0.864912</text:p>
          </table:table-cell>
          <table:table-cell office:value-type="float" office:value="0.021723" calcext:value-type="float">
            <text:p>0.021723</text:p>
          </table:table-cell>
          <table:table-cell office:value-type="float" office:value="0.836728" calcext:value-type="float">
            <text:p>0.836728</text:p>
          </table:table-cell>
          <table:table-cell office:value-type="float" office:value="0.006461" calcext:value-type="float">
            <text:p>0.00646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table:formula="of:=[.F45]-[.F44]" office:value-type="float" office:value="0.002328" calcext:value-type="float">
            <text:p>0.002328</text:p>
          </table:table-cell>
          <table:table-cell table:formula="of:=[.H45]-[.H44]" office:value-type="float" office:value="0.00114999999999998" calcext:value-type="float">
            <text:p>0.001150</text:p>
          </table:table-cell>
          <table:table-cell table:formula="of:=[.I45]-[.I44]" office:value-type="float" office:value="0.00000100000000000013" calcext:value-type="float">
            <text:p>0.000001</text:p>
          </table:table-cell>
          <table:table-cell table:formula="of:=[.G45]-[.G44]" office:value-type="float" office:value="0.001177" calcext:value-type="float">
            <text:p>0.001177</text:p>
          </table:table-cell>
          <table:table-cell office:value-type="float" office:value="0.86724" calcext:value-type="float">
            <text:p>0.86724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837878" calcext:value-type="float">
            <text:p>0.837878</text:p>
          </table:table-cell>
          <table:table-cell office:value-type="float" office:value="0.006462" calcext:value-type="float">
            <text:p>0.0064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table:formula="of:=[.F46]-[.F45]" office:value-type="float" office:value="0.00182300000000002" calcext:value-type="float">
            <text:p>0.001823</text:p>
          </table:table-cell>
          <table:table-cell table:formula="of:=[.H46]-[.H45]" office:value-type="float" office:value="0.00135600000000002" calcext:value-type="float">
            <text:p>0.001356</text:p>
          </table:table-cell>
          <table:table-cell table:formula="of:=[.I46]-[.I45]" office:value-type="float" office:value="0.00000400000000000053" calcext:value-type="float">
            <text:p>0.000004</text:p>
          </table:table-cell>
          <table:table-cell table:formula="of:=[.G46]-[.G45]" office:value-type="float" office:value="0.000462999999999998" calcext:value-type="float">
            <text:p>0.000463</text:p>
          </table:table-cell>
          <table:table-cell office:value-type="float" office:value="0.869063" calcext:value-type="float">
            <text:p>0.869063</text:p>
          </table:table-cell>
          <table:table-cell office:value-type="float" office:value="0.023363" calcext:value-type="float">
            <text:p>0.023363</text:p>
          </table:table-cell>
          <table:table-cell office:value-type="float" office:value="0.839234" calcext:value-type="float">
            <text:p>0.839234</text:p>
          </table:table-cell>
          <table:table-cell office:value-type="float" office:value="0.006466" calcext:value-type="float">
            <text:p>0.0064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table:formula="of:=[.F47]-[.F46]" office:value-type="float" office:value="0.00227999999999995" calcext:value-type="float">
            <text:p>0.002280</text:p>
          </table:table-cell>
          <table:table-cell table:formula="of:=[.H47]-[.H46]" office:value-type="float" office:value="0.00122899999999992" calcext:value-type="float">
            <text:p>0.001229</text:p>
          </table:table-cell>
          <table:table-cell table:formula="of:=[.I47]-[.I46]" office:value-type="float" office:value="0.00000299999999999953" calcext:value-type="float">
            <text:p>0.000003</text:p>
          </table:table-cell>
          <table:table-cell table:formula="of:=[.G47]-[.G46]" office:value-type="float" office:value="0.001048" calcext:value-type="float">
            <text:p>0.001048</text:p>
          </table:table-cell>
          <table:table-cell office:value-type="float" office:value="0.871343" calcext:value-type="float">
            <text:p>0.871343</text:p>
          </table:table-cell>
          <table:table-cell office:value-type="float" office:value="0.024411" calcext:value-type="float">
            <text:p>0.024411</text:p>
          </table:table-cell>
          <table:table-cell office:value-type="float" office:value="0.840463" calcext:value-type="float">
            <text:p>0.840463</text:p>
          </table:table-cell>
          <table:table-cell office:value-type="float" office:value="0.006469" calcext:value-type="float">
            <text:p>0.00646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table:formula="of:=[.F48]-[.F47]" office:value-type="float" office:value="0.00267499999999998" calcext:value-type="float">
            <text:p>0.002675</text:p>
          </table:table-cell>
          <table:table-cell table:formula="of:=[.H48]-[.H47]" office:value-type="float" office:value="0.000582000000000083" calcext:value-type="float">
            <text:p>0.000582</text:p>
          </table:table-cell>
          <table:table-cell table:formula="of:=[.I48]-[.I47]" office:value-type="float" office:value="0.00000399999999999966" calcext:value-type="float">
            <text:p>0.000004</text:p>
          </table:table-cell>
          <table:table-cell table:formula="of:=[.G48]-[.G47]" office:value-type="float" office:value="0.002089" calcext:value-type="float">
            <text:p>0.002089</text:p>
          </table:table-cell>
          <table:table-cell office:value-type="float" office:value="0.874018" calcext:value-type="float">
            <text:p>0.874018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841045" calcext:value-type="float">
            <text:p>0.841045</text:p>
          </table:table-cell>
          <table:table-cell office:value-type="float" office:value="0.006473" calcext:value-type="float">
            <text:p>0.0064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table:formula="of:=[.F49]-[.F48]" office:value-type="float" office:value="0.00178300000000009" calcext:value-type="float">
            <text:p>0.001783</text:p>
          </table:table-cell>
          <table:table-cell table:formula="of:=[.H49]-[.H48]" office:value-type="float" office:value="0.00190599999999996" calcext:value-type="float">
            <text:p>0.001906</text:p>
          </table:table-cell>
          <table:table-cell table:formula="of:=[.I49]-[.I48]" office:value-type="float" office:value="0.00000400000000000053" calcext:value-type="float">
            <text:p>0.000004</text:p>
          </table:table-cell>
          <table:table-cell table:formula="of:=[.G49]-[.G48]" office:value-type="float" office:value="-0.000126999999999999" calcext:value-type="float">
            <text:p>-0.000127</text:p>
          </table:table-cell>
          <table:table-cell office:value-type="float" office:value="0.875801" calcext:value-type="float">
            <text:p>0.875801</text:p>
          </table:table-cell>
          <table:table-cell office:value-type="float" office:value="0.026373" calcext:value-type="float">
            <text:p>0.026373</text:p>
          </table:table-cell>
          <table:table-cell office:value-type="float" office:value="0.842951" calcext:value-type="float">
            <text:p>0.842951</text:p>
          </table:table-cell>
          <table:table-cell office:value-type="float" office:value="0.006477" calcext:value-type="float">
            <text:p>0.0064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table:formula="of:=[.F50]-[.F49]" office:value-type="float" office:value="0.00384899999999999" calcext:value-type="float">
            <text:p>0.003849</text:p>
          </table:table-cell>
          <table:table-cell table:formula="of:=[.H50]-[.H49]" office:value-type="float" office:value="0.00110999999999994" calcext:value-type="float">
            <text:p>0.001110</text:p>
          </table:table-cell>
          <table:table-cell table:formula="of:=[.I50]-[.I49]" office:value-type="float" office:value="0.00000999999999999959" calcext:value-type="float">
            <text:p>0.000010</text:p>
          </table:table-cell>
          <table:table-cell table:formula="of:=[.G50]-[.G49]" office:value-type="float" office:value="0.002729" calcext:value-type="float">
            <text:p>0.002729</text:p>
          </table:table-cell>
          <table:table-cell office:value-type="float" office:value="0.87965" calcext:value-type="float">
            <text:p>0.87965</text:p>
          </table:table-cell>
          <table:table-cell office:value-type="float" office:value="0.029102" calcext:value-type="float">
            <text:p>0.029102</text:p>
          </table:table-cell>
          <table:table-cell office:value-type="float" office:value="0.844061" calcext:value-type="float">
            <text:p>0.844061</text:p>
          </table:table-cell>
          <table:table-cell office:value-type="float" office:value="0.006487" calcext:value-type="float">
            <text:p>0.00648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table:formula="of:=[.F51]-[.F50]" office:value-type="float" office:value="0.00314799999999993" calcext:value-type="float">
            <text:p>0.003148</text:p>
          </table:table-cell>
          <table:table-cell table:formula="of:=[.H51]-[.H50]" office:value-type="float" office:value="0.001251" calcext:value-type="float">
            <text:p>0.001251</text:p>
          </table:table-cell>
          <table:table-cell table:formula="of:=[.I51]-[.I50]" office:value-type="float" office:value="0.00000800000000000019" calcext:value-type="float">
            <text:p>0.000008</text:p>
          </table:table-cell>
          <table:table-cell table:formula="of:=[.G51]-[.G50]" office:value-type="float" office:value="0.001889" calcext:value-type="float">
            <text:p>0.001889</text:p>
          </table:table-cell>
          <table:table-cell office:value-type="float" office:value="0.882798" calcext:value-type="float">
            <text:p>0.882798</text:p>
          </table:table-cell>
          <table:table-cell office:value-type="float" office:value="0.030991" calcext:value-type="float">
            <text:p>0.030991</text:p>
          </table:table-cell>
          <table:table-cell office:value-type="float" office:value="0.845312" calcext:value-type="float">
            <text:p>0.845312</text:p>
          </table:table-cell>
          <table:table-cell office:value-type="float" office:value="0.006495" calcext:value-type="float">
            <text:p>0.0064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table:formula="of:=[.F52]-[.F51]" office:value-type="float" office:value="0.00296800000000008" calcext:value-type="float">
            <text:p>0.002968</text:p>
          </table:table-cell>
          <table:table-cell table:formula="of:=[.H52]-[.H51]" office:value-type="float" office:value="0.00184100000000009" calcext:value-type="float">
            <text:p>0.001841</text:p>
          </table:table-cell>
          <table:table-cell table:formula="of:=[.I52]-[.I51]" office:value-type="float" office:value="0.00000800000000000019" calcext:value-type="float">
            <text:p>0.000008</text:p>
          </table:table-cell>
          <table:table-cell table:formula="of:=[.G52]-[.G51]" office:value-type="float" office:value="0.001119" calcext:value-type="float">
            <text:p>0.001119</text:p>
          </table:table-cell>
          <table:table-cell office:value-type="float" office:value="0.885766" calcext:value-type="float">
            <text:p>0.885766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847153" calcext:value-type="float">
            <text:p>0.847153</text:p>
          </table:table-cell>
          <table:table-cell office:value-type="float" office:value="0.006503" calcext:value-type="float">
            <text:p>0.0065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table:formula="of:=[.F53]-[.F52]" office:value-type="float" office:value="0.00443499999999997" calcext:value-type="float">
            <text:p>0.004435</text:p>
          </table:table-cell>
          <table:table-cell table:formula="of:=[.H53]-[.H52]" office:value-type="float" office:value="0.00225699999999995" calcext:value-type="float">
            <text:p>0.002257</text:p>
          </table:table-cell>
          <table:table-cell table:formula="of:=[.I53]-[.I52]" office:value-type="float" office:value="0.00000599999999999993" calcext:value-type="float">
            <text:p>0.000006</text:p>
          </table:table-cell>
          <table:table-cell table:formula="of:=[.G53]-[.G52]" office:value-type="float" office:value="0.002172" calcext:value-type="float">
            <text:p>0.002172</text:p>
          </table:table-cell>
          <table:table-cell office:value-type="float" office:value="0.890201" calcext:value-type="float">
            <text:p>0.890201</text:p>
          </table:table-cell>
          <table:table-cell office:value-type="float" office:value="0.034282" calcext:value-type="float">
            <text:p>0.034282</text:p>
          </table:table-cell>
          <table:table-cell office:value-type="float" office:value="0.84941" calcext:value-type="float">
            <text:p>0.84941</text:p>
          </table:table-cell>
          <table:table-cell office:value-type="float" office:value="0.006509" calcext:value-type="float">
            <text:p>0.0065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table:formula="of:=[.F54]-[.F53]" office:value-type="float" office:value="0.00290400000000002" calcext:value-type="float">
            <text:p>0.002904</text:p>
          </table:table-cell>
          <table:table-cell table:formula="of:=[.H54]-[.H53]" office:value-type="float" office:value="0.00190400000000002" calcext:value-type="float">
            <text:p>0.001904</text:p>
          </table:table-cell>
          <table:table-cell table:formula="of:=[.I54]-[.I53]" office:value-type="float" office:value="0.00000700000000000006" calcext:value-type="float">
            <text:p>0.000007</text:p>
          </table:table-cell>
          <table:table-cell table:formula="of:=[.G54]-[.G53]" office:value-type="float" office:value="0.000993000000000001" calcext:value-type="float">
            <text:p>0.000993</text:p>
          </table:table-cell>
          <table:table-cell office:value-type="float" office:value="0.893105" calcext:value-type="float">
            <text:p>0.893105</text:p>
          </table:table-cell>
          <table:table-cell office:value-type="float" office:value="0.035275" calcext:value-type="float">
            <text:p>0.035275</text:p>
          </table:table-cell>
          <table:table-cell office:value-type="float" office:value="0.851314" calcext:value-type="float">
            <text:p>0.851314</text:p>
          </table:table-cell>
          <table:table-cell office:value-type="float" office:value="0.006516" calcext:value-type="float">
            <text:p>0.0065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table:formula="of:=[.F55]-[.F54]" office:value-type="float" office:value="0.00422099999999992" calcext:value-type="float">
            <text:p>0.004221</text:p>
          </table:table-cell>
          <table:table-cell table:formula="of:=[.H55]-[.H54]" office:value-type="float" office:value="0.00100900000000004" calcext:value-type="float">
            <text:p>0.001009</text:p>
          </table:table-cell>
          <table:table-cell table:formula="of:=[.I55]-[.I54]" office:value-type="float" office:value="0.0000189999999999999" calcext:value-type="float">
            <text:p>0.000019</text:p>
          </table:table-cell>
          <table:table-cell table:formula="of:=[.G55]-[.G54]" office:value-type="float" office:value="0.003193" calcext:value-type="float">
            <text:p>0.003193</text:p>
          </table:table-cell>
          <table:table-cell office:value-type="float" office:value="0.897326" calcext:value-type="float">
            <text:p>0.897326</text:p>
          </table:table-cell>
          <table:table-cell office:value-type="float" office:value="0.038468" calcext:value-type="float">
            <text:p>0.038468</text:p>
          </table:table-cell>
          <table:table-cell office:value-type="float" office:value="0.852323" calcext:value-type="float">
            <text:p>0.852323</text:p>
          </table:table-cell>
          <table:table-cell office:value-type="float" office:value="0.006535" calcext:value-type="float">
            <text:p>0.0065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table:formula="of:=[.F56]-[.F55]" office:value-type="float" office:value="0.00315600000000005" calcext:value-type="float">
            <text:p>0.003156</text:p>
          </table:table-cell>
          <table:table-cell table:formula="of:=[.H56]-[.H55]" office:value-type="float" office:value="0.00325999999999993" calcext:value-type="float">
            <text:p>0.003260</text:p>
          </table:table-cell>
          <table:table-cell table:formula="of:=[.I56]-[.I55]" office:value-type="float" office:value="0.00000700000000000006" calcext:value-type="float">
            <text:p>0.000007</text:p>
          </table:table-cell>
          <table:table-cell table:formula="of:=[.G56]-[.G55]" office:value-type="float" office:value="-0.000111" calcext:value-type="float">
            <text:p>-0.000111</text:p>
          </table:table-cell>
          <table:table-cell office:value-type="float" office:value="0.900482" calcext:value-type="float">
            <text:p>0.900482</text:p>
          </table:table-cell>
          <table:table-cell office:value-type="float" office:value="0.038357" calcext:value-type="float">
            <text:p>0.038357</text:p>
          </table:table-cell>
          <table:table-cell office:value-type="float" office:value="0.855583" calcext:value-type="float">
            <text:p>0.855583</text:p>
          </table:table-cell>
          <table:table-cell office:value-type="float" office:value="0.006542" calcext:value-type="float">
            <text:p>0.0065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table:formula="of:=[.F57]-[.F56]" office:value-type="float" office:value="0.00592300000000001" calcext:value-type="float">
            <text:p>0.005923</text:p>
          </table:table-cell>
          <table:table-cell table:formula="of:=[.H57]-[.H56]" office:value-type="float" office:value="0.00200200000000006" calcext:value-type="float">
            <text:p>0.002002</text:p>
          </table:table-cell>
          <table:table-cell table:formula="of:=[.I57]-[.I56]" office:value-type="float" office:value="0.0000169999999999997" calcext:value-type="float">
            <text:p>0.000017</text:p>
          </table:table-cell>
          <table:table-cell table:formula="of:=[.G57]-[.G56]" office:value-type="float" office:value="0.003904" calcext:value-type="float">
            <text:p>0.003904</text:p>
          </table:table-cell>
          <table:table-cell office:value-type="float" office:value="0.906405" calcext:value-type="float">
            <text:p>0.906405</text:p>
          </table:table-cell>
          <table:table-cell office:value-type="float" office:value="0.042261" calcext:value-type="float">
            <text:p>0.042261</text:p>
          </table:table-cell>
          <table:table-cell office:value-type="float" office:value="0.857585" calcext:value-type="float">
            <text:p>0.857585</text:p>
          </table:table-cell>
          <table:table-cell office:value-type="float" office:value="0.006559" calcext:value-type="float">
            <text:p>0.0065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table:formula="of:=[.F58]-[.F57]" office:value-type="float" office:value="0.00416399999999995" calcext:value-type="float">
            <text:p>0.004164</text:p>
          </table:table-cell>
          <table:table-cell table:formula="of:=[.H58]-[.H57]" office:value-type="float" office:value="0.00235199999999991" calcext:value-type="float">
            <text:p>0.002352</text:p>
          </table:table-cell>
          <table:table-cell table:formula="of:=[.I58]-[.I57]" office:value-type="float" office:value="0.0000119999999999999" calcext:value-type="float">
            <text:p>0.000012</text:p>
          </table:table-cell>
          <table:table-cell table:formula="of:=[.G58]-[.G57]" office:value-type="float" office:value="0.0018" calcext:value-type="float">
            <text:p>0.001800</text:p>
          </table:table-cell>
          <table:table-cell office:value-type="float" office:value="0.910569" calcext:value-type="float">
            <text:p>0.910569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859937" calcext:value-type="float">
            <text:p>0.859937</text:p>
          </table:table-cell>
          <table:table-cell office:value-type="float" office:value="0.006571" calcext:value-type="float">
            <text:p>0.006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table:formula="of:=[.F59]-[.F58]" office:value-type="float" office:value="0.00766800000000001" calcext:value-type="float">
            <text:p>0.007668</text:p>
          </table:table-cell>
          <table:table-cell table:formula="of:=[.H59]-[.H58]" office:value-type="float" office:value="0.00325500000000001" calcext:value-type="float">
            <text:p>0.003255</text:p>
          </table:table-cell>
          <table:table-cell table:formula="of:=[.I59]-[.I58]" office:value-type="float" office:value="0.0000160000000000004" calcext:value-type="float">
            <text:p>0.000016</text:p>
          </table:table-cell>
          <table:table-cell table:formula="of:=[.G59]-[.G58]" office:value-type="float" office:value="0.004397" calcext:value-type="float">
            <text:p>0.004397</text:p>
          </table:table-cell>
          <table:table-cell office:value-type="float" office:value="0.918237" calcext:value-type="float">
            <text:p>0.918237</text:p>
          </table:table-cell>
          <table:table-cell office:value-type="float" office:value="0.048458" calcext:value-type="float">
            <text:p>0.048458</text:p>
          </table:table-cell>
          <table:table-cell office:value-type="float" office:value="0.863192" calcext:value-type="float">
            <text:p>0.863192</text:p>
          </table:table-cell>
          <table:table-cell office:value-type="float" office:value="0.006587" calcext:value-type="float">
            <text:p>0.0065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table:formula="of:=[.F60]-[.F59]" office:value-type="float" office:value="0.006525" calcext:value-type="float">
            <text:p>0.006525</text:p>
          </table:table-cell>
          <table:table-cell table:formula="of:=[.H60]-[.H59]" office:value-type="float" office:value="0.00362400000000007" calcext:value-type="float">
            <text:p>0.003624</text:p>
          </table:table-cell>
          <table:table-cell table:formula="of:=[.I60]-[.I59]" office:value-type="float" office:value="0.0000169999999999997" calcext:value-type="float">
            <text:p>0.000017</text:p>
          </table:table-cell>
          <table:table-cell table:formula="of:=[.G60]-[.G59]" office:value-type="float" office:value="0.002884" calcext:value-type="float">
            <text:p>0.002884</text:p>
          </table:table-cell>
          <table:table-cell office:value-type="float" office:value="0.924762" calcext:value-type="float">
            <text:p>0.924762</text:p>
          </table:table-cell>
          <table:table-cell office:value-type="float" office:value="0.051342" calcext:value-type="float">
            <text:p>0.051342</text:p>
          </table:table-cell>
          <table:table-cell office:value-type="float" office:value="0.866816" calcext:value-type="float">
            <text:p>0.866816</text:p>
          </table:table-cell>
          <table:table-cell office:value-type="float" office:value="0.006604" calcext:value-type="float">
            <text:p>0.0066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table:formula="of:=[.F61]-[.F60]" office:value-type="float" office:value="0.00451200000000007" calcext:value-type="float">
            <text:p>0.004512</text:p>
          </table:table-cell>
          <table:table-cell table:formula="of:=[.H61]-[.H60]" office:value-type="float" office:value="0.00323799999999996" calcext:value-type="float">
            <text:p>0.003238</text:p>
          </table:table-cell>
          <table:table-cell table:formula="of:=[.I61]-[.I60]" office:value-type="float" office:value="0.00000700000000000006" calcext:value-type="float">
            <text:p>0.000007</text:p>
          </table:table-cell>
          <table:table-cell table:formula="of:=[.G61]-[.G60]" office:value-type="float" office:value="0.001267" calcext:value-type="float">
            <text:p>0.001267</text:p>
          </table:table-cell>
          <table:table-cell office:value-type="float" office:value="0.929274" calcext:value-type="float">
            <text:p>0.929274</text:p>
          </table:table-cell>
          <table:table-cell office:value-type="float" office:value="0.052609" calcext:value-type="float">
            <text:p>0.052609</text:p>
          </table:table-cell>
          <table:table-cell office:value-type="float" office:value="0.870054" calcext:value-type="float">
            <text:p>0.870054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table:formula="of:=[.F62]-[.F61]" office:value-type="float" office:value="0.00562199999999991" calcext:value-type="float">
            <text:p>0.005622</text:p>
          </table:table-cell>
          <table:table-cell table:formula="of:=[.H62]-[.H61]" office:value-type="float" office:value="0.00157399999999996" calcext:value-type="float">
            <text:p>0.001574</text:p>
          </table:table-cell>
          <table:table-cell table:formula="of:=[.I62]-[.I61]" office:value-type="float" office:value="0.0000110000000000006" calcext:value-type="float">
            <text:p>0.000011</text:p>
          </table:table-cell>
          <table:table-cell table:formula="of:=[.G62]-[.G61]" office:value-type="float" office:value="0.004037" calcext:value-type="float">
            <text:p>0.004037</text:p>
          </table:table-cell>
          <table:table-cell office:value-type="float" office:value="0.934896" calcext:value-type="float">
            <text:p>0.934896</text:p>
          </table:table-cell>
          <table:table-cell office:value-type="float" office:value="0.056646" calcext:value-type="float">
            <text:p>0.056646</text:p>
          </table:table-cell>
          <table:table-cell office:value-type="float" office:value="0.871628" calcext:value-type="float">
            <text:p>0.871628</text:p>
          </table:table-cell>
          <table:table-cell office:value-type="float" office:value="0.006622" calcext:value-type="float">
            <text:p>0.0066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table:formula="of:=[.F63]-[.F62]" office:value-type="float" office:value="0.00446400000000002" calcext:value-type="float">
            <text:p>0.004464</text:p>
          </table:table-cell>
          <table:table-cell table:formula="of:=[.H63]-[.H62]" office:value-type="float" office:value="0.00506700000000004" calcext:value-type="float">
            <text:p>0.005067</text:p>
          </table:table-cell>
          <table:table-cell table:formula="of:=[.I63]-[.I62]" office:value-type="float" office:value="0.000046" calcext:value-type="float">
            <text:p>0.000046</text:p>
          </table:table-cell>
          <table:table-cell table:formula="of:=[.G63]-[.G62]" office:value-type="float" office:value="-0.000649000000000004" calcext:value-type="float">
            <text:p>-0.000649</text:p>
          </table:table-cell>
          <table:table-cell office:value-type="float" office:value="0.93936" calcext:value-type="float">
            <text:p>0.93936</text:p>
          </table:table-cell>
          <table:table-cell office:value-type="float" office:value="0.055997" calcext:value-type="float">
            <text:p>0.055997</text:p>
          </table:table-cell>
          <table:table-cell office:value-type="float" office:value="0.876695" calcext:value-type="float">
            <text:p>0.876695</text:p>
          </table:table-cell>
          <table:table-cell office:value-type="float" office:value="0.006668" calcext:value-type="float">
            <text:p>0.0066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table:formula="of:=[.F64]-[.F63]" office:value-type="float" office:value="0.00869799999999998" calcext:value-type="float">
            <text:p>0.008698</text:p>
          </table:table-cell>
          <table:table-cell table:formula="of:=[.H64]-[.H63]" office:value-type="float" office:value="0.00341199999999997" calcext:value-type="float">
            <text:p>0.003412</text:p>
          </table:table-cell>
          <table:table-cell table:formula="of:=[.I64]-[.I63]" office:value-type="float" office:value="0.0000189999999999999" calcext:value-type="float">
            <text:p>0.000019</text:p>
          </table:table-cell>
          <table:table-cell table:formula="of:=[.G64]-[.G63]" office:value-type="float" office:value="0.005267" calcext:value-type="float">
            <text:p>0.005267</text:p>
          </table:table-cell>
          <table:table-cell office:value-type="float" office:value="0.948058" calcext:value-type="float">
            <text:p>0.948058</text:p>
          </table:table-cell>
          <table:table-cell office:value-type="float" office:value="0.061264" calcext:value-type="float">
            <text:p>0.061264</text:p>
          </table:table-cell>
          <table:table-cell office:value-type="float" office:value="0.880107" calcext:value-type="float">
            <text:p>0.880107</text:p>
          </table:table-cell>
          <table:table-cell office:value-type="float" office:value="0.006687" calcext:value-type="float">
            <text:p>0.006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table:formula="of:=[.F65]-[.F64]" office:value-type="float" office:value="0.00825200000000004" calcext:value-type="float">
            <text:p>0.008252</text:p>
          </table:table-cell>
          <table:table-cell table:formula="of:=[.H65]-[.H64]" office:value-type="float" office:value="0.00331800000000004" calcext:value-type="float">
            <text:p>0.003318</text:p>
          </table:table-cell>
          <table:table-cell table:formula="of:=[.I65]-[.I64]" office:value-type="float" office:value="0.0000169999999999997" calcext:value-type="float">
            <text:p>0.000017</text:p>
          </table:table-cell>
          <table:table-cell table:formula="of:=[.G65]-[.G64]" office:value-type="float" office:value="0.00491700000000001" calcext:value-type="float">
            <text:p>0.004917</text:p>
          </table:table-cell>
          <table:table-cell office:value-type="float" office:value="0.95631" calcext:value-type="float">
            <text:p>0.95631</text:p>
          </table:table-cell>
          <table:table-cell office:value-type="float" office:value="0.066181" calcext:value-type="float">
            <text:p>0.066181</text:p>
          </table:table-cell>
          <table:table-cell office:value-type="float" office:value="0.883425" calcext:value-type="float">
            <text:p>0.883425</text:p>
          </table:table-cell>
          <table:table-cell office:value-type="float" office:value="0.006704" calcext:value-type="float">
            <text:p>0.0067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table:formula="of:=[.F66]-[.F65]" office:value-type="float" office:value="0.00588299999999997" calcext:value-type="float">
            <text:p>0.005883</text:p>
          </table:table-cell>
          <table:table-cell table:formula="of:=[.H66]-[.H65]" office:value-type="float" office:value="0.005274" calcext:value-type="float">
            <text:p>0.005274</text:p>
          </table:table-cell>
          <table:table-cell table:formula="of:=[.I66]-[.I65]" office:value-type="float" office:value="0.0000189999999999999" calcext:value-type="float">
            <text:p>0.000019</text:p>
          </table:table-cell>
          <table:table-cell table:formula="of:=[.G66]-[.G65]" office:value-type="float" office:value="0.000589999999999993" calcext:value-type="float">
            <text:p>0.000590</text:p>
          </table:table-cell>
          <table:table-cell office:value-type="float" office:value="0.962193" calcext:value-type="float">
            <text:p>0.962193</text:p>
          </table:table-cell>
          <table:table-cell office:value-type="float" office:value="0.066771" calcext:value-type="float">
            <text:p>0.066771</text:p>
          </table:table-cell>
          <table:table-cell office:value-type="float" office:value="0.888699" calcext:value-type="float">
            <text:p>0.888699</text:p>
          </table:table-cell>
          <table:table-cell office:value-type="float" office:value="0.006723" calcext:value-type="float">
            <text:p>0.0067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table:formula="of:=[.F67]-[.F66]" office:value-type="float" office:value="0.008413" calcext:value-type="float">
            <text:p>0.008413</text:p>
          </table:table-cell>
          <table:table-cell table:formula="of:=[.H67]-[.H66]" office:value-type="float" office:value="0.00584299999999993" calcext:value-type="float">
            <text:p>0.005843</text:p>
          </table:table-cell>
          <table:table-cell table:formula="of:=[.I67]-[.I66]" office:value-type="float" office:value="0.0000290000000000004" calcext:value-type="float">
            <text:p>0.000029</text:p>
          </table:table-cell>
          <table:table-cell table:formula="of:=[.G67]-[.G66]" office:value-type="float" office:value="0.002541" calcext:value-type="float">
            <text:p>0.002541</text:p>
          </table:table-cell>
          <table:table-cell office:value-type="float" office:value="0.970606" calcext:value-type="float">
            <text:p>0.970606</text:p>
          </table:table-cell>
          <table:table-cell office:value-type="float" office:value="0.069312" calcext:value-type="float">
            <text:p>0.069312</text:p>
          </table:table-cell>
          <table:table-cell office:value-type="float" office:value="0.894542" calcext:value-type="float">
            <text:p>0.894542</text:p>
          </table:table-cell>
          <table:table-cell office:value-type="float" office:value="0.006752" calcext:value-type="float">
            <text:p>0.0067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table:formula="of:=[.F68]-[.F67]" office:value-type="float" office:value="0.007606" calcext:value-type="float">
            <text:p>0.007606</text:p>
          </table:table-cell>
          <table:table-cell table:formula="of:=[.H68]-[.H67]" office:value-type="float" office:value="0.00546000000000002" calcext:value-type="float">
            <text:p>0.005460</text:p>
          </table:table-cell>
          <table:table-cell table:formula="of:=[.I68]-[.I67]" office:value-type="float" office:value="0.00000700000000000006" calcext:value-type="float">
            <text:p>0.000007</text:p>
          </table:table-cell>
          <table:table-cell table:formula="of:=[.G68]-[.G67]" office:value-type="float" office:value="0.002139" calcext:value-type="float">
            <text:p>0.002139</text:p>
          </table:table-cell>
          <table:table-cell office:value-type="float" office:value="0.978212" calcext:value-type="float">
            <text:p>0.978212</text:p>
          </table:table-cell>
          <table:table-cell office:value-type="float" office:value="0.071451" calcext:value-type="float">
            <text:p>0.071451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0.006759" calcext:value-type="float">
            <text:p>0.0067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table:formula="of:=[.F69]-[.F68]" office:value-type="float" office:value="0.00727699999999998" calcext:value-type="float">
            <text:p>0.007277</text:p>
          </table:table-cell>
          <table:table-cell table:formula="of:=[.H69]-[.H68]" office:value-type="float" office:value="0.00271600000000005" calcext:value-type="float">
            <text:p>0.002716</text:p>
          </table:table-cell>
          <table:table-cell table:formula="of:=[.I69]-[.I68]" office:value-type="float" office:value="0.0000159999999999995" calcext:value-type="float">
            <text:p>0.000016</text:p>
          </table:table-cell>
          <table:table-cell table:formula="of:=[.G69]-[.G68]" office:value-type="float" office:value="0.00454499999999999" calcext:value-type="float">
            <text:p>0.004545</text:p>
          </table:table-cell>
          <table:table-cell office:value-type="float" office:value="0.985489" calcext:value-type="float">
            <text:p>0.985489</text:p>
          </table:table-cell>
          <table:table-cell office:value-type="float" office:value="0.075996" calcext:value-type="float">
            <text:p>0.075996</text:p>
          </table:table-cell>
          <table:table-cell office:value-type="float" office:value="0.902718" calcext:value-type="float">
            <text:p>0.902718</text:p>
          </table:table-cell>
          <table:table-cell office:value-type="float" office:value="0.006775" calcext:value-type="float">
            <text:p>0.0067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table:formula="of:=[.F70]-[.F69]" office:value-type="float" office:value="0.00503500000000001" calcext:value-type="float">
            <text:p>0.005035</text:p>
          </table:table-cell>
          <table:table-cell table:formula="of:=[.H70]-[.H69]" office:value-type="float" office:value="0.00817499999999993" calcext:value-type="float">
            <text:p>0.008175</text:p>
          </table:table-cell>
          <table:table-cell table:formula="of:=[.I70]-[.I69]" office:value-type="float" office:value="0.0000550000000000004" calcext:value-type="float">
            <text:p>0.000055</text:p>
          </table:table-cell>
          <table:table-cell table:formula="of:=[.G70]-[.G69]" office:value-type="float" office:value="-0.00319499999999999" calcext:value-type="float">
            <text:p>-0.003195</text:p>
          </table:table-cell>
          <table:table-cell office:value-type="float" office:value="0.990524" calcext:value-type="float">
            <text:p>0.990524</text:p>
          </table:table-cell>
          <table:table-cell office:value-type="float" office:value="0.072801" calcext:value-type="float">
            <text:p>0.072801</text:p>
          </table:table-cell>
          <table:table-cell office:value-type="float" office:value="0.910893" calcext:value-type="float">
            <text:p>0.910893</text:p>
          </table:table-cell>
          <table:table-cell office:value-type="float" office:value="0.00683" calcext:value-type="float">
            <text:p>0.006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table:formula="of:=[.F71]-[.F70]" office:value-type="float" office:value="0.00858600000000009" calcext:value-type="float">
            <text:p>0.008586</text:p>
          </table:table-cell>
          <table:table-cell table:formula="of:=[.H71]-[.H70]" office:value-type="float" office:value="0.00497800000000004" calcext:value-type="float">
            <text:p>0.004978</text:p>
          </table:table-cell>
          <table:table-cell table:formula="of:=[.I71]-[.I70]" office:value-type="float" office:value="0.000026" calcext:value-type="float">
            <text:p>0.000026</text:p>
          </table:table-cell>
          <table:table-cell table:formula="of:=[.G71]-[.G70]" office:value-type="float" office:value="0.003582" calcext:value-type="float">
            <text:p>0.003582</text:p>
          </table:table-cell>
          <table:table-cell office:value-type="float" office:value="0.99911" calcext:value-type="float">
            <text:p>0.99911</text:p>
          </table:table-cell>
          <table:table-cell office:value-type="float" office:value="0.076383" calcext:value-type="float">
            <text:p>0.076383</text:p>
          </table:table-cell>
          <table:table-cell office:value-type="float" office:value="0.915871" calcext:value-type="float">
            <text:p>0.915871</text:p>
          </table:table-cell>
          <table:table-cell office:value-type="float" office:value="0.006856" calcext:value-type="float">
            <text:p>0.0068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table:formula="of:=[.F72]-[.F71]" office:value-type="float" office:value="0.0121129999999999" calcext:value-type="float">
            <text:p>0.012113</text:p>
          </table:table-cell>
          <table:table-cell table:formula="of:=[.H72]-[.H71]" office:value-type="float" office:value="0.00487700000000002" calcext:value-type="float">
            <text:p>0.004877</text:p>
          </table:table-cell>
          <table:table-cell table:formula="of:=[.I72]-[.I71]" office:value-type="float" office:value="0.0000239999999999997" calcext:value-type="float">
            <text:p>0.000024</text:p>
          </table:table-cell>
          <table:table-cell table:formula="of:=[.G72]-[.G71]" office:value-type="float" office:value="0.007212" calcext:value-type="float">
            <text:p>0.007212</text:p>
          </table:table-cell>
          <table:table-cell office:value-type="float" office:value="1.011223" calcext:value-type="float">
            <text:p>1.011223</text:p>
          </table:table-cell>
          <table:table-cell office:value-type="float" office:value="0.083595" calcext:value-type="float">
            <text:p>0.083595</text:p>
          </table:table-cell>
          <table:table-cell office:value-type="float" office:value="0.920748" calcext:value-type="float">
            <text:p>0.920748</text:p>
          </table:table-cell>
          <table:table-cell office:value-type="float" office:value="0.00688" calcext:value-type="float">
            <text:p>0.006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table:formula="of:=[.F73]-[.F72]" office:value-type="float" office:value="0.006602" calcext:value-type="float">
            <text:p>0.006602</text:p>
          </table:table-cell>
          <table:table-cell table:formula="of:=[.H73]-[.H72]" office:value-type="float" office:value="0.00770199999999999" calcext:value-type="float">
            <text:p>0.007702</text:p>
          </table:table-cell>
          <table:table-cell table:formula="of:=[.I73]-[.I72]" office:value-type="float" office:value="0.0000280000000000002" calcext:value-type="float">
            <text:p>0.000028</text:p>
          </table:table-cell>
          <table:table-cell table:formula="of:=[.G73]-[.G72]" office:value-type="float" office:value="-0.001128" calcext:value-type="float">
            <text:p>-0.001128</text:p>
          </table:table-cell>
          <table:table-cell office:value-type="float" office:value="1.017825" calcext:value-type="float">
            <text:p>1.017825</text:p>
          </table:table-cell>
          <table:table-cell office:value-type="float" office:value="0.082467" calcext:value-type="float">
            <text:p>0.082467</text:p>
          </table:table-cell>
          <table:table-cell office:value-type="float" office:value="0.92845" calcext:value-type="float">
            <text:p>0.92845</text:p>
          </table:table-cell>
          <table:table-cell office:value-type="float" office:value="0.006908" calcext:value-type="float">
            <text:p>0.0069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table:formula="of:=[.F74]-[.F73]" office:value-type="float" office:value="0.010446" calcext:value-type="float">
            <text:p>0.010446</text:p>
          </table:table-cell>
          <table:table-cell table:formula="of:=[.H74]-[.H73]" office:value-type="float" office:value="0.00856400000000002" calcext:value-type="float">
            <text:p>0.008564</text:p>
          </table:table-cell>
          <table:table-cell table:formula="of:=[.I74]-[.I73]" office:value-type="float" office:value="0.0000289999999999995" calcext:value-type="float">
            <text:p>0.000029</text:p>
          </table:table-cell>
          <table:table-cell table:formula="of:=[.G74]-[.G73]" office:value-type="float" office:value="0.00185300000000001" calcext:value-type="float">
            <text:p>0.001853</text:p>
          </table:table-cell>
          <table:table-cell office:value-type="float" office:value="1.028271" calcext:value-type="float">
            <text:p>1.028271</text:p>
          </table:table-cell>
          <table:table-cell office:value-type="float" office:value="0.08432" calcext:value-type="float">
            <text:p>0.08432</text:p>
          </table:table-cell>
          <table:table-cell office:value-type="float" office:value="0.937014" calcext:value-type="float">
            <text:p>0.937014</text:p>
          </table:table-cell>
          <table:table-cell office:value-type="float" office:value="0.006937" calcext:value-type="float">
            <text:p>0.0069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table:formula="of:=[.F75]-[.F74]" office:value-type="float" office:value="0.00635200000000014" calcext:value-type="float">
            <text:p>0.006352</text:p>
          </table:table-cell>
          <table:table-cell table:formula="of:=[.H75]-[.H74]" office:value-type="float" office:value="0.00788699999999998" calcext:value-type="float">
            <text:p>0.007887</text:p>
          </table:table-cell>
          <table:table-cell table:formula="of:=[.I75]-[.I74]" office:value-type="float" office:value="0.0000100000000000005" calcext:value-type="float">
            <text:p>0.000010</text:p>
          </table:table-cell>
          <table:table-cell table:formula="of:=[.G75]-[.G74]" office:value-type="float" office:value="-0.001545" calcext:value-type="float">
            <text:p>-0.001545</text:p>
          </table:table-cell>
          <table:table-cell office:value-type="float" office:value="1.034623" calcext:value-type="float">
            <text:p>1.034623</text:p>
          </table:table-cell>
          <table:table-cell office:value-type="float" office:value="0.082775" calcext:value-type="float">
            <text:p>0.082775</text:p>
          </table:table-cell>
          <table:table-cell office:value-type="float" office:value="0.944901" calcext:value-type="float">
            <text:p>0.944901</text:p>
          </table:table-cell>
          <table:table-cell office:value-type="float" office:value="0.006947" calcext:value-type="float">
            <text:p>0.0069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table:formula="of:=[.F76]-[.F75]" office:value-type="float" office:value="0.011177" calcext:value-type="float">
            <text:p>0.011177</text:p>
          </table:table-cell>
          <table:table-cell table:formula="of:=[.H76]-[.H75]" office:value-type="float" office:value="0.00393200000000005" calcext:value-type="float">
            <text:p>0.003932</text:p>
          </table:table-cell>
          <table:table-cell table:formula="of:=[.I76]-[.I75]" office:value-type="float" office:value="0.00000299999999999953" calcext:value-type="float">
            <text:p>0.000003</text:p>
          </table:table-cell>
          <table:table-cell table:formula="of:=[.G76]-[.G75]" office:value-type="float" office:value="0.007242" calcext:value-type="float">
            <text:p>0.007242</text:p>
          </table:table-cell>
          <table:table-cell office:value-type="float" office:value="1.0458" calcext:value-type="float">
            <text:p>1.0458</text:p>
          </table:table-cell>
          <table:table-cell office:value-type="float" office:value="0.090017" calcext:value-type="float">
            <text:p>0.090017</text:p>
          </table:table-cell>
          <table:table-cell office:value-type="float" office:value="0.948833" calcext:value-type="float">
            <text:p>0.948833</text:p>
          </table:table-cell>
          <table:table-cell office:value-type="float" office:value="0.00695" calcext:value-type="float">
            <text:p>0.006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table:formula="of:=[.F77]-[.F76]" office:value-type="float" office:value="0.00580899999999995" calcext:value-type="float">
            <text:p>0.005809</text:p>
          </table:table-cell>
          <table:table-cell table:formula="of:=[.H77]-[.H76]" office:value-type="float" office:value="0.010659" calcext:value-type="float">
            <text:p>0.010659</text:p>
          </table:table-cell>
          <table:table-cell table:formula="of:=[.I77]-[.I76]" office:value-type="float" office:value="0.0000390000000000008" calcext:value-type="float">
            <text:p>0.000039</text:p>
          </table:table-cell>
          <table:table-cell table:formula="of:=[.G77]-[.G76]" office:value-type="float" office:value="-0.004889" calcext:value-type="float">
            <text:p>-0.004889</text:p>
          </table:table-cell>
          <table:table-cell office:value-type="float" office:value="1.051609" calcext:value-type="float">
            <text:p>1.051609</text:p>
          </table:table-cell>
          <table:table-cell office:value-type="float" office:value="0.085128" calcext:value-type="float">
            <text:p>0.085128</text:p>
          </table:table-cell>
          <table:table-cell office:value-type="float" office:value="0.959492" calcext:value-type="float">
            <text:p>0.959492</text:p>
          </table:table-cell>
          <table:table-cell office:value-type="float" office:value="0.006989" calcext:value-type="float">
            <text:p>0.0069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table:formula="of:=[.F78]-[.F77]" office:value-type="float" office:value="0.00987899999999997" calcext:value-type="float">
            <text:p>0.009879</text:p>
          </table:table-cell>
          <table:table-cell table:formula="of:=[.H78]-[.H77]" office:value-type="float" office:value="0.00686900000000001" calcext:value-type="float">
            <text:p>0.006869</text:p>
          </table:table-cell>
          <table:table-cell table:formula="of:=[.I78]-[.I77]" office:value-type="float" office:value="0.0000539999999999994" calcext:value-type="float">
            <text:p>0.000054</text:p>
          </table:table-cell>
          <table:table-cell table:formula="of:=[.G78]-[.G77]" office:value-type="float" office:value="0.002956" calcext:value-type="float">
            <text:p>0.002956</text:p>
          </table:table-cell>
          <table:table-cell office:value-type="float" office:value="1.061488" calcext:value-type="float">
            <text:p>1.061488</text:p>
          </table:table-cell>
          <table:table-cell office:value-type="float" office:value="0.088084" calcext:value-type="float">
            <text:p>0.088084</text:p>
          </table:table-cell>
          <table:table-cell office:value-type="float" office:value="0.966361" calcext:value-type="float">
            <text:p>0.966361</text:p>
          </table:table-cell>
          <table:table-cell office:value-type="float" office:value="0.007043" calcext:value-type="float">
            <text:p>0.0070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table:formula="of:=[.F79]-[.F78]" office:value-type="float" office:value="0.00486399999999998" calcext:value-type="float">
            <text:p>0.004864</text:p>
          </table:table-cell>
          <table:table-cell table:formula="of:=[.H79]-[.H78]" office:value-type="float" office:value="0.00634400000000002" calcext:value-type="float">
            <text:p>0.006344</text:p>
          </table:table-cell>
          <table:table-cell table:formula="of:=[.I79]-[.I78]" office:value-type="float" office:value="0" calcext:value-type="float">
            <text:p>0.000000</text:p>
          </table:table-cell>
          <table:table-cell table:formula="of:=[.G79]-[.G78]" office:value-type="float" office:value="-0.00148" calcext:value-type="float">
            <text:p>-0.001480</text:p>
          </table:table-cell>
          <table:table-cell office:value-type="float" office:value="1.066352" calcext:value-type="float">
            <text:p>1.066352</text:p>
          </table:table-cell>
          <table:table-cell office:value-type="float" office:value="0.086604" calcext:value-type="float">
            <text:p>0.086604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007043" calcext:value-type="float">
            <text:p>0.0070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table:formula="of:=[.F80]-[.F79]" office:value-type="float" office:value="0.016629" calcext:value-type="float">
            <text:p>0.016629</text:p>
          </table:table-cell>
          <table:table-cell table:formula="of:=[.H80]-[.H79]" office:value-type="float" office:value="0.00928999999999991" calcext:value-type="float">
            <text:p>0.009290</text:p>
          </table:table-cell>
          <table:table-cell table:formula="of:=[.I80]-[.I79]" office:value-type="float" office:value="0.0000430000000000005" calcext:value-type="float">
            <text:p>0.000043</text:p>
          </table:table-cell>
          <table:table-cell table:formula="of:=[.G80]-[.G79]" office:value-type="float" office:value="0.007296" calcext:value-type="float">
            <text:p>0.007296</text:p>
          </table:table-cell>
          <table:table-cell office:value-type="float" office:value="1.082981" calcext:value-type="float">
            <text:p>1.082981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981995" calcext:value-type="float">
            <text:p>0.981995</text:p>
          </table:table-cell>
          <table:table-cell office:value-type="float" office:value="0.007086" calcext:value-type="float">
            <text:p>0.0070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table:formula="of:=[.F81]-[.F80]" office:value-type="float" office:value="0.0139" calcext:value-type="float">
            <text:p>0.013900</text:p>
          </table:table-cell>
          <table:table-cell table:formula="of:=[.H81]-[.H80]" office:value-type="float" office:value="0.0105080000000001" calcext:value-type="float">
            <text:p>0.010508</text:p>
          </table:table-cell>
          <table:table-cell table:formula="of:=[.I81]-[.I80]" office:value-type="float" office:value="0.0000359999999999996" calcext:value-type="float">
            <text:p>0.000036</text:p>
          </table:table-cell>
          <table:table-cell table:formula="of:=[.G81]-[.G80]" office:value-type="float" office:value="0.003356" calcext:value-type="float">
            <text:p>0.003356</text:p>
          </table:table-cell>
          <table:table-cell office:value-type="float" office:value="1.096881" calcext:value-type="float">
            <text:p>1.096881</text:p>
          </table:table-cell>
          <table:table-cell office:value-type="float" office:value="0.097256" calcext:value-type="float">
            <text:p>0.097256</text:p>
          </table:table-cell>
          <table:table-cell office:value-type="float" office:value="0.992503" calcext:value-type="float">
            <text:p>0.992503</text:p>
          </table:table-cell>
          <table:table-cell office:value-type="float" office:value="0.007122" calcext:value-type="float">
            <text:p>0.0071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table:formula="of:=[.F82]-[.F81]" office:value-type="float" office:value="0.00808999999999993" calcext:value-type="float">
            <text:p>0.008090</text:p>
          </table:table-cell>
          <table:table-cell table:formula="of:=[.H82]-[.H81]" office:value-type="float" office:value="0.00928800000000007" calcext:value-type="float">
            <text:p>0.009288</text:p>
          </table:table-cell>
          <table:table-cell table:formula="of:=[.I82]-[.I81]" office:value-type="float" office:value="0.00000700000000000006" calcext:value-type="float">
            <text:p>0.000007</text:p>
          </table:table-cell>
          <table:table-cell table:formula="of:=[.G82]-[.G81]" office:value-type="float" office:value="-0.001205" calcext:value-type="float">
            <text:p>-0.001205</text:p>
          </table:table-cell>
          <table:table-cell office:value-type="float" office:value="1.104971" calcext:value-type="float">
            <text:p>1.104971</text:p>
          </table:table-cell>
          <table:table-cell office:value-type="float" office:value="0.096051" calcext:value-type="float">
            <text:p>0.096051</text:p>
          </table:table-cell>
          <table:table-cell office:value-type="float" office:value="1.001791" calcext:value-type="float">
            <text:p>1.001791</text:p>
          </table:table-cell>
          <table:table-cell office:value-type="float" office:value="0.007129" calcext:value-type="float">
            <text:p>0.0071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table:formula="of:=[.F83]-[.F82]" office:value-type="float" office:value="0.00799300000000014" calcext:value-type="float">
            <text:p>0.007993</text:p>
          </table:table-cell>
          <table:table-cell table:formula="of:=[.H83]-[.H82]" office:value-type="float" office:value="0.00516299999999981" calcext:value-type="float">
            <text:p>0.005163</text:p>
          </table:table-cell>
          <table:table-cell table:formula="of:=[.I83]-[.I82]" office:value-type="float" office:value="0.0000249999999999999" calcext:value-type="float">
            <text:p>0.000025</text:p>
          </table:table-cell>
          <table:table-cell table:formula="of:=[.G83]-[.G82]" office:value-type="float" office:value="0.002805" calcext:value-type="float">
            <text:p>0.002805</text:p>
          </table:table-cell>
          <table:table-cell office:value-type="float" office:value="1.112964" calcext:value-type="float">
            <text:p>1.112964</text:p>
          </table:table-cell>
          <table:table-cell office:value-type="float" office:value="0.098856" calcext:value-type="float">
            <text:p>0.098856</text:p>
          </table:table-cell>
          <table:table-cell office:value-type="float" office:value="1.006954" calcext:value-type="float">
            <text:p>1.006954</text:p>
          </table:table-cell>
          <table:table-cell office:value-type="float" office:value="0.007154" calcext:value-type="float">
            <text:p>0.0071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table:formula="of:=[.F84]-[.F83]" office:value-type="float" office:value="0.00463199999999997" calcext:value-type="float">
            <text:p>0.004632</text:p>
          </table:table-cell>
          <table:table-cell table:formula="of:=[.H84]-[.H83]" office:value-type="float" office:value="0.012356" calcext:value-type="float">
            <text:p>0.012356</text:p>
          </table:table-cell>
          <table:table-cell table:formula="of:=[.I84]-[.I83]" office:value-type="float" office:value="0.0000509999999999998" calcext:value-type="float">
            <text:p>0.000051</text:p>
          </table:table-cell>
          <table:table-cell table:formula="of:=[.G84]-[.G83]" office:value-type="float" office:value="-0.007775" calcext:value-type="float">
            <text:p>-0.007775</text:p>
          </table:table-cell>
          <table:table-cell office:value-type="float" office:value="1.117596" calcext:value-type="float">
            <text:p>1.117596</text:p>
          </table:table-cell>
          <table:table-cell office:value-type="float" office:value="0.091081" calcext:value-type="float">
            <text:p>0.091081</text:p>
          </table:table-cell>
          <table:table-cell office:value-type="float" office:value="1.01931" calcext:value-type="float">
            <text:p>1.01931</text:p>
          </table:table-cell>
          <table:table-cell office:value-type="float" office:value="0.007205" calcext:value-type="float">
            <text:p>0.0072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table:formula="of:=[.F85]-[.F84]" office:value-type="float" office:value="0" calcext:value-type="float">
            <text:p>0.000000</text:p>
          </table:table-cell>
          <table:table-cell table:formula="of:=[.H85]-[.H84]" office:value-type="float" office:value="0.00913900000000001" calcext:value-type="float">
            <text:p>0.009139</text:p>
          </table:table-cell>
          <table:table-cell table:formula="of:=[.I85]-[.I84]" office:value-type="float" office:value="0" calcext:value-type="float">
            <text:p>0.000000</text:p>
          </table:table-cell>
          <table:table-cell table:formula="of:=[.G85]-[.G84]" office:value-type="float" office:value="-0.00913899999999999" calcext:value-type="float">
            <text:p>-0.009139</text:p>
          </table:table-cell>
          <table:table-cell office:value-type="float" office:value="1.117596" calcext:value-type="float">
            <text:p>1.117596</text:p>
          </table:table-cell>
          <table:table-cell office:value-type="float" office:value="0.081942" calcext:value-type="float">
            <text:p>0.081942</text:p>
          </table:table-cell>
          <table:table-cell office:value-type="float" office:value="1.028449" calcext:value-type="float">
            <text:p>1.028449</text:p>
          </table:table-cell>
          <table:table-cell office:value-type="float" office:value="0.007205" calcext:value-type="float">
            <text:p>0.0072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table:formula="of:=[.F86]-[.F85]" office:value-type="float" office:value="0" calcext:value-type="float">
            <text:p>0.000000</text:p>
          </table:table-cell>
          <table:table-cell table:formula="of:=[.H86]-[.H85]" office:value-type="float" office:value="0.00490500000000016" calcext:value-type="float">
            <text:p>0.004905</text:p>
          </table:table-cell>
          <table:table-cell table:formula="of:=[.I86]-[.I85]" office:value-type="float" office:value="0" calcext:value-type="float">
            <text:p>0.000000</text:p>
          </table:table-cell>
          <table:table-cell table:formula="of:=[.G86]-[.G85]" office:value-type="float" office:value="-0.00490500000000001" calcext:value-type="float">
            <text:p>-0.004905</text:p>
          </table:table-cell>
          <table:table-cell office:value-type="float" office:value="1.117596" calcext:value-type="float">
            <text:p>1.117596</text:p>
          </table:table-cell>
          <table:table-cell office:value-type="float" office:value="0.077037" calcext:value-type="float">
            <text:p>0.077037</text:p>
          </table:table-cell>
          <table:table-cell office:value-type="float" office:value="1.033354" calcext:value-type="float">
            <text:p>1.033354</text:p>
          </table:table-cell>
          <table:table-cell office:value-type="float" office:value="0.007205" calcext:value-type="float">
            <text:p>0.0072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table:formula="of:=[.F87]-[.F86]" office:value-type="float" office:value="0.0222910000000001" calcext:value-type="float">
            <text:p>0.022291</text:p>
          </table:table-cell>
          <table:table-cell table:formula="of:=[.H87]-[.H86]" office:value-type="float" office:value="0.00583899999999993" calcext:value-type="float">
            <text:p>0.005839</text:p>
          </table:table-cell>
          <table:table-cell table:formula="of:=[.I87]-[.I86]" office:value-type="float" office:value="0.0000560000000000005" calcext:value-type="float">
            <text:p>0.000056</text:p>
          </table:table-cell>
          <table:table-cell table:formula="of:=[.G87]-[.G86]" office:value-type="float" office:value="0.016396" calcext:value-type="float">
            <text:p>0.016396</text:p>
          </table:table-cell>
          <table:table-cell office:value-type="float" office:value="1.139887" calcext:value-type="float">
            <text:p>1.139887</text:p>
          </table:table-cell>
          <table:table-cell office:value-type="float" office:value="0.093433" calcext:value-type="float">
            <text:p>0.093433</text:p>
          </table:table-cell>
          <table:table-cell office:value-type="float" office:value="1.039193" calcext:value-type="float">
            <text:p>1.039193</text:p>
          </table:table-cell>
          <table:table-cell office:value-type="float" office:value="0.007261" calcext:value-type="float">
            <text:p>0.0072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table:formula="of:=[.F88]-[.F87]" office:value-type="float" office:value="0.00604499999999986" calcext:value-type="float">
            <text:p>0.006045</text:p>
          </table:table-cell>
          <table:table-cell table:formula="of:=[.H88]-[.H87]" office:value-type="float" office:value="0.0131319999999999" calcext:value-type="float">
            <text:p>0.013132</text:p>
          </table:table-cell>
          <table:table-cell table:formula="of:=[.I88]-[.I87]" office:value-type="float" office:value="0.000052" calcext:value-type="float">
            <text:p>0.000052</text:p>
          </table:table-cell>
          <table:table-cell table:formula="of:=[.G88]-[.G87]" office:value-type="float" office:value="-0.00713900000000001" calcext:value-type="float">
            <text:p>-0.007139</text:p>
          </table:table-cell>
          <table:table-cell office:value-type="float" office:value="1.145932" calcext:value-type="float">
            <text:p>1.145932</text:p>
          </table:table-cell>
          <table:table-cell office:value-type="float" office:value="0.086294" calcext:value-type="float">
            <text:p>0.086294</text:p>
          </table:table-cell>
          <table:table-cell office:value-type="float" office:value="1.052325" calcext:value-type="float">
            <text:p>1.052325</text:p>
          </table:table-cell>
          <table:table-cell office:value-type="float" office:value="0.007313" calcext:value-type="float">
            <text:p>0.0073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table:formula="of:=[.F89]-[.F88]" office:value-type="float" office:value="0.00835399999999997" calcext:value-type="float">
            <text:p>0.008354</text:p>
          </table:table-cell>
          <table:table-cell table:formula="of:=[.H89]-[.H88]" office:value-type="float" office:value="0.0114050000000001" calcext:value-type="float">
            <text:p>0.011405</text:p>
          </table:table-cell>
          <table:table-cell table:formula="of:=[.I89]-[.I88]" office:value-type="float" office:value="0.00000800000000000019" calcext:value-type="float">
            <text:p>0.000008</text:p>
          </table:table-cell>
          <table:table-cell table:formula="of:=[.G89]-[.G88]" office:value-type="float" office:value="-0.00305899999999999" calcext:value-type="float">
            <text:p>-0.003059</text:p>
          </table:table-cell>
          <table:table-cell office:value-type="float" office:value="1.154286" calcext:value-type="float">
            <text:p>1.154286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1.06373" calcext:value-type="float">
            <text:p>1.06373</text:p>
          </table:table-cell>
          <table:table-cell office:value-type="float" office:value="0.007321" calcext:value-type="float">
            <text:p>0.0073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table:formula="of:=[.F90]-[.F89]" office:value-type="float" office:value="0.0113960000000002" calcext:value-type="float">
            <text:p>0.011396</text:p>
          </table:table-cell>
          <table:table-cell table:formula="of:=[.H90]-[.H89]" office:value-type="float" office:value="0.00577199999999989" calcext:value-type="float">
            <text:p>0.005772</text:p>
          </table:table-cell>
          <table:table-cell table:formula="of:=[.I90]-[.I89]" office:value-type="float" office:value="0.0000169999999999997" calcext:value-type="float">
            <text:p>0.000017</text:p>
          </table:table-cell>
          <table:table-cell table:formula="of:=[.G90]-[.G89]" office:value-type="float" office:value="0.005607" calcext:value-type="float">
            <text:p>0.005607</text:p>
          </table:table-cell>
          <table:table-cell office:value-type="float" office:value="1.165682" calcext:value-type="float">
            <text:p>1.165682</text:p>
          </table:table-cell>
          <table:table-cell office:value-type="float" office:value="0.088842" calcext:value-type="float">
            <text:p>0.088842</text:p>
          </table:table-cell>
          <table:table-cell office:value-type="float" office:value="1.069502" calcext:value-type="float">
            <text:p>1.069502</text:p>
          </table:table-cell>
          <table:table-cell office:value-type="float" office:value="0.007338" calcext:value-type="float">
            <text:p>0.0073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table:formula="of:=[.F91]-[.F90]" office:value-type="float" office:value="0.00657099999999988" calcext:value-type="float">
            <text:p>0.006571</text:p>
          </table:table-cell>
          <table:table-cell table:formula="of:=[.H91]-[.H90]" office:value-type="float" office:value="0.01271" calcext:value-type="float">
            <text:p>0.012710</text:p>
          </table:table-cell>
          <table:table-cell table:formula="of:=[.I91]-[.I90]" office:value-type="float" office:value="0.0000449999999999999" calcext:value-type="float">
            <text:p>0.000045</text:p>
          </table:table-cell>
          <table:table-cell table:formula="of:=[.G91]-[.G90]" office:value-type="float" office:value="-0.00618400000000001" calcext:value-type="float">
            <text:p>-0.006184</text:p>
          </table:table-cell>
          <table:table-cell office:value-type="float" office:value="1.172253" calcext:value-type="float">
            <text:p>1.172253</text:p>
          </table:table-cell>
          <table:table-cell office:value-type="float" office:value="0.082658" calcext:value-type="float">
            <text:p>0.082658</text:p>
          </table:table-cell>
          <table:table-cell office:value-type="float" office:value="1.082212" calcext:value-type="float">
            <text:p>1.082212</text:p>
          </table:table-cell>
          <table:table-cell office:value-type="float" office:value="0.007383" calcext:value-type="float">
            <text:p>0.0073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table:formula="of:=[.F92]-[.F91]" office:value-type="float" office:value="0.0118" calcext:value-type="float">
            <text:p>0.011800</text:p>
          </table:table-cell>
          <table:table-cell table:formula="of:=[.H92]-[.H91]" office:value-type="float" office:value="0.00766200000000006" calcext:value-type="float">
            <text:p>0.007662</text:p>
          </table:table-cell>
          <table:table-cell table:formula="of:=[.I92]-[.I91]" office:value-type="float" office:value="0.0000230000000000005" calcext:value-type="float">
            <text:p>0.000023</text:p>
          </table:table-cell>
          <table:table-cell table:formula="of:=[.G92]-[.G91]" office:value-type="float" office:value="0.00411500000000001" calcext:value-type="float">
            <text:p>0.004115</text:p>
          </table:table-cell>
          <table:table-cell office:value-type="float" office:value="1.184053" calcext:value-type="float">
            <text:p>1.184053</text:p>
          </table:table-cell>
          <table:table-cell office:value-type="float" office:value="0.086773" calcext:value-type="float">
            <text:p>0.086773</text:p>
          </table:table-cell>
          <table:table-cell office:value-type="float" office:value="1.089874" calcext:value-type="float">
            <text:p>1.089874</text:p>
          </table:table-cell>
          <table:table-cell office:value-type="float" office:value="0.007406" calcext:value-type="float">
            <text:p>0.0074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table:formula="of:=[.F93]-[.F92]" office:value-type="float" office:value="0.0107299999999999" calcext:value-type="float">
            <text:p>0.010730</text:p>
          </table:table-cell>
          <table:table-cell table:formula="of:=[.H93]-[.H92]" office:value-type="float" office:value="0.00682099999999997" calcext:value-type="float">
            <text:p>0.006821</text:p>
          </table:table-cell>
          <table:table-cell table:formula="of:=[.I93]-[.I92]" office:value-type="float" office:value="0.0000319999999999999" calcext:value-type="float">
            <text:p>0.000032</text:p>
          </table:table-cell>
          <table:table-cell table:formula="of:=[.G93]-[.G92]" office:value-type="float" office:value="0.00387699999999999" calcext:value-type="float">
            <text:p>0.003877</text:p>
          </table:table-cell>
          <table:table-cell office:value-type="float" office:value="1.194783" calcext:value-type="float">
            <text:p>1.194783</text:p>
          </table:table-cell>
          <table:table-cell office:value-type="float" office:value="0.09065" calcext:value-type="float">
            <text:p>0.09065</text:p>
          </table:table-cell>
          <table:table-cell office:value-type="float" office:value="1.096695" calcext:value-type="float">
            <text:p>1.096695</text:p>
          </table:table-cell>
          <table:table-cell office:value-type="float" office:value="0.007438" calcext:value-type="float">
            <text:p>0.0074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table:formula="of:=[.F94]-[.F93]" office:value-type="float" office:value="0.00742900000000013" calcext:value-type="float">
            <text:p>0.007429</text:p>
          </table:table-cell>
          <table:table-cell table:formula="of:=[.H94]-[.H93]" office:value-type="float" office:value="0.0100070000000001" calcext:value-type="float">
            <text:p>0.010007</text:p>
          </table:table-cell>
          <table:table-cell table:formula="of:=[.I94]-[.I93]" office:value-type="float" office:value="0.0000140000000000001" calcext:value-type="float">
            <text:p>0.000014</text:p>
          </table:table-cell>
          <table:table-cell table:formula="of:=[.G94]-[.G93]" office:value-type="float" office:value="-0.002592" calcext:value-type="float">
            <text:p>-0.002592</text:p>
          </table:table-cell>
          <table:table-cell office:value-type="float" office:value="1.202212" calcext:value-type="float">
            <text:p>1.202212</text:p>
          </table:table-cell>
          <table:table-cell office:value-type="float" office:value="0.088058" calcext:value-type="float">
            <text:p>0.088058</text:p>
          </table:table-cell>
          <table:table-cell office:value-type="float" office:value="1.106702" calcext:value-type="float">
            <text:p>1.106702</text:p>
          </table:table-cell>
          <table:table-cell office:value-type="float" office:value="0.007452" calcext:value-type="float">
            <text:p>0.0074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table:formula="of:=[.F95]-[.F94]" office:value-type="float" office:value="0.00619099999999984" calcext:value-type="float">
            <text:p>0.006191</text:p>
          </table:table-cell>
          <table:table-cell table:formula="of:=[.H95]-[.H94]" office:value-type="float" office:value="0.00381199999999993" calcext:value-type="float">
            <text:p>0.003812</text:p>
          </table:table-cell>
          <table:table-cell table:formula="of:=[.I95]-[.I94]" office:value-type="float" office:value="0.000013" calcext:value-type="float">
            <text:p>0.000013</text:p>
          </table:table-cell>
          <table:table-cell table:formula="of:=[.G95]-[.G94]" office:value-type="float" office:value="0.00236600000000001" calcext:value-type="float">
            <text:p>0.002366</text:p>
          </table:table-cell>
          <table:table-cell office:value-type="float" office:value="1.208403" calcext:value-type="float">
            <text:p>1.208403</text:p>
          </table:table-cell>
          <table:table-cell office:value-type="float" office:value="0.090424" calcext:value-type="float">
            <text:p>0.090424</text:p>
          </table:table-cell>
          <table:table-cell office:value-type="float" office:value="1.110514" calcext:value-type="float">
            <text:p>1.110514</text:p>
          </table:table-cell>
          <table:table-cell office:value-type="float" office:value="0.007465" calcext:value-type="float">
            <text:p>0.0074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table:formula="of:=[.F96]-[.F95]" office:value-type="float" office:value="0.00304000000000015" calcext:value-type="float">
            <text:p>0.003040</text:p>
          </table:table-cell>
          <table:table-cell table:formula="of:=[.H96]-[.H95]" office:value-type="float" office:value="0.006853" calcext:value-type="float">
            <text:p>0.006853</text:p>
          </table:table-cell>
          <table:table-cell table:formula="of:=[.I96]-[.I95]" office:value-type="float" office:value="0.0000289999999999995" calcext:value-type="float">
            <text:p>0.000029</text:p>
          </table:table-cell>
          <table:table-cell table:formula="of:=[.G96]-[.G95]" office:value-type="float" office:value="-0.003842" calcext:value-type="float">
            <text:p>-0.003842</text:p>
          </table:table-cell>
          <table:table-cell office:value-type="float" office:value="1.211443" calcext:value-type="float">
            <text:p>1.211443</text:p>
          </table:table-cell>
          <table:table-cell office:value-type="float" office:value="0.086582" calcext:value-type="float">
            <text:p>0.086582</text:p>
          </table:table-cell>
          <table:table-cell office:value-type="float" office:value="1.117367" calcext:value-type="float">
            <text:p>1.117367</text:p>
          </table:table-cell>
          <table:table-cell office:value-type="float" office:value="0.007494" calcext:value-type="float">
            <text:p>0.0074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table:formula="of:=[.F97]-[.F96]" office:value-type="float" office:value="0.00895399999999991" calcext:value-type="float">
            <text:p>0.008954</text:p>
          </table:table-cell>
          <table:table-cell table:formula="of:=[.H97]-[.H96]" office:value-type="float" office:value="0.00373500000000004" calcext:value-type="float">
            <text:p>0.003735</text:p>
          </table:table-cell>
          <table:table-cell table:formula="of:=[.I97]-[.I96]" office:value-type="float" office:value="0.0000170000000000005" calcext:value-type="float">
            <text:p>0.000017</text:p>
          </table:table-cell>
          <table:table-cell table:formula="of:=[.G97]-[.G96]" office:value-type="float" office:value="0.005202" calcext:value-type="float">
            <text:p>0.005202</text:p>
          </table:table-cell>
          <table:table-cell office:value-type="float" office:value="1.220397" calcext:value-type="float">
            <text:p>1.220397</text:p>
          </table:table-cell>
          <table:table-cell office:value-type="float" office:value="0.091784" calcext:value-type="float">
            <text:p>0.091784</text:p>
          </table:table-cell>
          <table:table-cell office:value-type="float" office:value="1.121102" calcext:value-type="float">
            <text:p>1.121102</text:p>
          </table:table-cell>
          <table:table-cell office:value-type="float" office:value="0.007511" calcext:value-type="float">
            <text:p>0.0075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table:formula="of:=[.F98]-[.F97]" office:value-type="float" office:value="0.00773200000000007" calcext:value-type="float">
            <text:p>0.007732</text:p>
          </table:table-cell>
          <table:table-cell table:formula="of:=[.H98]-[.H97]" office:value-type="float" office:value="0.0158879999999999" calcext:value-type="float">
            <text:p>0.015888</text:p>
          </table:table-cell>
          <table:table-cell table:formula="of:=[.I98]-[.I97]" office:value-type="float" office:value="0.0000299999999999996" calcext:value-type="float">
            <text:p>0.000030</text:p>
          </table:table-cell>
          <table:table-cell table:formula="of:=[.G98]-[.G97]" office:value-type="float" office:value="-0.008186" calcext:value-type="float">
            <text:p>-0.008186</text:p>
          </table:table-cell>
          <table:table-cell office:value-type="float" office:value="1.228129" calcext:value-type="float">
            <text:p>1.228129</text:p>
          </table:table-cell>
          <table:table-cell office:value-type="float" office:value="0.083598" calcext:value-type="float">
            <text:p>0.083598</text:p>
          </table:table-cell>
          <table:table-cell office:value-type="float" office:value="1.13699" calcext:value-type="float">
            <text:p>1.13699</text:p>
          </table:table-cell>
          <table:table-cell office:value-type="float" office:value="0.007541" calcext:value-type="float">
            <text:p>0.0075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table:formula="of:=[.F99]-[.F98]" office:value-type="float" office:value="0.00693499999999991" calcext:value-type="float">
            <text:p>0.006935</text:p>
          </table:table-cell>
          <table:table-cell table:formula="of:=[.H99]-[.H98]" office:value-type="float" office:value="0.0107080000000002" calcext:value-type="float">
            <text:p>0.010708</text:p>
          </table:table-cell>
          <table:table-cell table:formula="of:=[.I99]-[.I98]" office:value-type="float" office:value="0.0000140000000000001" calcext:value-type="float">
            <text:p>0.000014</text:p>
          </table:table-cell>
          <table:table-cell table:formula="of:=[.G99]-[.G98]" office:value-type="float" office:value="-0.003787" calcext:value-type="float">
            <text:p>-0.003787</text:p>
          </table:table-cell>
          <table:table-cell office:value-type="float" office:value="1.235064" calcext:value-type="float">
            <text:p>1.235064</text:p>
          </table:table-cell>
          <table:table-cell office:value-type="float" office:value="0.079811" calcext:value-type="float">
            <text:p>0.079811</text:p>
          </table:table-cell>
          <table:table-cell office:value-type="float" office:value="1.147698" calcext:value-type="float">
            <text:p>1.147698</text:p>
          </table:table-cell>
          <table:table-cell office:value-type="float" office:value="0.007555" calcext:value-type="float">
            <text:p>0.0075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table:formula="of:=[.F100]-[.F99]" office:value-type="float" office:value="0.00719800000000004" calcext:value-type="float">
            <text:p>0.007198</text:p>
          </table:table-cell>
          <table:table-cell table:formula="of:=[.H100]-[.H99]" office:value-type="float" office:value="0.00412299999999988" calcext:value-type="float">
            <text:p>0.004123</text:p>
          </table:table-cell>
          <table:table-cell table:formula="of:=[.I100]-[.I99]" office:value-type="float" office:value="0.0000119999999999999" calcext:value-type="float">
            <text:p>0.000012</text:p>
          </table:table-cell>
          <table:table-cell table:formula="of:=[.G100]-[.G99]" office:value-type="float" office:value="0.003063" calcext:value-type="float">
            <text:p>0.003063</text:p>
          </table:table-cell>
          <table:table-cell office:value-type="float" office:value="1.242262" calcext:value-type="float">
            <text:p>1.242262</text:p>
          </table:table-cell>
          <table:table-cell office:value-type="float" office:value="0.082874" calcext:value-type="float">
            <text:p>0.082874</text:p>
          </table:table-cell>
          <table:table-cell office:value-type="float" office:value="1.151821" calcext:value-type="float">
            <text:p>1.151821</text:p>
          </table:table-cell>
          <table:table-cell office:value-type="float" office:value="0.007567" calcext:value-type="float">
            <text:p>0.0075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table:formula="of:=[.F101]-[.F100]" office:value-type="float" office:value="0.00537100000000002" calcext:value-type="float">
            <text:p>0.005371</text:p>
          </table:table-cell>
          <table:table-cell table:formula="of:=[.H101]-[.H100]" office:value-type="float" office:value="0.011557" calcext:value-type="float">
            <text:p>0.011557</text:p>
          </table:table-cell>
          <table:table-cell table:formula="of:=[.I101]-[.I100]" office:value-type="float" office:value="0.0000249999999999999" calcext:value-type="float">
            <text:p>0.000025</text:p>
          </table:table-cell>
          <table:table-cell table:formula="of:=[.G101]-[.G100]" office:value-type="float" office:value="-0.00621100000000001" calcext:value-type="float">
            <text:p>-0.006211</text:p>
          </table:table-cell>
          <table:table-cell office:value-type="float" office:value="1.247633" calcext:value-type="float">
            <text:p>1.247633</text:p>
          </table:table-cell>
          <table:table-cell office:value-type="float" office:value="0.076663" calcext:value-type="float">
            <text:p>0.076663</text:p>
          </table:table-cell>
          <table:table-cell office:value-type="float" office:value="1.163378" calcext:value-type="float">
            <text:p>1.163378</text:p>
          </table:table-cell>
          <table:table-cell office:value-type="float" office:value="0.007592" calcext:value-type="float">
            <text:p>0.0075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table:formula="of:=[.F102]-[.F101]" office:value-type="float" office:value="0.006718" calcext:value-type="float">
            <text:p>0.006718</text:p>
          </table:table-cell>
          <table:table-cell table:formula="of:=[.H102]-[.H101]" office:value-type="float" office:value="0.00972299999999993" calcext:value-type="float">
            <text:p>0.009723</text:p>
          </table:table-cell>
          <table:table-cell table:formula="of:=[.I102]-[.I101]" office:value-type="float" office:value="0.0000189999999999999" calcext:value-type="float">
            <text:p>0.000019</text:p>
          </table:table-cell>
          <table:table-cell table:formula="of:=[.G102]-[.G101]" office:value-type="float" office:value="-0.003024" calcext:value-type="float">
            <text:p>-0.003024</text:p>
          </table:table-cell>
          <table:table-cell office:value-type="float" office:value="1.254351" calcext:value-type="float">
            <text:p>1.254351</text:p>
          </table:table-cell>
          <table:table-cell office:value-type="float" office:value="0.073639" calcext:value-type="float">
            <text:p>0.073639</text:p>
          </table:table-cell>
          <table:table-cell office:value-type="float" office:value="1.173101" calcext:value-type="float">
            <text:p>1.173101</text:p>
          </table:table-cell>
          <table:table-cell office:value-type="float" office:value="0.007611" calcext:value-type="float">
            <text:p>0.0076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table:formula="of:=[.F103]-[.F102]" office:value-type="float" office:value="0.00224899999999995" calcext:value-type="float">
            <text:p>0.002249</text:p>
          </table:table-cell>
          <table:table-cell table:formula="of:=[.H103]-[.H102]" office:value-type="float" office:value="0.00777500000000009" calcext:value-type="float">
            <text:p>0.007775</text:p>
          </table:table-cell>
          <table:table-cell table:formula="of:=[.I103]-[.I102]" office:value-type="float" office:value="0" calcext:value-type="float">
            <text:p>0.000000</text:p>
          </table:table-cell>
          <table:table-cell table:formula="of:=[.G103]-[.G102]" office:value-type="float" office:value="-0.00552599999999999" calcext:value-type="float">
            <text:p>-0.005526</text:p>
          </table:table-cell>
          <table:table-cell office:value-type="float" office:value="1.2566" calcext:value-type="float">
            <text:p>1.2566</text:p>
          </table:table-cell>
          <table:table-cell office:value-type="float" office:value="0.068113" calcext:value-type="float">
            <text:p>0.068113</text:p>
          </table:table-cell>
          <table:table-cell office:value-type="float" office:value="1.180876" calcext:value-type="float">
            <text:p>1.180876</text:p>
          </table:table-cell>
          <table:table-cell office:value-type="float" office:value="0.007611" calcext:value-type="float">
            <text:p>0.0076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table:formula="of:=[.F104]-[.F103]" office:value-type="float" office:value="0.00634500000000005" calcext:value-type="float">
            <text:p>0.006345</text:p>
          </table:table-cell>
          <table:table-cell table:formula="of:=[.H104]-[.H103]" office:value-type="float" office:value="0.00315500000000002" calcext:value-type="float">
            <text:p>0.003155</text:p>
          </table:table-cell>
          <table:table-cell table:formula="of:=[.I104]-[.I103]" office:value-type="float" office:value="0.0000380000000000007" calcext:value-type="float">
            <text:p>0.000038</text:p>
          </table:table-cell>
          <table:table-cell table:formula="of:=[.G104]-[.G103]" office:value-type="float" office:value="0.00315199999999999" calcext:value-type="float">
            <text:p>0.003152</text:p>
          </table:table-cell>
          <table:table-cell office:value-type="float" office:value="1.262945" calcext:value-type="float">
            <text:p>1.262945</text:p>
          </table:table-cell>
          <table:table-cell office:value-type="float" office:value="0.071265" calcext:value-type="float">
            <text:p>0.071265</text:p>
          </table:table-cell>
          <table:table-cell office:value-type="float" office:value="1.184031" calcext:value-type="float">
            <text:p>1.184031</text:p>
          </table:table-cell>
          <table:table-cell office:value-type="float" office:value="0.007649" calcext:value-type="float">
            <text:p>0.0076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table:formula="of:=[.F105]-[.F104]" office:value-type="float" office:value="0.00326099999999996" calcext:value-type="float">
            <text:p>0.003261</text:p>
          </table:table-cell>
          <table:table-cell table:formula="of:=[.H105]-[.H104]" office:value-type="float" office:value="0.00535399999999986" calcext:value-type="float">
            <text:p>0.005354</text:p>
          </table:table-cell>
          <table:table-cell table:formula="of:=[.I105]-[.I104]" office:value-type="float" office:value="0.000026" calcext:value-type="float">
            <text:p>0.000026</text:p>
          </table:table-cell>
          <table:table-cell table:formula="of:=[.G105]-[.G104]" office:value-type="float" office:value="-0.002119" calcext:value-type="float">
            <text:p>-0.002119</text:p>
          </table:table-cell>
          <table:table-cell office:value-type="float" office:value="1.266206" calcext:value-type="float">
            <text:p>1.266206</text:p>
          </table:table-cell>
          <table:table-cell office:value-type="float" office:value="0.069146" calcext:value-type="float">
            <text:p>0.069146</text:p>
          </table:table-cell>
          <table:table-cell office:value-type="float" office:value="1.189385" calcext:value-type="float">
            <text:p>1.189385</text:p>
          </table:table-cell>
          <table:table-cell office:value-type="float" office:value="0.007675" calcext:value-type="float">
            <text:p>0.0076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table:formula="of:=[.F106]-[.F105]" office:value-type="float" office:value="0.00402400000000003" calcext:value-type="float">
            <text:p>0.004024</text:p>
          </table:table-cell>
          <table:table-cell table:formula="of:=[.H106]-[.H105]" office:value-type="float" office:value="0.00892800000000005" calcext:value-type="float">
            <text:p>0.008928</text:p>
          </table:table-cell>
          <table:table-cell table:formula="of:=[.I106]-[.I105]" office:value-type="float" office:value="0.00000899999999999946" calcext:value-type="float">
            <text:p>0.000009</text:p>
          </table:table-cell>
          <table:table-cell table:formula="of:=[.G106]-[.G105]" office:value-type="float" office:value="-0.004913" calcext:value-type="float">
            <text:p>-0.004913</text:p>
          </table:table-cell>
          <table:table-cell office:value-type="float" office:value="1.27023" calcext:value-type="float">
            <text:p>1.27023</text:p>
          </table:table-cell>
          <table:table-cell office:value-type="float" office:value="0.064233" calcext:value-type="float">
            <text:p>0.064233</text:p>
          </table:table-cell>
          <table:table-cell office:value-type="float" office:value="1.198313" calcext:value-type="float">
            <text:p>1.198313</text:p>
          </table:table-cell>
          <table:table-cell office:value-type="float" office:value="0.007684" calcext:value-type="float">
            <text:p>0.0076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table:formula="of:=[.F107]-[.F106]" office:value-type="float" office:value="0.00416499999999997" calcext:value-type="float">
            <text:p>0.004165</text:p>
          </table:table-cell>
          <table:table-cell table:formula="of:=[.H107]-[.H106]" office:value-type="float" office:value="0.005185" calcext:value-type="float">
            <text:p>0.005185</text:p>
          </table:table-cell>
          <table:table-cell table:formula="of:=[.I107]-[.I106]" office:value-type="float" office:value="0.00000800000000000019" calcext:value-type="float">
            <text:p>0.000008</text:p>
          </table:table-cell>
          <table:table-cell table:formula="of:=[.G107]-[.G106]" office:value-type="float" office:value="-0.001028" calcext:value-type="float">
            <text:p>-0.001028</text:p>
          </table:table-cell>
          <table:table-cell office:value-type="float" office:value="1.274395" calcext:value-type="float">
            <text:p>1.274395</text:p>
          </table:table-cell>
          <table:table-cell office:value-type="float" office:value="0.063205" calcext:value-type="float">
            <text:p>0.063205</text:p>
          </table:table-cell>
          <table:table-cell office:value-type="float" office:value="1.203498" calcext:value-type="float">
            <text:p>1.203498</text:p>
          </table:table-cell>
          <table:table-cell office:value-type="float" office:value="0.007692" calcext:value-type="float">
            <text:p>0.0076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table:formula="of:=[.F108]-[.F107]" office:value-type="float" office:value="0.00287499999999996" calcext:value-type="float">
            <text:p>0.002875</text:p>
          </table:table-cell>
          <table:table-cell table:formula="of:=[.H108]-[.H107]" office:value-type="float" office:value="0.00953599999999999" calcext:value-type="float">
            <text:p>0.009536</text:p>
          </table:table-cell>
          <table:table-cell table:formula="of:=[.I108]-[.I107]" office:value-type="float" office:value="0.0000400000000000001" calcext:value-type="float">
            <text:p>0.000040</text:p>
          </table:table-cell>
          <table:table-cell table:formula="of:=[.G108]-[.G107]" office:value-type="float" office:value="-0.006701" calcext:value-type="float">
            <text:p>-0.006701</text:p>
          </table:table-cell>
          <table:table-cell office:value-type="float" office:value="1.27727" calcext:value-type="float">
            <text:p>1.27727</text:p>
          </table:table-cell>
          <table:table-cell office:value-type="float" office:value="0.056504" calcext:value-type="float">
            <text:p>0.056504</text:p>
          </table:table-cell>
          <table:table-cell office:value-type="float" office:value="1.213034" calcext:value-type="float">
            <text:p>1.213034</text:p>
          </table:table-cell>
          <table:table-cell office:value-type="float" office:value="0.007732" calcext:value-type="float">
            <text:p>0.0077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table:formula="of:=[.F109]-[.F108]" office:value-type="float" office:value="0.00494800000000017" calcext:value-type="float">
            <text:p>0.004948</text:p>
          </table:table-cell>
          <table:table-cell table:formula="of:=[.H109]-[.H108]" office:value-type="float" office:value="0.00677300000000014" calcext:value-type="float">
            <text:p>0.006773</text:p>
          </table:table-cell>
          <table:table-cell table:formula="of:=[.I109]-[.I108]" office:value-type="float" office:value="0.0000289999999999995" calcext:value-type="float">
            <text:p>0.000029</text:p>
          </table:table-cell>
          <table:table-cell table:formula="of:=[.G109]-[.G108]" office:value-type="float" office:value="-0.001854" calcext:value-type="float">
            <text:p>-0.001854</text:p>
          </table:table-cell>
          <table:table-cell office:value-type="float" office:value="1.282218" calcext:value-type="float">
            <text:p>1.282218</text:p>
          </table:table-cell>
          <table:table-cell office:value-type="float" office:value="0.05465" calcext:value-type="float">
            <text:p>0.05465</text:p>
          </table:table-cell>
          <table:table-cell office:value-type="float" office:value="1.219807" calcext:value-type="float">
            <text:p>1.219807</text:p>
          </table:table-cell>
          <table:table-cell office:value-type="float" office:value="0.007761" calcext:value-type="float">
            <text:p>0.0077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table:formula="of:=[.F110]-[.F109]" office:value-type="float" office:value="0.00335200000000002" calcext:value-type="float">
            <text:p>0.003352</text:p>
          </table:table-cell>
          <table:table-cell table:formula="of:=[.H110]-[.H109]" office:value-type="float" office:value="0.00494499999999998" calcext:value-type="float">
            <text:p>0.004945</text:p>
          </table:table-cell>
          <table:table-cell table:formula="of:=[.I110]-[.I109]" office:value-type="float" office:value="0.00000500000000000066" calcext:value-type="float">
            <text:p>0.000005</text:p>
          </table:table-cell>
          <table:table-cell table:formula="of:=[.G110]-[.G109]" office:value-type="float" office:value="-0.001598" calcext:value-type="float">
            <text:p>-0.001598</text:p>
          </table:table-cell>
          <table:table-cell office:value-type="float" office:value="1.28557" calcext:value-type="float">
            <text:p>1.28557</text:p>
          </table:table-cell>
          <table:table-cell office:value-type="float" office:value="0.053052" calcext:value-type="float">
            <text:p>0.053052</text:p>
          </table:table-cell>
          <table:table-cell office:value-type="float" office:value="1.224752" calcext:value-type="float">
            <text:p>1.224752</text:p>
          </table:table-cell>
          <table:table-cell office:value-type="float" office:value="0.007766" calcext:value-type="float">
            <text:p>0.0077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table:formula="of:=[.F111]-[.F110]" office:value-type="float" office:value="0.00240699999999983" calcext:value-type="float">
            <text:p>0.002407</text:p>
          </table:table-cell>
          <table:table-cell table:formula="of:=[.H111]-[.H110]" office:value-type="float" office:value="0.00364399999999998" calcext:value-type="float">
            <text:p>0.003644</text:p>
          </table:table-cell>
          <table:table-cell table:formula="of:=[.I111]-[.I110]" office:value-type="float" office:value="0.0000119999999999999" calcext:value-type="float">
            <text:p>0.000012</text:p>
          </table:table-cell>
          <table:table-cell table:formula="of:=[.G111]-[.G110]" office:value-type="float" office:value="-0.001249" calcext:value-type="float">
            <text:p>-0.001249</text:p>
          </table:table-cell>
          <table:table-cell office:value-type="float" office:value="1.287977" calcext:value-type="float">
            <text:p>1.287977</text:p>
          </table:table-cell>
          <table:table-cell office:value-type="float" office:value="0.051803" calcext:value-type="float">
            <text:p>0.051803</text:p>
          </table:table-cell>
          <table:table-cell office:value-type="float" office:value="1.228396" calcext:value-type="float">
            <text:p>1.228396</text:p>
          </table:table-cell>
          <table:table-cell office:value-type="float" office:value="0.007778" calcext:value-type="float">
            <text:p>0.0077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table:formula="of:=[.F112]-[.F111]" office:value-type="float" office:value="0.00215200000000015" calcext:value-type="float">
            <text:p>0.002152</text:p>
          </table:table-cell>
          <table:table-cell table:formula="of:=[.H112]-[.H111]" office:value-type="float" office:value="0.00765400000000005" calcext:value-type="float">
            <text:p>0.007654</text:p>
          </table:table-cell>
          <table:table-cell table:formula="of:=[.I112]-[.I111]" office:value-type="float" office:value="0.0000429999999999996" calcext:value-type="float">
            <text:p>0.000043</text:p>
          </table:table-cell>
          <table:table-cell table:formula="of:=[.G112]-[.G111]" office:value-type="float" office:value="-0.005545" calcext:value-type="float">
            <text:p>-0.005545</text:p>
          </table:table-cell>
          <table:table-cell office:value-type="float" office:value="1.290129" calcext:value-type="float">
            <text:p>1.290129</text:p>
          </table:table-cell>
          <table:table-cell office:value-type="float" office:value="0.046258" calcext:value-type="float">
            <text:p>0.046258</text:p>
          </table:table-cell>
          <table:table-cell office:value-type="float" office:value="1.23605" calcext:value-type="float">
            <text:p>1.23605</text:p>
          </table:table-cell>
          <table:table-cell office:value-type="float" office:value="0.007821" calcext:value-type="float">
            <text:p>0.0078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table:formula="of:=[.F113]-[.F112]" office:value-type="float" office:value="0.00336899999999996" calcext:value-type="float">
            <text:p>0.003369</text:p>
          </table:table-cell>
          <table:table-cell table:formula="of:=[.H113]-[.H112]" office:value-type="float" office:value="0.00447699999999984" calcext:value-type="float">
            <text:p>0.004477</text:p>
          </table:table-cell>
          <table:table-cell table:formula="of:=[.I113]-[.I112]" office:value-type="float" office:value="0.0000219999999999995" calcext:value-type="float">
            <text:p>0.000022</text:p>
          </table:table-cell>
          <table:table-cell table:formula="of:=[.G113]-[.G112]" office:value-type="float" office:value="-0.00113" calcext:value-type="float">
            <text:p>-0.001130</text:p>
          </table:table-cell>
          <table:table-cell office:value-type="float" office:value="1.293498" calcext:value-type="float">
            <text:p>1.293498</text:p>
          </table:table-cell>
          <table:table-cell office:value-type="float" office:value="0.045128" calcext:value-type="float">
            <text:p>0.045128</text:p>
          </table:table-cell>
          <table:table-cell office:value-type="float" office:value="1.240527" calcext:value-type="float">
            <text:p>1.240527</text:p>
          </table:table-cell>
          <table:table-cell office:value-type="float" office:value="0.007843" calcext:value-type="float">
            <text:p>0.0078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table:formula="of:=[.F114]-[.F113]" office:value-type="float" office:value="0.00284499999999999" calcext:value-type="float">
            <text:p>0.002845</text:p>
          </table:table-cell>
          <table:table-cell table:formula="of:=[.H114]-[.H113]" office:value-type="float" office:value="0.00407100000000016" calcext:value-type="float">
            <text:p>0.004071</text:p>
          </table:table-cell>
          <table:table-cell table:formula="of:=[.I114]-[.I113]" office:value-type="float" office:value="0.0000119999999999999" calcext:value-type="float">
            <text:p>0.000012</text:p>
          </table:table-cell>
          <table:table-cell table:formula="of:=[.G114]-[.G113]" office:value-type="float" office:value="-0.001238" calcext:value-type="float">
            <text:p>-0.001238</text:p>
          </table:table-cell>
          <table:table-cell office:value-type="float" office:value="1.296343" calcext:value-type="float">
            <text:p>1.296343</text:p>
          </table:table-cell>
          <table:table-cell office:value-type="float" office:value="0.04389" calcext:value-type="float">
            <text:p>0.04389</text:p>
          </table:table-cell>
          <table:table-cell office:value-type="float" office:value="1.244598" calcext:value-type="float">
            <text:p>1.244598</text:p>
          </table:table-cell>
          <table:table-cell office:value-type="float" office:value="0.007855" calcext:value-type="float">
            <text:p>0.0078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table:formula="of:=[.F115]-[.F114]" office:value-type="float" office:value="0.00224599999999997" calcext:value-type="float">
            <text:p>0.002246</text:p>
          </table:table-cell>
          <table:table-cell table:formula="of:=[.H115]-[.H114]" office:value-type="float" office:value="0.00464799999999999" calcext:value-type="float">
            <text:p>0.004648</text:p>
          </table:table-cell>
          <table:table-cell table:formula="of:=[.I115]-[.I114]" office:value-type="float" office:value="0.00000700000000000006" calcext:value-type="float">
            <text:p>0.000007</text:p>
          </table:table-cell>
          <table:table-cell table:formula="of:=[.G115]-[.G114]" office:value-type="float" office:value="-0.002409" calcext:value-type="float">
            <text:p>-0.002409</text:p>
          </table:table-cell>
          <table:table-cell office:value-type="float" office:value="1.298589" calcext:value-type="float">
            <text:p>1.298589</text:p>
          </table:table-cell>
          <table:table-cell office:value-type="float" office:value="0.041481" calcext:value-type="float">
            <text:p>0.041481</text:p>
          </table:table-cell>
          <table:table-cell office:value-type="float" office:value="1.249246" calcext:value-type="float">
            <text:p>1.249246</text:p>
          </table:table-cell>
          <table:table-cell office:value-type="float" office:value="0.007862" calcext:value-type="float">
            <text:p>0.0078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table:formula="of:=[.F116]-[.F115]" office:value-type="float" office:value="0.00237899999999991" calcext:value-type="float">
            <text:p>0.002379</text:p>
          </table:table-cell>
          <table:table-cell table:formula="of:=[.H116]-[.H115]" office:value-type="float" office:value="0.00394300000000003" calcext:value-type="float">
            <text:p>0.003943</text:p>
          </table:table-cell>
          <table:table-cell table:formula="of:=[.I116]-[.I115]" office:value-type="float" office:value="0.0000200000000000009" calcext:value-type="float">
            <text:p>0.000020</text:p>
          </table:table-cell>
          <table:table-cell table:formula="of:=[.G116]-[.G115]" office:value-type="float" office:value="-0.001584" calcext:value-type="float">
            <text:p>-0.001584</text:p>
          </table:table-cell>
          <table:table-cell office:value-type="float" office:value="1.300968" calcext:value-type="float">
            <text:p>1.300968</text:p>
          </table:table-cell>
          <table:table-cell office:value-type="float" office:value="0.039897" calcext:value-type="float">
            <text:p>0.039897</text:p>
          </table:table-cell>
          <table:table-cell office:value-type="float" office:value="1.253189" calcext:value-type="float">
            <text:p>1.253189</text:p>
          </table:table-cell>
          <table:table-cell office:value-type="float" office:value="0.007882" calcext:value-type="float">
            <text:p>0.0078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table:formula="of:=[.F117]-[.F116]" office:value-type="float" office:value="0.00180900000000017" calcext:value-type="float">
            <text:p>0.001809</text:p>
          </table:table-cell>
          <table:table-cell table:formula="of:=[.H117]-[.H116]" office:value-type="float" office:value="0.00312699999999988" calcext:value-type="float">
            <text:p>0.003127</text:p>
          </table:table-cell>
          <table:table-cell table:formula="of:=[.I117]-[.I116]" office:value-type="float" office:value="0.00000299999999999953" calcext:value-type="float">
            <text:p>0.000003</text:p>
          </table:table-cell>
          <table:table-cell table:formula="of:=[.G117]-[.G116]" office:value-type="float" office:value="-0.001321" calcext:value-type="float">
            <text:p>-0.001321</text:p>
          </table:table-cell>
          <table:table-cell office:value-type="float" office:value="1.302777" calcext:value-type="float">
            <text:p>1.302777</text:p>
          </table:table-cell>
          <table:table-cell office:value-type="float" office:value="0.038576" calcext:value-type="float">
            <text:p>0.038576</text:p>
          </table:table-cell>
          <table:table-cell office:value-type="float" office:value="1.256316" calcext:value-type="float">
            <text:p>1.256316</text:p>
          </table:table-cell>
          <table:table-cell office:value-type="float" office:value="0.007885" calcext:value-type="float">
            <text:p>0.0078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table:formula="of:=[.F118]-[.F117]" office:value-type="float" office:value="0.001579" calcext:value-type="float">
            <text:p>0.001579</text:p>
          </table:table-cell>
          <table:table-cell table:formula="of:=[.H118]-[.H117]" office:value-type="float" office:value="0.00300499999999992" calcext:value-type="float">
            <text:p>0.003005</text:p>
          </table:table-cell>
          <table:table-cell table:formula="of:=[.I118]-[.I117]" office:value-type="float" office:value="0.0000119999999999999" calcext:value-type="float">
            <text:p>0.000012</text:p>
          </table:table-cell>
          <table:table-cell table:formula="of:=[.G118]-[.G117]" office:value-type="float" office:value="-0.001438" calcext:value-type="float">
            <text:p>-0.001438</text:p>
          </table:table-cell>
          <table:table-cell office:value-type="float" office:value="1.304356" calcext:value-type="float">
            <text:p>1.304356</text:p>
          </table:table-cell>
          <table:table-cell office:value-type="float" office:value="0.037138" calcext:value-type="float">
            <text:p>0.037138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0.007897" calcext:value-type="float">
            <text:p>0.0078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table:formula="of:=[.F119]-[.F118]" office:value-type="float" office:value="0.001355" calcext:value-type="float">
            <text:p>0.001355</text:p>
          </table:table-cell>
          <table:table-cell table:formula="of:=[.H119]-[.H118]" office:value-type="float" office:value="0.00518800000000019" calcext:value-type="float">
            <text:p>0.005188</text:p>
          </table:table-cell>
          <table:table-cell table:formula="of:=[.I119]-[.I118]" office:value-type="float" office:value="0.0000230000000000005" calcext:value-type="float">
            <text:p>0.000023</text:p>
          </table:table-cell>
          <table:table-cell table:formula="of:=[.G119]-[.G118]" office:value-type="float" office:value="-0.003856" calcext:value-type="float">
            <text:p>-0.003856</text:p>
          </table:table-cell>
          <table:table-cell office:value-type="float" office:value="1.305711" calcext:value-type="float">
            <text:p>1.305711</text:p>
          </table:table-cell>
          <table:table-cell office:value-type="float" office:value="0.033282" calcext:value-type="float">
            <text:p>0.033282</text:p>
          </table:table-cell>
          <table:table-cell office:value-type="float" office:value="1.264509" calcext:value-type="float">
            <text:p>1.264509</text:p>
          </table:table-cell>
          <table:table-cell office:value-type="float" office:value="0.00792" calcext:value-type="float">
            <text:p>0.007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table:formula="of:=[.F120]-[.F119]" office:value-type="float" office:value="0.00215900000000002" calcext:value-type="float">
            <text:p>0.002159</text:p>
          </table:table-cell>
          <table:table-cell table:formula="of:=[.H120]-[.H119]" office:value-type="float" office:value="0.00268999999999986" calcext:value-type="float">
            <text:p>0.002690</text:p>
          </table:table-cell>
          <table:table-cell table:formula="of:=[.I120]-[.I119]" office:value-type="float" office:value="0.0000199999999999992" calcext:value-type="float">
            <text:p>0.000020</text:p>
          </table:table-cell>
          <table:table-cell table:formula="of:=[.G120]-[.G119]" office:value-type="float" office:value="-0.000550999999999996" calcext:value-type="float">
            <text:p>-0.000551</text:p>
          </table:table-cell>
          <table:table-cell office:value-type="float" office:value="1.30787" calcext:value-type="float">
            <text:p>1.30787</text:p>
          </table:table-cell>
          <table:table-cell office:value-type="float" office:value="0.032731" calcext:value-type="float">
            <text:p>0.032731</text:p>
          </table:table-cell>
          <table:table-cell office:value-type="float" office:value="1.267199" calcext:value-type="float">
            <text:p>1.267199</text:p>
          </table:table-cell>
          <table:table-cell office:value-type="float" office:value="0.00794" calcext:value-type="float">
            <text:p>0.007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table:formula="of:=[.F121]-[.F120]" office:value-type="float" office:value="0.00186799999999998" calcext:value-type="float">
            <text:p>0.001868</text:p>
          </table:table-cell>
          <table:table-cell table:formula="of:=[.H121]-[.H120]" office:value-type="float" office:value="0.00293900000000003" calcext:value-type="float">
            <text:p>0.002939</text:p>
          </table:table-cell>
          <table:table-cell table:formula="of:=[.I121]-[.I120]" office:value-type="float" office:value="0.0000120000000000016" calcext:value-type="float">
            <text:p>0.000012</text:p>
          </table:table-cell>
          <table:table-cell table:formula="of:=[.G121]-[.G120]" office:value-type="float" office:value="-0.001083" calcext:value-type="float">
            <text:p>-0.001083</text:p>
          </table:table-cell>
          <table:table-cell office:value-type="float" office:value="1.309738" calcext:value-type="float">
            <text:p>1.309738</text:p>
          </table:table-cell>
          <table:table-cell office:value-type="float" office:value="0.031648" calcext:value-type="float">
            <text:p>0.031648</text:p>
          </table:table-cell>
          <table:table-cell office:value-type="float" office:value="1.270138" calcext:value-type="float">
            <text:p>1.270138</text:p>
          </table:table-cell>
          <table:table-cell office:value-type="float" office:value="0.007952" calcext:value-type="float">
            <text:p>0.0079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table:formula="of:=[.F122]-[.F121]" office:value-type="float" office:value="0.00155700000000003" calcext:value-type="float">
            <text:p>0.001557</text:p>
          </table:table-cell>
          <table:table-cell table:formula="of:=[.H122]-[.H121]" office:value-type="float" office:value="0.00321900000000008" calcext:value-type="float">
            <text:p>0.003219</text:p>
          </table:table-cell>
          <table:table-cell table:formula="of:=[.I122]-[.I121]" office:value-type="float" office:value="0.00000700000000000006" calcext:value-type="float">
            <text:p>0.000007</text:p>
          </table:table-cell>
          <table:table-cell table:formula="of:=[.G122]-[.G121]" office:value-type="float" office:value="-0.001669" calcext:value-type="float">
            <text:p>-0.001669</text:p>
          </table:table-cell>
          <table:table-cell office:value-type="float" office:value="1.311295" calcext:value-type="float">
            <text:p>1.311295</text:p>
          </table:table-cell>
          <table:table-cell office:value-type="float" office:value="0.029979" calcext:value-type="float">
            <text:p>0.029979</text:p>
          </table:table-cell>
          <table:table-cell office:value-type="float" office:value="1.273357" calcext:value-type="float">
            <text:p>1.273357</text:p>
          </table:table-cell>
          <table:table-cell office:value-type="float" office:value="0.007959" calcext:value-type="float">
            <text:p>0.0079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table:formula="of:=[.F123]-[.F122]" office:value-type="float" office:value="0.00161299999999986" calcext:value-type="float">
            <text:p>0.001613</text:p>
          </table:table-cell>
          <table:table-cell table:formula="of:=[.H123]-[.H122]" office:value-type="float" office:value="0.00313999999999992" calcext:value-type="float">
            <text:p>0.003140</text:p>
          </table:table-cell>
          <table:table-cell table:formula="of:=[.I123]-[.I122]" office:value-type="float" office:value="0.0000129999999999991" calcext:value-type="float">
            <text:p>0.000013</text:p>
          </table:table-cell>
          <table:table-cell table:formula="of:=[.G123]-[.G122]" office:value-type="float" office:value="-0.00154" calcext:value-type="float">
            <text:p>-0.001540</text:p>
          </table:table-cell>
          <table:table-cell office:value-type="float" office:value="1.312908" calcext:value-type="float">
            <text:p>1.312908</text:p>
          </table:table-cell>
          <table:table-cell office:value-type="float" office:value="0.028439" calcext:value-type="float">
            <text:p>0.028439</text:p>
          </table:table-cell>
          <table:table-cell office:value-type="float" office:value="1.276497" calcext:value-type="float">
            <text:p>1.276497</text:p>
          </table:table-cell>
          <table:table-cell office:value-type="float" office:value="0.007972" calcext:value-type="float">
            <text:p>0.0079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table:formula="of:=[.F124]-[.F123]" office:value-type="float" office:value="0.00130500000000011" calcext:value-type="float">
            <text:p>0.001305</text:p>
          </table:table-cell>
          <table:table-cell table:formula="of:=[.H124]-[.H123]" office:value-type="float" office:value="0.002197" calcext:value-type="float">
            <text:p>0.002197</text:p>
          </table:table-cell>
          <table:table-cell table:formula="of:=[.I124]-[.I123]" office:value-type="float" office:value="0.00000400000000000053" calcext:value-type="float">
            <text:p>0.000004</text:p>
          </table:table-cell>
          <table:table-cell table:formula="of:=[.G124]-[.G123]" office:value-type="float" office:value="-0.000895999999999998" calcext:value-type="float">
            <text:p>-0.000896</text:p>
          </table:table-cell>
          <table:table-cell office:value-type="float" office:value="1.314213" calcext:value-type="float">
            <text:p>1.314213</text:p>
          </table:table-cell>
          <table:table-cell office:value-type="float" office:value="0.027543" calcext:value-type="float">
            <text:p>0.027543</text:p>
          </table:table-cell>
          <table:table-cell office:value-type="float" office:value="1.278694" calcext:value-type="float">
            <text:p>1.278694</text:p>
          </table:table-cell>
          <table:table-cell office:value-type="float" office:value="0.007976" calcext:value-type="float">
            <text:p>0.0079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table:formula="of:=[.F125]-[.F124]" office:value-type="float" office:value="0.00110399999999999" calcext:value-type="float">
            <text:p>0.001104</text:p>
          </table:table-cell>
          <table:table-cell table:formula="of:=[.H125]-[.H124]" office:value-type="float" office:value="0.00120100000000001" calcext:value-type="float">
            <text:p>0.001201</text:p>
          </table:table-cell>
          <table:table-cell table:formula="of:=[.I125]-[.I124]" office:value-type="float" office:value="0.00000700000000000006" calcext:value-type="float">
            <text:p>0.000007</text:p>
          </table:table-cell>
          <table:table-cell table:formula="of:=[.G125]-[.G124]" office:value-type="float" office:value="-0.000104" calcext:value-type="float">
            <text:p>-0.000104</text:p>
          </table:table-cell>
          <table:table-cell office:value-type="float" office:value="1.315317" calcext:value-type="float">
            <text:p>1.315317</text:p>
          </table:table-cell>
          <table:table-cell office:value-type="float" office:value="0.027439" calcext:value-type="float">
            <text:p>0.027439</text:p>
          </table:table-cell>
          <table:table-cell office:value-type="float" office:value="1.279895" calcext:value-type="float">
            <text:p>1.279895</text:p>
          </table:table-cell>
          <table:table-cell office:value-type="float" office:value="0.007983" calcext:value-type="float">
            <text:p>0.0079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table:formula="of:=[.F126]-[.F125]" office:value-type="float" office:value="0.00099999999999989" calcext:value-type="float">
            <text:p>0.001000</text:p>
          </table:table-cell>
          <table:table-cell table:formula="of:=[.H126]-[.H125]" office:value-type="float" office:value="0.00301599999999991" calcext:value-type="float">
            <text:p>0.003016</text:p>
          </table:table-cell>
          <table:table-cell table:formula="of:=[.I126]-[.I125]" office:value-type="float" office:value="0.0000159999999999987" calcext:value-type="float">
            <text:p>0.000016</text:p>
          </table:table-cell>
          <table:table-cell table:formula="of:=[.G126]-[.G125]" office:value-type="float" office:value="-0.002032" calcext:value-type="float">
            <text:p>-0.002032</text:p>
          </table:table-cell>
          <table:table-cell office:value-type="float" office:value="1.316317" calcext:value-type="float">
            <text:p>1.316317</text:p>
          </table:table-cell>
          <table:table-cell office:value-type="float" office:value="0.025407" calcext:value-type="float">
            <text:p>0.025407</text:p>
          </table:table-cell>
          <table:table-cell office:value-type="float" office:value="1.282911" calcext:value-type="float">
            <text:p>1.282911</text:p>
          </table:table-cell>
          <table:table-cell office:value-type="float" office:value="0.007999" calcext:value-type="float">
            <text:p>0.007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table:formula="of:=[.F127]-[.F126]" office:value-type="float" office:value="0.00144100000000003" calcext:value-type="float">
            <text:p>0.001441</text:p>
          </table:table-cell>
          <table:table-cell table:formula="of:=[.H127]-[.H126]" office:value-type="float" office:value="0.00183500000000003" calcext:value-type="float">
            <text:p>0.001835</text:p>
          </table:table-cell>
          <table:table-cell table:formula="of:=[.I127]-[.I126]" office:value-type="float" office:value="0.0000110000000000006" calcext:value-type="float">
            <text:p>0.000011</text:p>
          </table:table-cell>
          <table:table-cell table:formula="of:=[.G127]-[.G126]" office:value-type="float" office:value="-0.000404999999999999" calcext:value-type="float">
            <text:p>-0.000405</text:p>
          </table:table-cell>
          <table:table-cell office:value-type="float" office:value="1.317758" calcext:value-type="float">
            <text:p>1.317758</text:p>
          </table:table-cell>
          <table:table-cell office:value-type="float" office:value="0.025002" calcext:value-type="float">
            <text:p>0.025002</text:p>
          </table:table-cell>
          <table:table-cell office:value-type="float" office:value="1.284746" calcext:value-type="float">
            <text:p>1.284746</text:p>
          </table:table-cell>
          <table:table-cell office:value-type="float" office:value="0.00801" calcext:value-type="float">
            <text:p>0.008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table:formula="of:=[.F128]-[.F127]" office:value-type="float" office:value="0.00124300000000011" calcext:value-type="float">
            <text:p>0.001243</text:p>
          </table:table-cell>
          <table:table-cell table:formula="of:=[.H128]-[.H127]" office:value-type="float" office:value="0.00174800000000008" calcext:value-type="float">
            <text:p>0.001748</text:p>
          </table:table-cell>
          <table:table-cell table:formula="of:=[.I128]-[.I127]" office:value-type="float" office:value="0.0000110000000000006" calcext:value-type="float">
            <text:p>0.000011</text:p>
          </table:table-cell>
          <table:table-cell table:formula="of:=[.G128]-[.G127]" office:value-type="float" office:value="-0.000515999999999999" calcext:value-type="float">
            <text:p>-0.000516</text:p>
          </table:table-cell>
          <table:table-cell office:value-type="float" office:value="1.319001" calcext:value-type="float">
            <text:p>1.319001</text:p>
          </table:table-cell>
          <table:table-cell office:value-type="float" office:value="0.024486" calcext:value-type="float">
            <text:p>0.024486</text:p>
          </table:table-cell>
          <table:table-cell office:value-type="float" office:value="1.286494" calcext:value-type="float">
            <text:p>1.286494</text:p>
          </table:table-cell>
          <table:table-cell office:value-type="float" office:value="0.008021" calcext:value-type="float">
            <text:p>0.0080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table:formula="of:=[.F129]-[.F128]" office:value-type="float" office:value="0.000900999999999819" calcext:value-type="float">
            <text:p>0.000901</text:p>
          </table:table-cell>
          <table:table-cell table:formula="of:=[.H129]-[.H128]" office:value-type="float" office:value="0.00230700000000006" calcext:value-type="float">
            <text:p>0.002307</text:p>
          </table:table-cell>
          <table:table-cell table:formula="of:=[.I129]-[.I128]" office:value-type="float" office:value="0.00000799999999999933" calcext:value-type="float">
            <text:p>0.000008</text:p>
          </table:table-cell>
          <table:table-cell table:formula="of:=[.G129]-[.G128]" office:value-type="float" office:value="-0.001414" calcext:value-type="float">
            <text:p>-0.001414</text:p>
          </table:table-cell>
          <table:table-cell office:value-type="float" office:value="1.319902" calcext:value-type="float">
            <text:p>1.319902</text:p>
          </table:table-cell>
          <table:table-cell office:value-type="float" office:value="0.023072" calcext:value-type="float">
            <text:p>0.023072</text:p>
          </table:table-cell>
          <table:table-cell office:value-type="float" office:value="1.288801" calcext:value-type="float">
            <text:p>1.288801</text:p>
          </table:table-cell>
          <table:table-cell office:value-type="float" office:value="0.008029" calcext:value-type="float">
            <text:p>0.0080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table:formula="of:=[.F130]-[.F129]" office:value-type="float" office:value="0.00106000000000006" calcext:value-type="float">
            <text:p>0.001060</text:p>
          </table:table-cell>
          <table:table-cell table:formula="of:=[.H130]-[.H129]" office:value-type="float" office:value="0.00232900000000003" calcext:value-type="float">
            <text:p>0.002329</text:p>
          </table:table-cell>
          <table:table-cell table:formula="of:=[.I130]-[.I129]" office:value-type="float" office:value="0.00000700000000000006" calcext:value-type="float">
            <text:p>0.000007</text:p>
          </table:table-cell>
          <table:table-cell table:formula="of:=[.G130]-[.G129]" office:value-type="float" office:value="-0.001276" calcext:value-type="float">
            <text:p>-0.001276</text:p>
          </table:table-cell>
          <table:table-cell office:value-type="float" office:value="1.320962" calcext:value-type="float">
            <text:p>1.320962</text:p>
          </table:table-cell>
          <table:table-cell office:value-type="float" office:value="0.021796" calcext:value-type="float">
            <text:p>0.021796</text:p>
          </table:table-cell>
          <table:table-cell office:value-type="float" office:value="1.29113" calcext:value-type="float">
            <text:p>1.29113</text:p>
          </table:table-cell>
          <table:table-cell office:value-type="float" office:value="0.008036" calcext:value-type="float">
            <text:p>0.0080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table:formula="of:=[.F131]-[.F130]" office:value-type="float" office:value="0.000931999999999933" calcext:value-type="float">
            <text:p>0.000932</text:p>
          </table:table-cell>
          <table:table-cell table:formula="of:=[.H131]-[.H130]" office:value-type="float" office:value="0.00173599999999996" calcext:value-type="float">
            <text:p>0.001736</text:p>
          </table:table-cell>
          <table:table-cell table:formula="of:=[.I131]-[.I130]" office:value-type="float" office:value="0.00000299999999999953" calcext:value-type="float">
            <text:p>0.000003</text:p>
          </table:table-cell>
          <table:table-cell table:formula="of:=[.G131]-[.G130]" office:value-type="float" office:value="-0.000806999999999999" calcext:value-type="float">
            <text:p>-0.000807</text:p>
          </table:table-cell>
          <table:table-cell office:value-type="float" office:value="1.321894" calcext:value-type="float">
            <text:p>1.321894</text:p>
          </table:table-cell>
          <table:table-cell office:value-type="float" office:value="0.020989" calcext:value-type="float">
            <text:p>0.020989</text:p>
          </table:table-cell>
          <table:table-cell office:value-type="float" office:value="1.292866" calcext:value-type="float">
            <text:p>1.292866</text:p>
          </table:table-cell>
          <table:table-cell office:value-type="float" office:value="0.008039" calcext:value-type="float">
            <text:p>0.0080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table:formula="of:=[.F132]-[.F131]" office:value-type="float" office:value="0.000501000000000085" calcext:value-type="float">
            <text:p>0.000501</text:p>
          </table:table-cell>
          <table:table-cell table:formula="of:=[.H132]-[.H131]" office:value-type="float" office:value="0.000952999999999982" calcext:value-type="float">
            <text:p>0.000953</text:p>
          </table:table-cell>
          <table:table-cell table:formula="of:=[.I132]-[.I131]" office:value-type="float" office:value="0.00000700000000000006" calcext:value-type="float">
            <text:p>0.000007</text:p>
          </table:table-cell>
          <table:table-cell table:formula="of:=[.G132]-[.G131]" office:value-type="float" office:value="-0.000459000000000001" calcext:value-type="float">
            <text:p>-0.000459</text:p>
          </table:table-cell>
          <table:table-cell office:value-type="float" office:value="1.322395" calcext:value-type="float">
            <text:p>1.322395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1.293819" calcext:value-type="float">
            <text:p>1.293819</text:p>
          </table:table-cell>
          <table:table-cell office:value-type="float" office:value="0.008046" calcext:value-type="float">
            <text:p>0.0080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table:formula="of:=[.F133]-[.F132]" office:value-type="float" office:value="0.000683999999999907" calcext:value-type="float">
            <text:p>0.000684</text:p>
          </table:table-cell>
          <table:table-cell table:formula="of:=[.H133]-[.H132]" office:value-type="float" office:value="0.00224899999999995" calcext:value-type="float">
            <text:p>0.002249</text:p>
          </table:table-cell>
          <table:table-cell table:formula="of:=[.I133]-[.I132]" office:value-type="float" office:value="0.00000300000000000127" calcext:value-type="float">
            <text:p>0.000003</text:p>
          </table:table-cell>
          <table:table-cell table:formula="of:=[.G133]-[.G132]" office:value-type="float" office:value="-0.001568" calcext:value-type="float">
            <text:p>-0.001568</text:p>
          </table:table-cell>
          <table:table-cell office:value-type="float" office:value="1.323079" calcext:value-type="float">
            <text:p>1.323079</text:p>
          </table:table-cell>
          <table:table-cell office:value-type="float" office:value="0.018962" calcext:value-type="float">
            <text:p>0.018962</text:p>
          </table:table-cell>
          <table:table-cell office:value-type="float" office:value="1.296068" calcext:value-type="float">
            <text:p>1.296068</text:p>
          </table:table-cell>
          <table:table-cell office:value-type="float" office:value="0.008049" calcext:value-type="float">
            <text:p>0.0080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table:formula="of:=[.F134]-[.F133]" office:value-type="float" office:value="0.000961000000000212" calcext:value-type="float">
            <text:p>0.000961</text:p>
          </table:table-cell>
          <table:table-cell table:formula="of:=[.H134]-[.H133]" office:value-type="float" office:value="0.00134999999999996" calcext:value-type="float">
            <text:p>0.001350</text:p>
          </table:table-cell>
          <table:table-cell table:formula="of:=[.I134]-[.I133]" office:value-type="float" office:value="0.0000129999999999991" calcext:value-type="float">
            <text:p>0.000013</text:p>
          </table:table-cell>
          <table:table-cell table:formula="of:=[.G134]-[.G133]" office:value-type="float" office:value="-0.000402" calcext:value-type="float">
            <text:p>-0.000402</text:p>
          </table:table-cell>
          <table:table-cell office:value-type="float" office:value="1.32404" calcext:value-type="float">
            <text:p>1.32404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1.297418" calcext:value-type="float">
            <text:p>1.297418</text:p>
          </table:table-cell>
          <table:table-cell office:value-type="float" office:value="0.008062" calcext:value-type="float">
            <text:p>0.0080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table:formula="of:=[.F135]-[.F134]" office:value-type="float" office:value="0.000856999999999886" calcext:value-type="float">
            <text:p>0.000857</text:p>
          </table:table-cell>
          <table:table-cell table:formula="of:=[.H135]-[.H134]" office:value-type="float" office:value="0.00136800000000004" calcext:value-type="float">
            <text:p>0.001368</text:p>
          </table:table-cell>
          <table:table-cell table:formula="of:=[.I135]-[.I134]" office:value-type="float" office:value="0.000001000000000001" calcext:value-type="float">
            <text:p>0.000001</text:p>
          </table:table-cell>
          <table:table-cell table:formula="of:=[.G135]-[.G134]" office:value-type="float" office:value="-0.000511999999999999" calcext:value-type="float">
            <text:p>-0.000512</text:p>
          </table:table-cell>
          <table:table-cell office:value-type="float" office:value="1.324897" calcext:value-type="float">
            <text:p>1.324897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1.298786" calcext:value-type="float">
            <text:p>1.298786</text:p>
          </table:table-cell>
          <table:table-cell office:value-type="float" office:value="0.008063" calcext:value-type="float">
            <text:p>0.0080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table:formula="of:=[.F136]-[.F135]" office:value-type="float" office:value="0.000599000000000016" calcext:value-type="float">
            <text:p>0.000599</text:p>
          </table:table-cell>
          <table:table-cell table:formula="of:=[.H136]-[.H135]" office:value-type="float" office:value="0.00151100000000004" calcext:value-type="float">
            <text:p>0.001511</text:p>
          </table:table-cell>
          <table:table-cell table:formula="of:=[.I136]-[.I135]" office:value-type="float" office:value="0.00000999999999999959" calcext:value-type="float">
            <text:p>0.000010</text:p>
          </table:table-cell>
          <table:table-cell table:formula="of:=[.G136]-[.G135]" office:value-type="float" office:value="-0.000922000000000003" calcext:value-type="float">
            <text:p>-0.000922</text:p>
          </table:table-cell>
          <table:table-cell office:value-type="float" office:value="1.325496" calcext:value-type="float">
            <text:p>1.325496</text:p>
          </table:table-cell>
          <table:table-cell office:value-type="float" office:value="0.017126" calcext:value-type="float">
            <text:p>0.017126</text:p>
          </table:table-cell>
          <table:table-cell office:value-type="float" office:value="1.300297" calcext:value-type="float">
            <text:p>1.300297</text:p>
          </table:table-cell>
          <table:table-cell office:value-type="float" office:value="0.008073" calcext:value-type="float">
            <text:p>0.0080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table:formula="of:=[.F137]-[.F136]" office:value-type="float" office:value="0.000674999999999981" calcext:value-type="float">
            <text:p>0.000675</text:p>
          </table:table-cell>
          <table:table-cell table:formula="of:=[.H137]-[.H136]" office:value-type="float" office:value="0.0013669999999999" calcext:value-type="float">
            <text:p>0.001367</text:p>
          </table:table-cell>
          <table:table-cell table:formula="of:=[.I137]-[.I136]" office:value-type="float" office:value="0.00000799999999999933" calcext:value-type="float">
            <text:p>0.000008</text:p>
          </table:table-cell>
          <table:table-cell table:formula="of:=[.G137]-[.G136]" office:value-type="float" office:value="-0.000699999999999999" calcext:value-type="float">
            <text:p>-0.000700</text:p>
          </table:table-cell>
          <table:table-cell office:value-type="float" office:value="1.326171" calcext:value-type="float">
            <text:p>1.326171</text:p>
          </table:table-cell>
          <table:table-cell office:value-type="float" office:value="0.016426" calcext:value-type="float">
            <text:p>0.016426</text:p>
          </table:table-cell>
          <table:table-cell office:value-type="float" office:value="1.301664" calcext:value-type="float">
            <text:p>1.301664</text:p>
          </table:table-cell>
          <table:table-cell office:value-type="float" office:value="0.008081" calcext:value-type="float">
            <text:p>0.0080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table:formula="of:=[.F138]-[.F137]" office:value-type="float" office:value="0.000571000000000099" calcext:value-type="float">
            <text:p>0.000571</text:p>
          </table:table-cell>
          <table:table-cell table:formula="of:=[.H138]-[.H137]" office:value-type="float" office:value="0.00117400000000001" calcext:value-type="float">
            <text:p>0.001174</text:p>
          </table:table-cell>
          <table:table-cell table:formula="of:=[.I138]-[.I137]" office:value-type="float" office:value="0.00000400000000000053" calcext:value-type="float">
            <text:p>0.000004</text:p>
          </table:table-cell>
          <table:table-cell table:formula="of:=[.G138]-[.G137]" office:value-type="float" office:value="-0.000607" calcext:value-type="float">
            <text:p>-0.000607</text:p>
          </table:table-cell>
          <table:table-cell office:value-type="float" office:value="1.326742" calcext:value-type="float">
            <text:p>1.326742</text:p>
          </table:table-cell>
          <table:table-cell office:value-type="float" office:value="0.015819" calcext:value-type="float">
            <text:p>0.015819</text:p>
          </table:table-cell>
          <table:table-cell office:value-type="float" office:value="1.302838" calcext:value-type="float">
            <text:p>1.302838</text:p>
          </table:table-cell>
          <table:table-cell office:value-type="float" office:value="0.008085" calcext:value-type="float">
            <text:p>0.0080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table:formula="of:=[.F139]-[.F138]" office:value-type="float" office:value="0.00038399999999994" calcext:value-type="float">
            <text:p>0.000384</text:p>
          </table:table-cell>
          <table:table-cell table:formula="of:=[.H139]-[.H138]" office:value-type="float" office:value="0.000641000000000114" calcext:value-type="float">
            <text:p>0.000641</text:p>
          </table:table-cell>
          <table:table-cell table:formula="of:=[.I139]-[.I138]" office:value-type="float" office:value="0" calcext:value-type="float">
            <text:p>0.000000</text:p>
          </table:table-cell>
          <table:table-cell table:formula="of:=[.G139]-[.G138]" office:value-type="float" office:value="-0.000257" calcext:value-type="float">
            <text:p>-0.000257</text:p>
          </table:table-cell>
          <table:table-cell office:value-type="float" office:value="1.327126" calcext:value-type="float">
            <text:p>1.327126</text:p>
          </table:table-cell>
          <table:table-cell office:value-type="float" office:value="0.015562" calcext:value-type="float">
            <text:p>0.015562</text:p>
          </table:table-cell>
          <table:table-cell office:value-type="float" office:value="1.303479" calcext:value-type="float">
            <text:p>1.303479</text:p>
          </table:table-cell>
          <table:table-cell office:value-type="float" office:value="0.008085" calcext:value-type="float">
            <text:p>0.0080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table:formula="of:=[.F140]-[.F139]" office:value-type="float" office:value="0.000331999999999999" calcext:value-type="float">
            <text:p>0.000332</text:p>
          </table:table-cell>
          <table:table-cell table:formula="of:=[.H140]-[.H139]" office:value-type="float" office:value="0.00139099999999992" calcext:value-type="float">
            <text:p>0.001391</text:p>
          </table:table-cell>
          <table:table-cell table:formula="of:=[.I140]-[.I139]" office:value-type="float" office:value="0.0000149999999999994" calcext:value-type="float">
            <text:p>0.000015</text:p>
          </table:table-cell>
          <table:table-cell table:formula="of:=[.G140]-[.G139]" office:value-type="float" office:value="-0.001074" calcext:value-type="float">
            <text:p>-0.001074</text:p>
          </table:table-cell>
          <table:table-cell office:value-type="float" office:value="1.327458" calcext:value-type="float">
            <text:p>1.327458</text:p>
          </table:table-cell>
          <table:table-cell office:value-type="float" office:value="0.014488" calcext:value-type="float">
            <text:p>0.014488</text:p>
          </table:table-cell>
          <table:table-cell office:value-type="float" office:value="1.30487" calcext:value-type="float">
            <text:p>1.30487</text:p>
          </table:table-cell>
          <table:table-cell office:value-type="float" office:value="0.0081" calcext:value-type="float">
            <text:p>0.00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table:formula="of:=[.F141]-[.F140]" office:value-type="float" office:value="0.000759999999999872" calcext:value-type="float">
            <text:p>0.000760</text:p>
          </table:table-cell>
          <table:table-cell table:formula="of:=[.H141]-[.H140]" office:value-type="float" office:value="0.000817999999999985" calcext:value-type="float">
            <text:p>0.000818</text:p>
          </table:table-cell>
          <table:table-cell table:formula="of:=[.I141]-[.I140]" office:value-type="float" office:value="0.00000300000000000127" calcext:value-type="float">
            <text:p>0.000003</text:p>
          </table:table-cell>
          <table:table-cell table:formula="of:=[.G141]-[.G140]" office:value-type="float" office:value="-0.0000609999999999986" calcext:value-type="float">
            <text:p>-0.000061</text:p>
          </table:table-cell>
          <table:table-cell office:value-type="float" office:value="1.328218" calcext:value-type="float">
            <text:p>1.328218</text:p>
          </table:table-cell>
          <table:table-cell office:value-type="float" office:value="0.014427" calcext:value-type="float">
            <text:p>0.014427</text:p>
          </table:table-cell>
          <table:table-cell office:value-type="float" office:value="1.305688" calcext:value-type="float">
            <text:p>1.305688</text:p>
          </table:table-cell>
          <table:table-cell office:value-type="float" office:value="0.008103" calcext:value-type="float">
            <text:p>0.0081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formula="of:=[.F142]-[.F141]" office:value-type="float" office:value="0.00337900000000002" calcext:value-type="float">
            <text:p>0.003379</text:p>
          </table:table-cell>
          <table:table-cell table:formula="of:=[.H142]-[.H141]" office:value-type="float" office:value="0.000871999999999984" calcext:value-type="float">
            <text:p>0.000872</text:p>
          </table:table-cell>
          <table:table-cell table:formula="of:=[.I142]-[.I141]" office:value-type="float" office:value="0.00000299999999999953" calcext:value-type="float">
            <text:p>0.000003</text:p>
          </table:table-cell>
          <table:table-cell table:formula="of:=[.G142]-[.G141]" office:value-type="float" office:value="0.002504" calcext:value-type="float">
            <text:p>0.002504</text:p>
          </table:table-cell>
          <table:table-cell office:value-type="float" office:value="1.331597" calcext:value-type="float">
            <text:p>1.331597</text:p>
          </table:table-cell>
          <table:table-cell office:value-type="float" office:value="0.016931" calcext:value-type="float">
            <text:p>0.016931</text:p>
          </table:table-cell>
          <table:table-cell office:value-type="float" office:value="1.30656" calcext:value-type="float">
            <text:p>1.30656</text:p>
          </table:table-cell>
          <table:table-cell office:value-type="float" office:value="0.008106" calcext:value-type="float">
            <text:p>0.0081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table:formula="of:=[.F143]-[.F142]" office:value-type="float" office:value="0.000650000000000039" calcext:value-type="float">
            <text:p>0.000650</text:p>
          </table:table-cell>
          <table:table-cell table:formula="of:=[.H143]-[.H142]" office:value-type="float" office:value="0.000973000000000113" calcext:value-type="float">
            <text:p>0.000973</text:p>
          </table:table-cell>
          <table:table-cell table:formula="of:=[.I143]-[.I142]" office:value-type="float" office:value="0.00000299999999999953" calcext:value-type="float">
            <text:p>0.000003</text:p>
          </table:table-cell>
          <table:table-cell table:formula="of:=[.G143]-[.G142]" office:value-type="float" office:value="-0.000326" calcext:value-type="float">
            <text:p>-0.000326</text:p>
          </table:table-cell>
          <table:table-cell office:value-type="float" office:value="1.332247" calcext:value-type="float">
            <text:p>1.332247</text:p>
          </table:table-cell>
          <table:table-cell office:value-type="float" office:value="0.016605" calcext:value-type="float">
            <text:p>0.016605</text:p>
          </table:table-cell>
          <table:table-cell office:value-type="float" office:value="1.307533" calcext:value-type="float">
            <text:p>1.307533</text:p>
          </table:table-cell>
          <table:table-cell office:value-type="float" office:value="0.008109" calcext:value-type="float">
            <text:p>0.008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formula="of:=[.F144]-[.F143]" office:value-type="float" office:value="0.000553999999999943" calcext:value-type="float">
            <text:p>0.000554</text:p>
          </table:table-cell>
          <table:table-cell table:formula="of:=[.H144]-[.H143]" office:value-type="float" office:value="0.000993000000000022" calcext:value-type="float">
            <text:p>0.000993</text:p>
          </table:table-cell>
          <table:table-cell table:formula="of:=[.I144]-[.I143]" office:value-type="float" office:value="0.00000299999999999953" calcext:value-type="float">
            <text:p>0.000003</text:p>
          </table:table-cell>
          <table:table-cell table:formula="of:=[.G144]-[.G143]" office:value-type="float" office:value="-0.000442000000000001" calcext:value-type="float">
            <text:p>-0.000442</text:p>
          </table:table-cell>
          <table:table-cell office:value-type="float" office:value="1.332801" calcext:value-type="float">
            <text:p>1.332801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1.308526" calcext:value-type="float">
            <text:p>1.308526</text:p>
          </table:table-cell>
          <table:table-cell office:value-type="float" office:value="0.008112" calcext:value-type="float">
            <text:p>0.0081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formula="of:=[.F145]-[.F144]" office:value-type="float" office:value="0.000462000000000185" calcext:value-type="float">
            <text:p>0.000462</text:p>
          </table:table-cell>
          <table:table-cell table:formula="of:=[.H145]-[.H144]" office:value-type="float" office:value="0.000658999999999965" calcext:value-type="float">
            <text:p>0.000659</text:p>
          </table:table-cell>
          <table:table-cell table:formula="of:=[.I145]-[.I144]" office:value-type="float" office:value="0" calcext:value-type="float">
            <text:p>0.000000</text:p>
          </table:table-cell>
          <table:table-cell table:formula="of:=[.G145]-[.G144]" office:value-type="float" office:value="-0.000196999999999999" calcext:value-type="float">
            <text:p>-0.000197</text:p>
          </table:table-cell>
          <table:table-cell office:value-type="float" office:value="1.333263" calcext:value-type="float">
            <text:p>1.333263</text:p>
          </table:table-cell>
          <table:table-cell office:value-type="float" office:value="0.015966" calcext:value-type="float">
            <text:p>0.015966</text:p>
          </table:table-cell>
          <table:table-cell office:value-type="float" office:value="1.309185" calcext:value-type="float">
            <text:p>1.309185</text:p>
          </table:table-cell>
          <table:table-cell office:value-type="float" office:value="0.008112" calcext:value-type="float">
            <text:p>0.0081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table:formula="of:=[.F146]-[.F145]" office:value-type="float" office:value="0.000341999999999842" calcext:value-type="float">
            <text:p>0.000342</text:p>
          </table:table-cell>
          <table:table-cell table:formula="of:=[.H146]-[.H145]" office:value-type="float" office:value="0.000430999999999848" calcext:value-type="float">
            <text:p>0.000431</text:p>
          </table:table-cell>
          <table:table-cell table:formula="of:=[.I146]-[.I145]" office:value-type="float" office:value="0.00000200000000000027" calcext:value-type="float">
            <text:p>0.000002</text:p>
          </table:table-cell>
          <table:table-cell table:formula="of:=[.G146]-[.G145]" office:value-type="float" office:value="-0.0000910000000000008" calcext:value-type="float">
            <text:p>-0.000091</text:p>
          </table:table-cell>
          <table:table-cell office:value-type="float" office:value="1.333605" calcext:value-type="float">
            <text:p>1.333605</text:p>
          </table:table-cell>
          <table:table-cell office:value-type="float" office:value="0.015875" calcext:value-type="float">
            <text:p>0.015875</text:p>
          </table:table-cell>
          <table:table-cell office:value-type="float" office:value="1.309616" calcext:value-type="float">
            <text:p>1.309616</text:p>
          </table:table-cell>
          <table:table-cell office:value-type="float" office:value="0.008114" calcext:value-type="float">
            <text:p>0.0081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table:formula="of:=[.F147]-[.F146]" office:value-type="float" office:value="0.000384000000000162" calcext:value-type="float">
            <text:p>0.000384</text:p>
          </table:table-cell>
          <table:table-cell table:formula="of:=[.H147]-[.H146]" office:value-type="float" office:value="0.000881000000000132" calcext:value-type="float">
            <text:p>0.000881</text:p>
          </table:table-cell>
          <table:table-cell table:formula="of:=[.I147]-[.I146]" office:value-type="float" office:value="0.00000800000000000106" calcext:value-type="float">
            <text:p>0.000008</text:p>
          </table:table-cell>
          <table:table-cell table:formula="of:=[.G147]-[.G146]" office:value-type="float" office:value="-0.000505" calcext:value-type="float">
            <text:p>-0.000505</text:p>
          </table:table-cell>
          <table:table-cell office:value-type="float" office:value="1.333989" calcext:value-type="float">
            <text:p>1.333989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1.310497" calcext:value-type="float">
            <text:p>1.310497</text:p>
          </table:table-cell>
          <table:table-cell office:value-type="float" office:value="0.008122" calcext:value-type="float">
            <text:p>0.0081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formula="of:=[.F148]-[.F147]" office:value-type="float" office:value="0.000776999999999806" calcext:value-type="float">
            <text:p>0.000777</text:p>
          </table:table-cell>
          <table:table-cell table:formula="of:=[.H148]-[.H147]" office:value-type="float" office:value="0.000496000000000052" calcext:value-type="float">
            <text:p>0.000496</text:p>
          </table:table-cell>
          <table:table-cell table:formula="of:=[.I148]-[.I147]" office:value-type="float" office:value="0.00000199999999999853" calcext:value-type="float">
            <text:p>0.000002</text:p>
          </table:table-cell>
          <table:table-cell table:formula="of:=[.G148]-[.G147]" office:value-type="float" office:value="0.000279" calcext:value-type="float">
            <text:p>0.000279</text:p>
          </table:table-cell>
          <table:table-cell office:value-type="float" office:value="1.334766" calcext:value-type="float">
            <text:p>1.334766</text:p>
          </table:table-cell>
          <table:table-cell office:value-type="float" office:value="0.015649" calcext:value-type="float">
            <text:p>0.015649</text:p>
          </table:table-cell>
          <table:table-cell office:value-type="float" office:value="1.310993" calcext:value-type="float">
            <text:p>1.310993</text:p>
          </table:table-cell>
          <table:table-cell office:value-type="float" office:value="0.008124" calcext:value-type="float">
            <text:p>0.0081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table:formula="of:=[.F149]-[.F148]" office:value-type="float" office:value="0.000418000000000029" calcext:value-type="float">
            <text:p>0.000418</text:p>
          </table:table-cell>
          <table:table-cell table:formula="of:=[.H149]-[.H148]" office:value-type="float" office:value="0.000520999999999994" calcext:value-type="float">
            <text:p>0.000521</text:p>
          </table:table-cell>
          <table:table-cell table:formula="of:=[.I149]-[.I148]" office:value-type="float" office:value="0.0000060000000000008" calcext:value-type="float">
            <text:p>0.000006</text:p>
          </table:table-cell>
          <table:table-cell table:formula="of:=[.G149]-[.G148]" office:value-type="float" office:value="-0.000109" calcext:value-type="float">
            <text:p>-0.000109</text:p>
          </table:table-cell>
          <table:table-cell office:value-type="float" office:value="1.335184" calcext:value-type="float">
            <text:p>1.335184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1.311514" calcext:value-type="float">
            <text:p>1.311514</text:p>
          </table:table-cell>
          <table:table-cell office:value-type="float" office:value="0.00813" calcext:value-type="float">
            <text:p>0.008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table:formula="of:=[.F150]-[.F149]" office:value-type="float" office:value="0.00046999999999997" calcext:value-type="float">
            <text:p>0.000470</text:p>
          </table:table-cell>
          <table:table-cell table:formula="of:=[.H150]-[.H149]" office:value-type="float" office:value="0.000715000000000021" calcext:value-type="float">
            <text:p>0.000715</text:p>
          </table:table-cell>
          <table:table-cell table:formula="of:=[.I150]-[.I149]" office:value-type="float" office:value="0.00000299999999999953" calcext:value-type="float">
            <text:p>0.000003</text:p>
          </table:table-cell>
          <table:table-cell table:formula="of:=[.G150]-[.G149]" office:value-type="float" office:value="-0.000248" calcext:value-type="float">
            <text:p>-0.000248</text:p>
          </table:table-cell>
          <table:table-cell office:value-type="float" office:value="1.335654" calcext:value-type="float">
            <text:p>1.335654</text:p>
          </table:table-cell>
          <table:table-cell office:value-type="float" office:value="0.015292" calcext:value-type="float">
            <text:p>0.015292</text:p>
          </table:table-cell>
          <table:table-cell office:value-type="float" office:value="1.312229" calcext:value-type="float">
            <text:p>1.312229</text:p>
          </table:table-cell>
          <table:table-cell office:value-type="float" office:value="0.008133" calcext:value-type="float">
            <text:p>0.0081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table:formula="of:=[.F151]-[.F150]" office:value-type="float" office:value="0.000520000000000076" calcext:value-type="float">
            <text:p>0.000520</text:p>
          </table:table-cell>
          <table:table-cell table:formula="of:=[.H151]-[.H150]" office:value-type="float" office:value="0.000695999999999808" calcext:value-type="float">
            <text:p>0.000696</text:p>
          </table:table-cell>
          <table:table-cell table:formula="of:=[.I151]-[.I150]" office:value-type="float" office:value="0.0000049999999999998" calcext:value-type="float">
            <text:p>0.000005</text:p>
          </table:table-cell>
          <table:table-cell table:formula="of:=[.G151]-[.G150]" office:value-type="float" office:value="-0.000181000000000001" calcext:value-type="float">
            <text:p>-0.000181</text:p>
          </table:table-cell>
          <table:table-cell office:value-type="float" office:value="1.336174" calcext:value-type="float">
            <text:p>1.336174</text:p>
          </table:table-cell>
          <table:table-cell office:value-type="float" office:value="0.015111" calcext:value-type="float">
            <text:p>0.015111</text:p>
          </table:table-cell>
          <table:table-cell office:value-type="float" office:value="1.312925" calcext:value-type="float">
            <text:p>1.312925</text:p>
          </table:table-cell>
          <table:table-cell office:value-type="float" office:value="0.008138" calcext:value-type="float">
            <text:p>0.0081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formula="of:=[.F152]-[.F151]" office:value-type="float" office:value="0.000412999999999997" calcext:value-type="float">
            <text:p>0.000413</text:p>
          </table:table-cell>
          <table:table-cell table:formula="of:=[.H152]-[.H151]" office:value-type="float" office:value="0.000603000000000131" calcext:value-type="float">
            <text:p>0.000603</text:p>
          </table:table-cell>
          <table:table-cell table:formula="of:=[.I152]-[.I151]" office:value-type="float" office:value="0.00000200000000000027" calcext:value-type="float">
            <text:p>0.000002</text:p>
          </table:table-cell>
          <table:table-cell table:formula="of:=[.G152]-[.G151]" office:value-type="float" office:value="-0.000191999999999999" calcext:value-type="float">
            <text:p>-0.000192</text:p>
          </table:table-cell>
          <table:table-cell office:value-type="float" office:value="1.336587" calcext:value-type="float">
            <text:p>1.336587</text:p>
          </table:table-cell>
          <table:table-cell office:value-type="float" office:value="0.014919" calcext:value-type="float">
            <text:p>0.014919</text:p>
          </table:table-cell>
          <table:table-cell office:value-type="float" office:value="1.313528" calcext:value-type="float">
            <text:p>1.313528</text:p>
          </table:table-cell>
          <table:table-cell office:value-type="float" office:value="0.00814" calcext:value-type="float">
            <text:p>0.008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table:formula="of:=[.F153]-[.F152]" office:value-type="float" office:value="0.000294999999999934" calcext:value-type="float">
            <text:p>0.000295</text:p>
          </table:table-cell>
          <table:table-cell table:formula="of:=[.H153]-[.H152]" office:value-type="float" office:value="0.000356999999999941" calcext:value-type="float">
            <text:p>0.000357</text:p>
          </table:table-cell>
          <table:table-cell table:formula="of:=[.I153]-[.I152]" office:value-type="float" office:value="0" calcext:value-type="float">
            <text:p>0.000000</text:p>
          </table:table-cell>
          <table:table-cell table:formula="of:=[.G153]-[.G152]" office:value-type="float" office:value="-0.0000619999999999996" calcext:value-type="float">
            <text:p>-0.000062</text:p>
          </table:table-cell>
          <table:table-cell office:value-type="float" office:value="1.336882" calcext:value-type="float">
            <text:p>1.336882</text:p>
          </table:table-cell>
          <table:table-cell office:value-type="float" office:value="0.014857" calcext:value-type="float">
            <text:p>0.014857</text:p>
          </table:table-cell>
          <table:table-cell office:value-type="float" office:value="1.313885" calcext:value-type="float">
            <text:p>1.313885</text:p>
          </table:table-cell>
          <table:table-cell office:value-type="float" office:value="0.00814" calcext:value-type="float">
            <text:p>0.008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table:formula="of:=[.F154]-[.F153]" office:value-type="float" office:value="0.000308000000000197" calcext:value-type="float">
            <text:p>0.000308</text:p>
          </table:table-cell>
          <table:table-cell table:formula="of:=[.H154]-[.H153]" office:value-type="float" office:value="0.000682999999999989" calcext:value-type="float">
            <text:p>0.000683</text:p>
          </table:table-cell>
          <table:table-cell table:formula="of:=[.I154]-[.I153]" office:value-type="float" office:value="0.00000299999999999953" calcext:value-type="float">
            <text:p>0.000003</text:p>
          </table:table-cell>
          <table:table-cell table:formula="of:=[.G154]-[.G153]" office:value-type="float" office:value="-0.000378" calcext:value-type="float">
            <text:p>-0.000378</text:p>
          </table:table-cell>
          <table:table-cell office:value-type="float" office:value="1.33719" calcext:value-type="float">
            <text:p>1.33719</text:p>
          </table:table-cell>
          <table:table-cell office:value-type="float" office:value="0.014479" calcext:value-type="float">
            <text:p>0.014479</text:p>
          </table:table-cell>
          <table:table-cell office:value-type="float" office:value="1.314568" calcext:value-type="float">
            <text:p>1.314568</text:p>
          </table:table-cell>
          <table:table-cell office:value-type="float" office:value="0.008143" calcext:value-type="float">
            <text:p>0.0081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 number:grouping="true"/>
    </number:number-style>
    <number:number-style style:name="N145">
      <number:number number:decimal-places="4" number:min-decimal-places="4" number:min-integer-digits="1" number:grouping="true"/>
    </number:number-style>
    <number:number-style style:name="N146">
      <number:number number:decimal-places="5" number:min-decimal-places="5" number:min-integer-digits="1" number:grouping="true"/>
    </number:number-style>
    <number:number-style style:name="N147">
      <number:number number:decimal-places="6" number:min-decimal-places="6" number:min-integer-digits="1" number:grouping="true"/>
    </number:number-style>
    <number:number-style style:name="N148">
      <number:number number:decimal-places="7" number:min-decimal-places="7" number:min-integer-digits="1" number:grouping="true"/>
    </number:number-style>
    <number:number-style style:name="N149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6:15:02.677000000</meta:creation-date>
    <meta:generator>LibreOffice/7.4.0.3$Windows_X86_64 LibreOffice_project/f85e47c08ddd19c015c0114a68350214f7066f5a</meta:generator>
    <dc:date>2022-11-21T16:39:41.531000000</dc:date>
    <meta:editing-duration>PT24M2S</meta:editing-duration>
    <meta:editing-cycles>1</meta:editing-cycles>
    <meta:document-statistic meta:table-count="1" meta:cell-count="4000" meta:object-count="0"/>
  </office:meta>
</office:document-meta>
</file>